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5.401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5.184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1.37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8.03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4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Original ID</text:p>
          </table:table-cell>
          <table:table-cell office:value-type="string">
            <text:p>Page</text:p>
          </table:table-cell>
          <table:table-cell office:value-type="string">
            <text:p>Expression</text:p>
          </table:table-cell>
          <table:table-cell office:value-type="string">
            <text:p>Reading</text:p>
          </table:table-cell>
          <table:table-cell office:value-type="string">
            <text:p>Honorific Version</text:p>
          </table:table-cell>
          <table:table-cell office:value-type="string">
            <text:p>Honorific Reading</text:p>
          </table:table-cell>
          <table:table-cell office:value-type="string">
            <text:p>English</text:p>
          </table:table-cell>
          <table:table-cell office:value-type="string">
            <text:p>Type</text:p>
          </table:table-cell>
          <table:table-cell office:value-type="string">
            <text:p>Type 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string">
            <text:p>天気</text:p>
          </table:table-cell>
          <table:table-cell office:value-type="string">
            <text:p>天気[てんき]</text:p>
          </table:table-cell>
          <table:table-cell table:number-columns-repeated="2"/>
          <table:table-cell office:value-type="string">
            <text:p>Weath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]; &quot;&quot;&quot;, :expression =&gt; &quot;&quot;&quot;; [.C2]; &quot;&quot;&quot;, :reading =&gt; &quot;&quot;&quot;;[.D2];&quot;&quot;&quot;, :meaning =&gt; &quot;&quot;&quot;; [.G2];&quot;&quot;&quot;, :type1 =&gt; &quot;&quot;&quot;; [.H2]; &quot;&quot;&quot;, :type2 =&gt; &quot;&quot;&quot;; [.I2]; &quot;&quot;&quot;)&quot;)" office:value-type="string" office:string-value="Word.find_or_create_by_expression(:order =&gt; &quot;1&quot;, :expression =&gt; &quot;天気&quot;, :reading =&gt; &quot;天気[てんき]&quot;, :meaning =&gt; &quot;Weather&quot;, :type1 =&gt; &quot;Noun&quot;, :type2 =&gt; &quot;&quot;)">
            <text:p>Word.find_or_create_by_expression(:order =&gt; "1", :expression =&gt; "天気", :reading =&gt; "天気[てんき]", :meaning =&gt; "Weather", :type1 =&gt; "Noun", :type2 =&gt; ""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string">
            <text:p>気候</text:p>
          </table:table-cell>
          <table:table-cell office:value-type="string">
            <text:p>気候[きこう]</text:p>
          </table:table-cell>
          <table:table-cell table:number-columns-repeated="2"/>
          <table:table-cell office:value-type="string">
            <text:p>Climat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]; &quot;&quot;&quot;, :expression =&gt; &quot;&quot;&quot;; [.C3]; &quot;&quot;&quot;, :reading =&gt; &quot;&quot;&quot;;[.D3];&quot;&quot;&quot;, :meaning =&gt; &quot;&quot;&quot;; [.G3];&quot;&quot;&quot;, :type1 =&gt; &quot;&quot;&quot;; [.H3]; &quot;&quot;&quot;, :type2 =&gt; &quot;&quot;&quot;; [.I3]; &quot;&quot;&quot;)&quot;)" office:value-type="string" office:string-value="Word.find_or_create_by_expression(:order =&gt; &quot;2&quot;, :expression =&gt; &quot;気候&quot;, :reading =&gt; &quot;気候[きこう]&quot;, :meaning =&gt; &quot;Climate&quot;, :type1 =&gt; &quot;Noun&quot;, :type2 =&gt; &quot;&quot;)">
            <text:p>Word.find_or_create_by_expression(:order =&gt; "2", :expression =&gt; "気候", :reading =&gt; "気候[きこう]", :meaning =&gt; "Climate", :type1 =&gt; "Noun", :type2 =&gt; ""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string">
            <text:p>天気予報</text:p>
          </table:table-cell>
          <table:table-cell office:value-type="string">
            <text:p>天気[てんき] 予報[よほう]</text:p>
          </table:table-cell>
          <table:table-cell table:number-columns-repeated="2"/>
          <table:table-cell office:value-type="string">
            <text:p>Weather forecas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]; &quot;&quot;&quot;, :expression =&gt; &quot;&quot;&quot;; [.C4]; &quot;&quot;&quot;, :reading =&gt; &quot;&quot;&quot;;[.D4];&quot;&quot;&quot;, :meaning =&gt; &quot;&quot;&quot;; [.G4];&quot;&quot;&quot;, :type1 =&gt; &quot;&quot;&quot;; [.H4]; &quot;&quot;&quot;, :type2 =&gt; &quot;&quot;&quot;; [.I4]; &quot;&quot;&quot;)&quot;)" office:value-type="string" office:string-value="Word.find_or_create_by_expression(:order =&gt; &quot;3&quot;, :expression =&gt; &quot;天気予報&quot;, :reading =&gt; &quot;天気[てんき] 予報[よほう]&quot;, :meaning =&gt; &quot;Weather forecast&quot;, :type1 =&gt; &quot;Noun&quot;, :type2 =&gt; &quot;&quot;)">
            <text:p>Word.find_or_create_by_expression(:order =&gt; "3", :expression =&gt; "天気予報", :reading =&gt; "天気[てんき] 予報[よほう]", :meaning =&gt; "Weather forecast", :type1 =&gt; "Noun", :type2 =&gt; ""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string">
            <text:p>天気図</text:p>
          </table:table-cell>
          <table:table-cell office:value-type="string">
            <text:p>天気[てんき] 図[ず]</text:p>
          </table:table-cell>
          <table:table-cell table:number-columns-repeated="2"/>
          <table:table-cell office:value-type="string">
            <text:p>Weather map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]; &quot;&quot;&quot;, :expression =&gt; &quot;&quot;&quot;; [.C5]; &quot;&quot;&quot;, :reading =&gt; &quot;&quot;&quot;;[.D5];&quot;&quot;&quot;, :meaning =&gt; &quot;&quot;&quot;; [.G5];&quot;&quot;&quot;, :type1 =&gt; &quot;&quot;&quot;; [.H5]; &quot;&quot;&quot;, :type2 =&gt; &quot;&quot;&quot;; [.I5]; &quot;&quot;&quot;)&quot;)" office:value-type="string" office:string-value="Word.find_or_create_by_expression(:order =&gt; &quot;4&quot;, :expression =&gt; &quot;天気図&quot;, :reading =&gt; &quot;天気[てんき] 図[ず]&quot;, :meaning =&gt; &quot;Weather map&quot;, :type1 =&gt; &quot;Noun&quot;, :type2 =&gt; &quot;&quot;)">
            <text:p>Word.find_or_create_by_expression(:order =&gt; "4", :expression =&gt; "天気図", :reading =&gt; "天気[てんき] 図[ず]", :meaning =&gt; "Weather map", :type1 =&gt; "Noun", :type2 =&gt; ""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string">
            <text:p>いい天気</text:p>
          </table:table-cell>
          <table:table-cell office:value-type="string">
            <text:p>いい 天気[てんき]</text:p>
          </table:table-cell>
          <table:table-cell table:number-columns-repeated="2"/>
          <table:table-cell office:value-type="string">
            <text:p>Good weather</text:p>
          </table:table-cell>
          <table:table-cell office:value-type="string">
            <text:p>Expression</text:p>
          </table:table-cell>
          <table:table-cell/>
          <table:table-cell/>
          <table:table-cell table:formula="of:=CONCATENATE(&quot;Word.find_or_create_by_expression(:order =&gt; &quot;&quot;&quot;; [.A6]; &quot;&quot;&quot;, :expression =&gt; &quot;&quot;&quot;; [.C6]; &quot;&quot;&quot;, :reading =&gt; &quot;&quot;&quot;;[.D6];&quot;&quot;&quot;, :meaning =&gt; &quot;&quot;&quot;; [.G6];&quot;&quot;&quot;, :type1 =&gt; &quot;&quot;&quot;; [.H6]; &quot;&quot;&quot;, :type2 =&gt; &quot;&quot;&quot;; [.I6]; &quot;&quot;&quot;)&quot;)" office:value-type="string" office:string-value="Word.find_or_create_by_expression(:order =&gt; &quot;5&quot;, :expression =&gt; &quot;いい天気&quot;, :reading =&gt; &quot;いい 天気[てんき]&quot;, :meaning =&gt; &quot;Good weather&quot;, :type1 =&gt; &quot;Expression&quot;, :type2 =&gt; &quot;&quot;)">
            <text:p>Word.find_or_create_by_expression(:order =&gt; "5", :expression =&gt; "いい天気", :reading =&gt; "いい 天気[てんき]", :meaning =&gt; "Good weather", :type1 =&gt; "Expression", :type2 =&gt; "")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string">
            <text:p>悪い天気</text:p>
          </table:table-cell>
          <table:table-cell office:value-type="string">
            <text:p>悪[わる]い 天気[てんき]</text:p>
          </table:table-cell>
          <table:table-cell table:number-columns-repeated="2"/>
          <table:table-cell office:value-type="string">
            <text:p>Bad weather</text:p>
          </table:table-cell>
          <table:table-cell office:value-type="string">
            <text:p>Expression</text:p>
          </table:table-cell>
          <table:table-cell/>
          <table:table-cell/>
          <table:table-cell table:formula="of:=CONCATENATE(&quot;Word.find_or_create_by_expression(:order =&gt; &quot;&quot;&quot;; [.A7]; &quot;&quot;&quot;, :expression =&gt; &quot;&quot;&quot;; [.C7]; &quot;&quot;&quot;, :reading =&gt; &quot;&quot;&quot;;[.D7];&quot;&quot;&quot;, :meaning =&gt; &quot;&quot;&quot;; [.G7];&quot;&quot;&quot;, :type1 =&gt; &quot;&quot;&quot;; [.H7]; &quot;&quot;&quot;, :type2 =&gt; &quot;&quot;&quot;; [.I7]; &quot;&quot;&quot;)&quot;)" office:value-type="string" office:string-value="Word.find_or_create_by_expression(:order =&gt; &quot;6&quot;, :expression =&gt; &quot;悪い天気&quot;, :reading =&gt; &quot;悪[わる]い 天気[てんき]&quot;, :meaning =&gt; &quot;Bad weather&quot;, :type1 =&gt; &quot;Expression&quot;, :type2 =&gt; &quot;&quot;)">
            <text:p>Word.find_or_create_by_expression(:order =&gt; "6", :expression =&gt; "悪い天気", :reading =&gt; "悪[わる]い 天気[てんき]", :meaning =&gt; "Bad weather", :type1 =&gt; "Expression", :type2 =&gt; ""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string">
            <text:p>晴れる</text:p>
          </table:table-cell>
          <table:table-cell office:value-type="string">
            <text:p>晴[は]れる</text:p>
          </table:table-cell>
          <table:table-cell table:number-columns-repeated="2"/>
          <table:table-cell office:value-type="string">
            <text:p>To clear up</text:p>
          </table:table-cell>
          <table:table-cell office:value-type="string">
            <text:p>Verb</text:p>
          </table:table-cell>
          <table:table-cell office:value-type="string">
            <text:p>ru</text:p>
          </table:table-cell>
          <table:table-cell/>
          <table:table-cell table:formula="of:=CONCATENATE(&quot;Word.find_or_create_by_expression(:order =&gt; &quot;&quot;&quot;; [.A8]; &quot;&quot;&quot;, :expression =&gt; &quot;&quot;&quot;; [.C8]; &quot;&quot;&quot;, :reading =&gt; &quot;&quot;&quot;;[.D8];&quot;&quot;&quot;, :meaning =&gt; &quot;&quot;&quot;; [.G8];&quot;&quot;&quot;, :type1 =&gt; &quot;&quot;&quot;; [.H8]; &quot;&quot;&quot;, :type2 =&gt; &quot;&quot;&quot;; [.I8]; &quot;&quot;&quot;)&quot;)" office:value-type="string" office:string-value="Word.find_or_create_by_expression(:order =&gt; &quot;7&quot;, :expression =&gt; &quot;晴れる&quot;, :reading =&gt; &quot;晴[は]れる&quot;, :meaning =&gt; &quot;To clear up&quot;, :type1 =&gt; &quot;Verb&quot;, :type2 =&gt; &quot;ru&quot;)">
            <text:p>Word.find_or_create_by_expression(:order =&gt; "7", :expression =&gt; "晴れる", :reading =&gt; "晴[は]れる", :meaning =&gt; "To clear up", :type1 =&gt; "Verb", :type2 =&gt; "ru")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string">
            <text:p>くもる</text:p>
          </table:table-cell>
          <table:table-cell table:number-columns-repeated="2"/>
          <table:table-cell office:value-type="string">
            <text:p>To become cloudy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9]; &quot;&quot;&quot;, :expression =&gt; &quot;&quot;&quot;; [.C9]; &quot;&quot;&quot;, :reading =&gt; &quot;&quot;&quot;;[.D9];&quot;&quot;&quot;, :meaning =&gt; &quot;&quot;&quot;; [.G9];&quot;&quot;&quot;, :type1 =&gt; &quot;&quot;&quot;; [.H9]; &quot;&quot;&quot;, :type2 =&gt; &quot;&quot;&quot;; [.I9]; &quot;&quot;&quot;)&quot;)" office:value-type="string" office:string-value="Word.find_or_create_by_expression(:order =&gt; &quot;8&quot;, :expression =&gt; &quot;くもる&quot;, :reading =&gt; &quot;くもる&quot;, :meaning =&gt; &quot;To become cloudy&quot;, :type1 =&gt; &quot;Verb&quot;, :type2 =&gt; &quot;u&quot;)">
            <text:p>Word.find_or_create_by_expression(:order =&gt; "8", :expression =&gt; "くもる", :reading =&gt; "くもる", :meaning =&gt; "To become cloudy", :type1 =&gt; "Verb", :type2 =&gt; "u"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string">
            <text:p>雨が降る</text:p>
          </table:table-cell>
          <table:table-cell office:value-type="string">
            <text:p>雨[あめ]が 降[ふ]る</text:p>
          </table:table-cell>
          <table:table-cell table:number-columns-repeated="2"/>
          <table:table-cell office:value-type="string">
            <text:p>To rain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10]; &quot;&quot;&quot;, :expression =&gt; &quot;&quot;&quot;; [.C10]; &quot;&quot;&quot;, :reading =&gt; &quot;&quot;&quot;;[.D10];&quot;&quot;&quot;, :meaning =&gt; &quot;&quot;&quot;; [.G10];&quot;&quot;&quot;, :type1 =&gt; &quot;&quot;&quot;; [.H10]; &quot;&quot;&quot;, :type2 =&gt; &quot;&quot;&quot;; [.I10]; &quot;&quot;&quot;)&quot;)" office:value-type="string" office:string-value="Word.find_or_create_by_expression(:order =&gt; &quot;9&quot;, :expression =&gt; &quot;雨が降る&quot;, :reading =&gt; &quot;雨[あめ]が 降[ふ]る&quot;, :meaning =&gt; &quot;To rain&quot;, :type1 =&gt; &quot;Verb&quot;, :type2 =&gt; &quot;u&quot;)">
            <text:p>Word.find_or_create_by_expression(:order =&gt; "9", :expression =&gt; "雨が降る", :reading =&gt; "雨[あめ]が 降[ふ]る", :meaning =&gt; "To rain", :type1 =&gt; "Verb", :type2 =&gt; "u"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">
            <text:p>235</text:p>
          </table:table-cell>
          <table:table-cell office:value-type="string">
            <text:p>雪が降る</text:p>
          </table:table-cell>
          <table:table-cell office:value-type="string">
            <text:p>雪[ゆき]が 降[ふ]る</text:p>
          </table:table-cell>
          <table:table-cell table:number-columns-repeated="2"/>
          <table:table-cell office:value-type="string">
            <text:p>To rain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11]; &quot;&quot;&quot;, :expression =&gt; &quot;&quot;&quot;; [.C11]; &quot;&quot;&quot;, :reading =&gt; &quot;&quot;&quot;;[.D11];&quot;&quot;&quot;, :meaning =&gt; &quot;&quot;&quot;; [.G11];&quot;&quot;&quot;, :type1 =&gt; &quot;&quot;&quot;; [.H11]; &quot;&quot;&quot;, :type2 =&gt; &quot;&quot;&quot;; [.I11]; &quot;&quot;&quot;)&quot;)" office:value-type="string" office:string-value="Word.find_or_create_by_expression(:order =&gt; &quot;10&quot;, :expression =&gt; &quot;雪が降る&quot;, :reading =&gt; &quot;雪[ゆき]が 降[ふ]る&quot;, :meaning =&gt; &quot;To rain&quot;, :type1 =&gt; &quot;Verb&quot;, :type2 =&gt; &quot;u&quot;)">
            <text:p>Word.find_or_create_by_expression(:order =&gt; "10", :expression =&gt; "雪が降る", :reading =&gt; "雪[ゆき]が 降[ふ]る", :meaning =&gt; "To rain", :type1 =&gt; "Verb", :type2 =&gt; "u"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">
            <text:p>235</text:p>
          </table:table-cell>
          <table:table-cell office:value-type="string">
            <text:p>気温</text:p>
          </table:table-cell>
          <table:table-cell office:value-type="string">
            <text:p>気温[きおん]</text:p>
          </table:table-cell>
          <table:table-cell table:number-columns-repeated="2"/>
          <table:table-cell office:value-type="string">
            <text:p>(Air) Temperatur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]; &quot;&quot;&quot;, :expression =&gt; &quot;&quot;&quot;; [.C12]; &quot;&quot;&quot;, :reading =&gt; &quot;&quot;&quot;;[.D12];&quot;&quot;&quot;, :meaning =&gt; &quot;&quot;&quot;; [.G12];&quot;&quot;&quot;, :type1 =&gt; &quot;&quot;&quot;; [.H12]; &quot;&quot;&quot;, :type2 =&gt; &quot;&quot;&quot;; [.I12]; &quot;&quot;&quot;)&quot;)" office:value-type="string" office:string-value="Word.find_or_create_by_expression(:order =&gt; &quot;11&quot;, :expression =&gt; &quot;気温&quot;, :reading =&gt; &quot;気温[きおん]&quot;, :meaning =&gt; &quot;(Air) Temperature&quot;, :type1 =&gt; &quot;Noun&quot;, :type2 =&gt; &quot;&quot;)">
            <text:p>Word.find_or_create_by_expression(:order =&gt; "11", :expression =&gt; "気温", :reading =&gt; "気温[きおん]", :meaning =&gt; "(Air) Temperature", :type1 =&gt; "Noun", :type2 =&gt; ""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office:value-type="string">
            <text:p>…度</text:p>
          </table:table-cell>
          <table:table-cell office:value-type="string">
            <text:p>… 度[ど]</text:p>
          </table:table-cell>
          <table:table-cell table:number-columns-repeated="2"/>
          <table:table-cell office:value-type="string">
            <text:p>... degrees</text:p>
          </table:table-cell>
          <table:table-cell office:value-type="string">
            <text:p>Counter</text:p>
          </table:table-cell>
          <table:table-cell/>
          <table:table-cell/>
          <table:table-cell table:formula="of:=CONCATENATE(&quot;Word.find_or_create_by_expression(:order =&gt; &quot;&quot;&quot;; [.A13]; &quot;&quot;&quot;, :expression =&gt; &quot;&quot;&quot;; [.C13]; &quot;&quot;&quot;, :reading =&gt; &quot;&quot;&quot;;[.D13];&quot;&quot;&quot;, :meaning =&gt; &quot;&quot;&quot;; [.G13];&quot;&quot;&quot;, :type1 =&gt; &quot;&quot;&quot;; [.H13]; &quot;&quot;&quot;, :type2 =&gt; &quot;&quot;&quot;; [.I13]; &quot;&quot;&quot;)&quot;)" office:value-type="string" office:string-value="Word.find_or_create_by_expression(:order =&gt; &quot;12&quot;, :expression =&gt; &quot;…度&quot;, :reading =&gt; &quot;… 度[ど]&quot;, :meaning =&gt; &quot;... degrees&quot;, :type1 =&gt; &quot;Counter&quot;, :type2 =&gt; &quot;&quot;)">
            <text:p>Word.find_or_create_by_expression(:order =&gt; "12", :expression =&gt; "…度", :reading =&gt; "… 度[ど]", :meaning =&gt; "... degrees", :type1 =&gt; "Counter", :type2 =&gt; "")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5">
            <text:p>235</text:p>
          </table:table-cell>
          <table:table-cell office:value-type="string">
            <text:p>暖かい</text:p>
          </table:table-cell>
          <table:table-cell office:value-type="string">
            <text:p>暖[あたた]かい</text:p>
          </table:table-cell>
          <table:table-cell table:number-columns-repeated="2"/>
          <table:table-cell office:value-type="string">
            <text:p>Warm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14]; &quot;&quot;&quot;, :expression =&gt; &quot;&quot;&quot;; [.C14]; &quot;&quot;&quot;, :reading =&gt; &quot;&quot;&quot;;[.D14];&quot;&quot;&quot;, :meaning =&gt; &quot;&quot;&quot;; [.G14];&quot;&quot;&quot;, :type1 =&gt; &quot;&quot;&quot;; [.H14]; &quot;&quot;&quot;, :type2 =&gt; &quot;&quot;&quot;; [.I14]; &quot;&quot;&quot;)&quot;)" office:value-type="string" office:string-value="Word.find_or_create_by_expression(:order =&gt; &quot;13&quot;, :expression =&gt; &quot;暖かい&quot;, :reading =&gt; &quot;暖[あたた]かい&quot;, :meaning =&gt; &quot;Warm&quot;, :type1 =&gt; &quot;Adjective&quot;, :type2 =&gt; &quot;i&quot;)">
            <text:p>Word.find_or_create_by_expression(:order =&gt; "13", :expression =&gt; "暖かい", :reading =&gt; "暖[あたた]かい", :meaning =&gt; "Warm", :type1 =&gt; "Adjective", :type2 =&gt; "i")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5">
            <text:p>235</text:p>
          </table:table-cell>
          <table:table-cell office:value-type="string">
            <text:p>涼しい</text:p>
          </table:table-cell>
          <table:table-cell office:value-type="string">
            <text:p>涼[すず]しい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15]; &quot;&quot;&quot;, :expression =&gt; &quot;&quot;&quot;; [.C15]; &quot;&quot;&quot;, :reading =&gt; &quot;&quot;&quot;;[.D15];&quot;&quot;&quot;, :meaning =&gt; &quot;&quot;&quot;; [.G15];&quot;&quot;&quot;, :type1 =&gt; &quot;&quot;&quot;; [.H15]; &quot;&quot;&quot;, :type2 =&gt; &quot;&quot;&quot;; [.I15]; &quot;&quot;&quot;)&quot;)" office:value-type="string" office:string-value="Word.find_or_create_by_expression(:order =&gt; &quot;14&quot;, :expression =&gt; &quot;涼しい&quot;, :reading =&gt; &quot;涼[すず]しい&quot;, :meaning =&gt; &quot;Cool&quot;, :type1 =&gt; &quot;Adjective&quot;, :type2 =&gt; &quot;i&quot;)">
            <text:p>Word.find_or_create_by_expression(:order =&gt; "14", :expression =&gt; "涼しい", :reading =&gt; "涼[すず]しい", :meaning =&gt; "Cool", :type1 =&gt; "Adjective", :type2 =&gt; "i")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5">
            <text:p>235</text:p>
          </table:table-cell>
          <table:table-cell office:value-type="string">
            <text:p>むし暑い</text:p>
          </table:table-cell>
          <table:table-cell office:value-type="string">
            <text:p>むし 暑[あつ]い</text:p>
          </table:table-cell>
          <table:table-cell table:number-columns-repeated="2"/>
          <table:table-cell office:value-type="string">
            <text:p>Hot and humid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16]; &quot;&quot;&quot;, :expression =&gt; &quot;&quot;&quot;; [.C16]; &quot;&quot;&quot;, :reading =&gt; &quot;&quot;&quot;;[.D16];&quot;&quot;&quot;, :meaning =&gt; &quot;&quot;&quot;; [.G16];&quot;&quot;&quot;, :type1 =&gt; &quot;&quot;&quot;; [.H16]; &quot;&quot;&quot;, :type2 =&gt; &quot;&quot;&quot;; [.I16]; &quot;&quot;&quot;)&quot;)" office:value-type="string" office:string-value="Word.find_or_create_by_expression(:order =&gt; &quot;15&quot;, :expression =&gt; &quot;むし暑い&quot;, :reading =&gt; &quot;むし 暑[あつ]い&quot;, :meaning =&gt; &quot;Hot and humid&quot;, :type1 =&gt; &quot;Adjective&quot;, :type2 =&gt; &quot;i&quot;)">
            <text:p>Word.find_or_create_by_expression(:order =&gt; "15", :expression =&gt; "むし暑い", :reading =&gt; "むし 暑[あつ]い", :meaning =&gt; "Hot and humid", :type1 =&gt; "Adjective", :type2 =&gt; "i"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  <table:table-cell office:value-type="string">
            <text:p>風が吹く</text:p>
          </table:table-cell>
          <table:table-cell office:value-type="string">
            <text:p>風[かぜ]が 吹[ふ]く</text:p>
          </table:table-cell>
          <table:table-cell table:number-columns-repeated="2"/>
          <table:table-cell office:value-type="string">
            <text:p>The wind blows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17]; &quot;&quot;&quot;, :expression =&gt; &quot;&quot;&quot;; [.C17]; &quot;&quot;&quot;, :reading =&gt; &quot;&quot;&quot;;[.D17];&quot;&quot;&quot;, :meaning =&gt; &quot;&quot;&quot;; [.G17];&quot;&quot;&quot;, :type1 =&gt; &quot;&quot;&quot;; [.H17]; &quot;&quot;&quot;, :type2 =&gt; &quot;&quot;&quot;; [.I17]; &quot;&quot;&quot;)&quot;)" office:value-type="string" office:string-value="Word.find_or_create_by_expression(:order =&gt; &quot;16&quot;, :expression =&gt; &quot;風が吹く&quot;, :reading =&gt; &quot;風[かぜ]が 吹[ふ]く&quot;, :meaning =&gt; &quot;The wind blows&quot;, :type1 =&gt; &quot;Verb&quot;, :type2 =&gt; &quot;u&quot;)">
            <text:p>Word.find_or_create_by_expression(:order =&gt; "16", :expression =&gt; "風が吹く", :reading =&gt; "風[かぜ]が 吹[ふ]く", :meaning =&gt; "The wind blows", :type1 =&gt; "Verb", :type2 =&gt; "u"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5">
            <text:p>235</text:p>
          </table:table-cell>
          <table:table-cell office:value-type="string">
            <text:p>風は弱い</text:p>
          </table:table-cell>
          <table:table-cell office:value-type="string">
            <text:p>風[かぜ]は 弱[よわ]い</text:p>
          </table:table-cell>
          <table:table-cell table:number-columns-repeated="2"/>
          <table:table-cell office:value-type="string">
            <text:p>Weak wind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18]; &quot;&quot;&quot;, :expression =&gt; &quot;&quot;&quot;; [.C18]; &quot;&quot;&quot;, :reading =&gt; &quot;&quot;&quot;;[.D18];&quot;&quot;&quot;, :meaning =&gt; &quot;&quot;&quot;; [.G18];&quot;&quot;&quot;, :type1 =&gt; &quot;&quot;&quot;; [.H18]; &quot;&quot;&quot;, :type2 =&gt; &quot;&quot;&quot;; [.I18]; &quot;&quot;&quot;)&quot;)" office:value-type="string" office:string-value="Word.find_or_create_by_expression(:order =&gt; &quot;17&quot;, :expression =&gt; &quot;風は弱い&quot;, :reading =&gt; &quot;風[かぜ]は 弱[よわ]い&quot;, :meaning =&gt; &quot;Weak wind&quot;, :type1 =&gt; &quot;Adjective&quot;, :type2 =&gt; &quot;i&quot;)">
            <text:p>Word.find_or_create_by_expression(:order =&gt; "17", :expression =&gt; "風は弱い", :reading =&gt; "風[かぜ]は 弱[よわ]い", :meaning =&gt; "Weak wind", :type1 =&gt; "Adjective", :type2 =&gt; "i"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5">
            <text:p>235</text:p>
          </table:table-cell>
          <table:table-cell office:value-type="string">
            <text:p>台風</text:p>
          </table:table-cell>
          <table:table-cell office:value-type="string">
            <text:p>台風[たいふう]</text:p>
          </table:table-cell>
          <table:table-cell table:number-columns-repeated="2"/>
          <table:table-cell office:value-type="string">
            <text:p>Typho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9]; &quot;&quot;&quot;, :expression =&gt; &quot;&quot;&quot;; [.C19]; &quot;&quot;&quot;, :reading =&gt; &quot;&quot;&quot;;[.D19];&quot;&quot;&quot;, :meaning =&gt; &quot;&quot;&quot;; [.G19];&quot;&quot;&quot;, :type1 =&gt; &quot;&quot;&quot;; [.H19]; &quot;&quot;&quot;, :type2 =&gt; &quot;&quot;&quot;; [.I19]; &quot;&quot;&quot;)&quot;)" office:value-type="string" office:string-value="Word.find_or_create_by_expression(:order =&gt; &quot;18&quot;, :expression =&gt; &quot;台風&quot;, :reading =&gt; &quot;台風[たいふう]&quot;, :meaning =&gt; &quot;Typhoon&quot;, :type1 =&gt; &quot;Noun&quot;, :type2 =&gt; &quot;&quot;)">
            <text:p>Word.find_or_create_by_expression(:order =&gt; "18", :expression =&gt; "台風", :reading =&gt; "台風[たいふう]", :meaning =&gt; "Typhoon", :type1 =&gt; "Noun", :type2 =&gt; "")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office:value-type="string">
            <text:p>零下 ...</text:p>
          </table:table-cell>
          <table:table-cell office:value-type="string">
            <text:p>零下[れいか]...</text:p>
          </table:table-cell>
          <table:table-cell table:number-columns-repeated="2"/>
          <table:table-cell office:value-type="string">
            <text:p>... below zero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0]; &quot;&quot;&quot;, :expression =&gt; &quot;&quot;&quot;; [.C20]; &quot;&quot;&quot;, :reading =&gt; &quot;&quot;&quot;;[.D20];&quot;&quot;&quot;, :meaning =&gt; &quot;&quot;&quot;; [.G20];&quot;&quot;&quot;, :type1 =&gt; &quot;&quot;&quot;; [.H20]; &quot;&quot;&quot;, :type2 =&gt; &quot;&quot;&quot;; [.I20]; &quot;&quot;&quot;)&quot;)" office:value-type="string" office:string-value="Word.find_or_create_by_expression(:order =&gt; &quot;19&quot;, :expression =&gt; &quot;零下 ...&quot;, :reading =&gt; &quot;零下[れいか]...&quot;, :meaning =&gt; &quot;... below zero&quot;, :type1 =&gt; &quot;Noun&quot;, :type2 =&gt; &quot;&quot;)">
            <text:p>Word.find_or_create_by_expression(:order =&gt; "19", :expression =&gt; "零下 ...", :reading =&gt; "零下[れいか]...", :meaning =&gt; "... below zero", :type1 =&gt; "Noun", :type2 =&gt; "")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5">
            <text:p>235</text:p>
          </table:table-cell>
          <table:table-cell office:value-type="string">
            <text:p>高い</text:p>
          </table:table-cell>
          <table:table-cell office:value-type="string">
            <text:p>高[たか]い</text:p>
          </table:table-cell>
          <table:table-cell table:number-columns-repeated="2"/>
          <table:table-cell office:value-type="string">
            <text:p>Tall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21]; &quot;&quot;&quot;, :expression =&gt; &quot;&quot;&quot;; [.C21]; &quot;&quot;&quot;, :reading =&gt; &quot;&quot;&quot;;[.D21];&quot;&quot;&quot;, :meaning =&gt; &quot;&quot;&quot;; [.G21];&quot;&quot;&quot;, :type1 =&gt; &quot;&quot;&quot;; [.H21]; &quot;&quot;&quot;, :type2 =&gt; &quot;&quot;&quot;; [.I21]; &quot;&quot;&quot;)&quot;)" office:value-type="string" office:string-value="Word.find_or_create_by_expression(:order =&gt; &quot;20&quot;, :expression =&gt; &quot;高い&quot;, :reading =&gt; &quot;高[たか]い&quot;, :meaning =&gt; &quot;Tall&quot;, :type1 =&gt; &quot;Adjective&quot;, :type2 =&gt; &quot;i&quot;)">
            <text:p>Word.find_or_create_by_expression(:order =&gt; "20", :expression =&gt; "高い", :reading =&gt; "高[たか]い", :meaning =&gt; "Tall", :type1 =&gt; "Adjective", :type2 =&gt; "i")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5">
            <text:p>235</text:p>
          </table:table-cell>
          <table:table-cell office:value-type="string">
            <text:p>低い</text:p>
          </table:table-cell>
          <table:table-cell office:value-type="string">
            <text:p>低[ひく]い</text:p>
          </table:table-cell>
          <table:table-cell table:number-columns-repeated="2"/>
          <table:table-cell office:value-type="string">
            <text:p>Short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22]; &quot;&quot;&quot;, :expression =&gt; &quot;&quot;&quot;; [.C22]; &quot;&quot;&quot;, :reading =&gt; &quot;&quot;&quot;;[.D22];&quot;&quot;&quot;, :meaning =&gt; &quot;&quot;&quot;; [.G22];&quot;&quot;&quot;, :type1 =&gt; &quot;&quot;&quot;; [.H22]; &quot;&quot;&quot;, :type2 =&gt; &quot;&quot;&quot;; [.I22]; &quot;&quot;&quot;)&quot;)" office:value-type="string" office:string-value="Word.find_or_create_by_expression(:order =&gt; &quot;21&quot;, :expression =&gt; &quot;低い&quot;, :reading =&gt; &quot;低[ひく]い&quot;, :meaning =&gt; &quot;Short&quot;, :type1 =&gt; &quot;Adjective&quot;, :type2 =&gt; &quot;i&quot;)">
            <text:p>Word.find_or_create_by_expression(:order =&gt; "21", :expression =&gt; "低い", :reading =&gt; "低[ひく]い", :meaning =&gt; "Short", :type1 =&gt; "Adjective", :type2 =&gt; "i")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4">
            <text:p>264</text:p>
          </table:table-cell>
          <table:table-cell office:value-type="string">
            <text:p>季節</text:p>
          </table:table-cell>
          <table:table-cell office:value-type="string">
            <text:p>季節[きせつ]</text:p>
          </table:table-cell>
          <table:table-cell table:number-columns-repeated="2"/>
          <table:table-cell office:value-type="string">
            <text:p>Seas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3]; &quot;&quot;&quot;, :expression =&gt; &quot;&quot;&quot;; [.C23]; &quot;&quot;&quot;, :reading =&gt; &quot;&quot;&quot;;[.D23];&quot;&quot;&quot;, :meaning =&gt; &quot;&quot;&quot;; [.G23];&quot;&quot;&quot;, :type1 =&gt; &quot;&quot;&quot;; [.H23]; &quot;&quot;&quot;, :type2 =&gt; &quot;&quot;&quot;; [.I23]; &quot;&quot;&quot;)&quot;)" office:value-type="string" office:string-value="Word.find_or_create_by_expression(:order =&gt; &quot;22&quot;, :expression =&gt; &quot;季節&quot;, :reading =&gt; &quot;季節[きせつ]&quot;, :meaning =&gt; &quot;Season&quot;, :type1 =&gt; &quot;Noun&quot;, :type2 =&gt; &quot;&quot;)">
            <text:p>Word.find_or_create_by_expression(:order =&gt; "22", :expression =&gt; "季節", :reading =&gt; "季節[きせつ]", :meaning =&gt; "Season", :type1 =&gt; "Noun", :type2 =&gt; "")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4">
            <text:p>264</text:p>
          </table:table-cell>
          <table:table-cell office:value-type="string">
            <text:p>四季</text:p>
          </table:table-cell>
          <table:table-cell office:value-type="string">
            <text:p>四季[しき]</text:p>
          </table:table-cell>
          <table:table-cell table:number-columns-repeated="2"/>
          <table:table-cell office:value-type="string">
            <text:p>Four season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4]; &quot;&quot;&quot;, :expression =&gt; &quot;&quot;&quot;; [.C24]; &quot;&quot;&quot;, :reading =&gt; &quot;&quot;&quot;;[.D24];&quot;&quot;&quot;, :meaning =&gt; &quot;&quot;&quot;; [.G24];&quot;&quot;&quot;, :type1 =&gt; &quot;&quot;&quot;; [.H24]; &quot;&quot;&quot;, :type2 =&gt; &quot;&quot;&quot;; [.I24]; &quot;&quot;&quot;)&quot;)" office:value-type="string" office:string-value="Word.find_or_create_by_expression(:order =&gt; &quot;23&quot;, :expression =&gt; &quot;四季&quot;, :reading =&gt; &quot;四季[しき]&quot;, :meaning =&gt; &quot;Four seasons&quot;, :type1 =&gt; &quot;Noun&quot;, :type2 =&gt; &quot;&quot;)">
            <text:p>Word.find_or_create_by_expression(:order =&gt; "23", :expression =&gt; "四季", :reading =&gt; "四季[しき]", :meaning =&gt; "Four seasons", :type1 =&gt; "Noun", :type2 =&gt; "")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カレンダー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5]; &quot;&quot;&quot;, :expression =&gt; &quot;&quot;&quot;; [.C25]; &quot;&quot;&quot;, :reading =&gt; &quot;&quot;&quot;;[.D25];&quot;&quot;&quot;, :meaning =&gt; &quot;&quot;&quot;; [.G25];&quot;&quot;&quot;, :type1 =&gt; &quot;&quot;&quot;; [.H25]; &quot;&quot;&quot;, :type2 =&gt; &quot;&quot;&quot;; [.I25]; &quot;&quot;&quot;)&quot;)" office:value-type="string" office:string-value="Word.find_or_create_by_expression(:order =&gt; &quot;24&quot;, :expression =&gt; &quot;カレンダー&quot;, :reading =&gt; &quot;カレンダー&quot;, :meaning =&gt; &quot;Calendar&quot;, :type1 =&gt; &quot;Noun&quot;, :type2 =&gt; &quot;&quot;)">
            <text:p>Word.find_or_create_by_expression(:order =&gt; "24", :expression =&gt; "カレンダー", :reading =&gt; "カレンダー", :meaning =&gt; "Calendar", :type1 =&gt; "Noun", :type2 =&gt; "")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4">
            <text:p>264</text:p>
          </table:table-cell>
          <table:table-cell office:value-type="string">
            <text:p>泳ぐ</text:p>
          </table:table-cell>
          <table:table-cell office:value-type="string">
            <text:p>泳[およ]ぐ</text:p>
          </table:table-cell>
          <table:table-cell table:number-columns-repeated="2"/>
          <table:table-cell office:value-type="string">
            <text:p>To swim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26]; &quot;&quot;&quot;, :expression =&gt; &quot;&quot;&quot;; [.C26]; &quot;&quot;&quot;, :reading =&gt; &quot;&quot;&quot;;[.D26];&quot;&quot;&quot;, :meaning =&gt; &quot;&quot;&quot;; [.G26];&quot;&quot;&quot;, :type1 =&gt; &quot;&quot;&quot;; [.H26]; &quot;&quot;&quot;, :type2 =&gt; &quot;&quot;&quot;; [.I26]; &quot;&quot;&quot;)&quot;)" office:value-type="string" office:string-value="Word.find_or_create_by_expression(:order =&gt; &quot;25&quot;, :expression =&gt; &quot;泳ぐ&quot;, :reading =&gt; &quot;泳[およ]ぐ&quot;, :meaning =&gt; &quot;To swim&quot;, :type1 =&gt; &quot;Verb&quot;, :type2 =&gt; &quot;u&quot;)">
            <text:p>Word.find_or_create_by_expression(:order =&gt; "25", :expression =&gt; "泳ぐ", :reading =&gt; "泳[およ]ぐ", :meaning =&gt; "To swim", :type1 =&gt; "Verb", :type2 =&gt; "u"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スキー</text:p>
          </table:table-cell>
          <table:table-cell table:number-columns-repeated="2"/>
          <table:table-cell office:value-type="string">
            <text:p>Ski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7]; &quot;&quot;&quot;, :expression =&gt; &quot;&quot;&quot;; [.C27]; &quot;&quot;&quot;, :reading =&gt; &quot;&quot;&quot;;[.D27];&quot;&quot;&quot;, :meaning =&gt; &quot;&quot;&quot;; [.G27];&quot;&quot;&quot;, :type1 =&gt; &quot;&quot;&quot;; [.H27]; &quot;&quot;&quot;, :type2 =&gt; &quot;&quot;&quot;; [.I27]; &quot;&quot;&quot;)&quot;)" office:value-type="string" office:string-value="Word.find_or_create_by_expression(:order =&gt; &quot;26&quot;, :expression =&gt; &quot;スキー&quot;, :reading =&gt; &quot;スキー&quot;, :meaning =&gt; &quot;Skiing&quot;, :type1 =&gt; &quot;Noun&quot;, :type2 =&gt; &quot;&quot;)">
            <text:p>Word.find_or_create_by_expression(:order =&gt; "26", :expression =&gt; "スキー", :reading =&gt; "スキー", :meaning =&gt; "Skiing", :type1 =&gt; "Noun", :type2 =&gt; "")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スケート</text:p>
          </table:table-cell>
          <table:table-cell table:number-columns-repeated="2"/>
          <table:table-cell office:value-type="string">
            <text:p>Skat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8]; &quot;&quot;&quot;, :expression =&gt; &quot;&quot;&quot;; [.C28]; &quot;&quot;&quot;, :reading =&gt; &quot;&quot;&quot;;[.D28];&quot;&quot;&quot;, :meaning =&gt; &quot;&quot;&quot;; [.G28];&quot;&quot;&quot;, :type1 =&gt; &quot;&quot;&quot;; [.H28]; &quot;&quot;&quot;, :type2 =&gt; &quot;&quot;&quot;; [.I28]; &quot;&quot;&quot;)&quot;)" office:value-type="string" office:string-value="Word.find_or_create_by_expression(:order =&gt; &quot;27&quot;, :expression =&gt; &quot;スケート&quot;, :reading =&gt; &quot;スケート&quot;, :meaning =&gt; &quot;Skating&quot;, :type1 =&gt; &quot;Noun&quot;, :type2 =&gt; &quot;&quot;)">
            <text:p>Word.find_or_create_by_expression(:order =&gt; "27", :expression =&gt; "スケート", :reading =&gt; "スケート", :meaning =&gt; "Skating", :type1 =&gt; "Noun", :type2 =&gt; "")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4">
            <text:p>264</text:p>
          </table:table-cell>
          <table:table-cell office:value-type="string">
            <text:p>山登り</text:p>
          </table:table-cell>
          <table:table-cell office:value-type="string">
            <text:p>山登[やまのぼ]り</text:p>
          </table:table-cell>
          <table:table-cell table:number-columns-repeated="2"/>
          <table:table-cell office:value-type="string">
            <text:p>Mountain Climb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29]; &quot;&quot;&quot;, :expression =&gt; &quot;&quot;&quot;; [.C29]; &quot;&quot;&quot;, :reading =&gt; &quot;&quot;&quot;;[.D29];&quot;&quot;&quot;, :meaning =&gt; &quot;&quot;&quot;; [.G29];&quot;&quot;&quot;, :type1 =&gt; &quot;&quot;&quot;; [.H29]; &quot;&quot;&quot;, :type2 =&gt; &quot;&quot;&quot;; [.I29]; &quot;&quot;&quot;)&quot;)" office:value-type="string" office:string-value="Word.find_or_create_by_expression(:order =&gt; &quot;28&quot;, :expression =&gt; &quot;山登り&quot;, :reading =&gt; &quot;山登[やまのぼ]り&quot;, :meaning =&gt; &quot;Mountain Climbing&quot;, :type1 =&gt; &quot;Noun&quot;, :type2 =&gt; &quot;&quot;)">
            <text:p>Word.find_or_create_by_expression(:order =&gt; "28", :expression =&gt; "山登り", :reading =&gt; "山登[やまのぼ]り", :meaning =&gt; "Mountain Climbing", :type1 =&gt; "Noun", :type2 =&gt; "")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string">
            <text:p>釣り</text:p>
          </table:table-cell>
          <table:table-cell office:value-type="string">
            <text:p>釣[つ]り</text:p>
          </table:table-cell>
          <table:table-cell table:number-columns-repeated="2"/>
          <table:table-cell office:value-type="string">
            <text:p>Fish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0]; &quot;&quot;&quot;, :expression =&gt; &quot;&quot;&quot;; [.C30]; &quot;&quot;&quot;, :reading =&gt; &quot;&quot;&quot;;[.D30];&quot;&quot;&quot;, :meaning =&gt; &quot;&quot;&quot;; [.G30];&quot;&quot;&quot;, :type1 =&gt; &quot;&quot;&quot;; [.H30]; &quot;&quot;&quot;, :type2 =&gt; &quot;&quot;&quot;; [.I30]; &quot;&quot;&quot;)&quot;)" office:value-type="string" office:string-value="Word.find_or_create_by_expression(:order =&gt; &quot;29&quot;, :expression =&gt; &quot;釣り&quot;, :reading =&gt; &quot;釣[つ]り&quot;, :meaning =&gt; &quot;Fishing&quot;, :type1 =&gt; &quot;Noun&quot;, :type2 =&gt; &quot;&quot;)">
            <text:p>Word.find_or_create_by_expression(:order =&gt; "29", :expression =&gt; "釣り", :reading =&gt; "釣[つ]り", :meaning =&gt; "Fishing", :type1 =&gt; "Noun", :type2 =&gt; "")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キャンプ</text:p>
          </table:table-cell>
          <table:table-cell table:number-columns-repeated="2"/>
          <table:table-cell office:value-type="string">
            <text:p>Camp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]; &quot;&quot;&quot;, :expression =&gt; &quot;&quot;&quot;; [.C31]; &quot;&quot;&quot;, :reading =&gt; &quot;&quot;&quot;;[.D31];&quot;&quot;&quot;, :meaning =&gt; &quot;&quot;&quot;; [.G31];&quot;&quot;&quot;, :type1 =&gt; &quot;&quot;&quot;; [.H31]; &quot;&quot;&quot;, :type2 =&gt; &quot;&quot;&quot;; [.I31]; &quot;&quot;&quot;)&quot;)" office:value-type="string" office:string-value="Word.find_or_create_by_expression(:order =&gt; &quot;30&quot;, :expression =&gt; &quot;キャンプ&quot;, :reading =&gt; &quot;キャンプ&quot;, :meaning =&gt; &quot;Camping&quot;, :type1 =&gt; &quot;Noun&quot;, :type2 =&gt; &quot;&quot;)">
            <text:p>Word.find_or_create_by_expression(:order =&gt; "30", :expression =&gt; "キャンプ", :reading =&gt; "キャンプ", :meaning =&gt; "Camping", :type1 =&gt; "Noun", :type2 =&gt; "")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ハイキング</text:p>
          </table:table-cell>
          <table:table-cell table:number-columns-repeated="2"/>
          <table:table-cell office:value-type="string">
            <text:p>Hik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]; &quot;&quot;&quot;, :expression =&gt; &quot;&quot;&quot;; [.C32]; &quot;&quot;&quot;, :reading =&gt; &quot;&quot;&quot;;[.D32];&quot;&quot;&quot;, :meaning =&gt; &quot;&quot;&quot;; [.G32];&quot;&quot;&quot;, :type1 =&gt; &quot;&quot;&quot;; [.H32]; &quot;&quot;&quot;, :type2 =&gt; &quot;&quot;&quot;; [.I32]; &quot;&quot;&quot;)&quot;)" office:value-type="string" office:string-value="Word.find_or_create_by_expression(:order =&gt; &quot;31&quot;, :expression =&gt; &quot;ハイキング&quot;, :reading =&gt; &quot;ハイキング&quot;, :meaning =&gt; &quot;Hiking&quot;, :type1 =&gt; &quot;Noun&quot;, :type2 =&gt; &quot;&quot;)">
            <text:p>Word.find_or_create_by_expression(:order =&gt; "31", :expression =&gt; "ハイキング", :reading =&gt; "ハイキング", :meaning =&gt; "Hiking", :type1 =&gt; "Noun", :type2 =&gt; "")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4">
            <text:p>264</text:p>
          </table:table-cell>
          <table:table-cell office:value-type="string">
            <text:p>花見</text:p>
          </table:table-cell>
          <table:table-cell office:value-type="string">
            <text:p>花見[はなみ]</text:p>
          </table:table-cell>
          <table:table-cell table:number-columns-repeated="2"/>
          <table:table-cell office:value-type="string">
            <text:p>Cherry blossom view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]; &quot;&quot;&quot;, :expression =&gt; &quot;&quot;&quot;; [.C33]; &quot;&quot;&quot;, :reading =&gt; &quot;&quot;&quot;;[.D33];&quot;&quot;&quot;, :meaning =&gt; &quot;&quot;&quot;; [.G33];&quot;&quot;&quot;, :type1 =&gt; &quot;&quot;&quot;; [.H33]; &quot;&quot;&quot;, :type2 =&gt; &quot;&quot;&quot;; [.I33]; &quot;&quot;&quot;)&quot;)" office:value-type="string" office:string-value="Word.find_or_create_by_expression(:order =&gt; &quot;32&quot;, :expression =&gt; &quot;花見&quot;, :reading =&gt; &quot;花見[はなみ]&quot;, :meaning =&gt; &quot;Cherry blossom viewing&quot;, :type1 =&gt; &quot;Noun&quot;, :type2 =&gt; &quot;&quot;)">
            <text:p>Word.find_or_create_by_expression(:order =&gt; "32", :expression =&gt; "花見", :reading =&gt; "花見[はなみ]", :meaning =&gt; "Cherry blossom viewing", :type1 =&gt; "Noun", :type2 =&gt; "")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75">
            <text:p>275</text:p>
          </table:table-cell>
          <table:table-cell office:value-type="string">
            <text:p>空</text:p>
          </table:table-cell>
          <table:table-cell office:value-type="string">
            <text:p>空[そら]</text:p>
          </table:table-cell>
          <table:table-cell table:number-columns-repeated="2"/>
          <table:table-cell office:value-type="string">
            <text:p>Sky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]; &quot;&quot;&quot;, :expression =&gt; &quot;&quot;&quot;; [.C34]; &quot;&quot;&quot;, :reading =&gt; &quot;&quot;&quot;;[.D34];&quot;&quot;&quot;, :meaning =&gt; &quot;&quot;&quot;; [.G34];&quot;&quot;&quot;, :type1 =&gt; &quot;&quot;&quot;; [.H34]; &quot;&quot;&quot;, :type2 =&gt; &quot;&quot;&quot;; [.I34]; &quot;&quot;&quot;)&quot;)" office:value-type="string" office:string-value="Word.find_or_create_by_expression(:order =&gt; &quot;33&quot;, :expression =&gt; &quot;空&quot;, :reading =&gt; &quot;空[そら]&quot;, :meaning =&gt; &quot;Sky&quot;, :type1 =&gt; &quot;Noun&quot;, :type2 =&gt; &quot;&quot;)">
            <text:p>Word.find_or_create_by_expression(:order =&gt; "33", :expression =&gt; "空", :reading =&gt; "空[そら]", :meaning =&gt; "Sky", :type1 =&gt; "Noun", :type2 =&gt; "")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75">
            <text:p>275</text:p>
          </table:table-cell>
          <table:table-cell office:value-type="string">
            <text:p>霧</text:p>
          </table:table-cell>
          <table:table-cell office:value-type="string">
            <text:p>霧[きり]</text:p>
          </table:table-cell>
          <table:table-cell table:number-columns-repeated="2"/>
          <table:table-cell office:value-type="string">
            <text:p>Fo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]; &quot;&quot;&quot;, :expression =&gt; &quot;&quot;&quot;; [.C35]; &quot;&quot;&quot;, :reading =&gt; &quot;&quot;&quot;;[.D35];&quot;&quot;&quot;, :meaning =&gt; &quot;&quot;&quot;; [.G35];&quot;&quot;&quot;, :type1 =&gt; &quot;&quot;&quot;; [.H35]; &quot;&quot;&quot;, :type2 =&gt; &quot;&quot;&quot;; [.I35]; &quot;&quot;&quot;)&quot;)" office:value-type="string" office:string-value="Word.find_or_create_by_expression(:order =&gt; &quot;34&quot;, :expression =&gt; &quot;霧&quot;, :reading =&gt; &quot;霧[きり]&quot;, :meaning =&gt; &quot;Fog&quot;, :type1 =&gt; &quot;Noun&quot;, :type2 =&gt; &quot;&quot;)">
            <text:p>Word.find_or_create_by_expression(:order =&gt; "34", :expression =&gt; "霧", :reading =&gt; "霧[きり]", :meaning =&gt; "Fog", :type1 =&gt; "Noun", :type2 =&gt; "")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5">
            <text:p>275</text:p>
          </table:table-cell>
          <table:table-cell office:value-type="string">
            <text:p>洪水</text:p>
          </table:table-cell>
          <table:table-cell office:value-type="string">
            <text:p>洪水[こうずい]</text:p>
          </table:table-cell>
          <table:table-cell table:number-columns-repeated="2"/>
          <table:table-cell office:value-type="string">
            <text:p>Flood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6]; &quot;&quot;&quot;, :expression =&gt; &quot;&quot;&quot;; [.C36]; &quot;&quot;&quot;, :reading =&gt; &quot;&quot;&quot;;[.D36];&quot;&quot;&quot;, :meaning =&gt; &quot;&quot;&quot;; [.G36];&quot;&quot;&quot;, :type1 =&gt; &quot;&quot;&quot;; [.H36]; &quot;&quot;&quot;, :type2 =&gt; &quot;&quot;&quot;; [.I36]; &quot;&quot;&quot;)&quot;)" office:value-type="string" office:string-value="Word.find_or_create_by_expression(:order =&gt; &quot;35&quot;, :expression =&gt; &quot;洪水&quot;, :reading =&gt; &quot;洪水[こうずい]&quot;, :meaning =&gt; &quot;Flood&quot;, :type1 =&gt; &quot;Noun&quot;, :type2 =&gt; &quot;&quot;)">
            <text:p>Word.find_or_create_by_expression(:order =&gt; "35", :expression =&gt; "洪水", :reading =&gt; "洪水[こうずい]", :meaning =&gt; "Flood", :type1 =&gt; "Noun", :type2 =&gt; "")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5">
            <text:p>275</text:p>
          </table:table-cell>
          <table:table-cell office:value-type="string">
            <text:p>日照り</text:p>
          </table:table-cell>
          <table:table-cell office:value-type="string">
            <text:p>日照[ひで]り</text:p>
          </table:table-cell>
          <table:table-cell table:number-columns-repeated="2"/>
          <table:table-cell office:value-type="string">
            <text:p>Drough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7]; &quot;&quot;&quot;, :expression =&gt; &quot;&quot;&quot;; [.C37]; &quot;&quot;&quot;, :reading =&gt; &quot;&quot;&quot;;[.D37];&quot;&quot;&quot;, :meaning =&gt; &quot;&quot;&quot;; [.G37];&quot;&quot;&quot;, :type1 =&gt; &quot;&quot;&quot;; [.H37]; &quot;&quot;&quot;, :type2 =&gt; &quot;&quot;&quot;; [.I37]; &quot;&quot;&quot;)&quot;)" office:value-type="string" office:string-value="Word.find_or_create_by_expression(:order =&gt; &quot;36&quot;, :expression =&gt; &quot;日照り&quot;, :reading =&gt; &quot;日照[ひで]り&quot;, :meaning =&gt; &quot;Drought&quot;, :type1 =&gt; &quot;Noun&quot;, :type2 =&gt; &quot;&quot;)">
            <text:p>Word.find_or_create_by_expression(:order =&gt; "36", :expression =&gt; "日照り", :reading =&gt; "日照[ひで]り", :meaning =&gt; "Drought", :type1 =&gt; "Noun", :type2 =&gt; "")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5">
            <text:p>275</text:p>
          </table:table-cell>
          <table:table-cell office:value-type="string">
            <text:p>夕立</text:p>
          </table:table-cell>
          <table:table-cell office:value-type="string">
            <text:p>夕立[ゆうだち]</text:p>
          </table:table-cell>
          <table:table-cell table:number-columns-repeated="2"/>
          <table:table-cell office:value-type="string">
            <text:p>Evening show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8]; &quot;&quot;&quot;, :expression =&gt; &quot;&quot;&quot;; [.C38]; &quot;&quot;&quot;, :reading =&gt; &quot;&quot;&quot;;[.D38];&quot;&quot;&quot;, :meaning =&gt; &quot;&quot;&quot;; [.G38];&quot;&quot;&quot;, :type1 =&gt; &quot;&quot;&quot;; [.H38]; &quot;&quot;&quot;, :type2 =&gt; &quot;&quot;&quot;; [.I38]; &quot;&quot;&quot;)&quot;)" office:value-type="string" office:string-value="Word.find_or_create_by_expression(:order =&gt; &quot;37&quot;, :expression =&gt; &quot;夕立&quot;, :reading =&gt; &quot;夕立[ゆうだち]&quot;, :meaning =&gt; &quot;Evening shower&quot;, :type1 =&gt; &quot;Noun&quot;, :type2 =&gt; &quot;&quot;)">
            <text:p>Word.find_or_create_by_expression(:order =&gt; "37", :expression =&gt; "夕立", :reading =&gt; "夕立[ゆうだち]", :meaning =&gt; "Evening shower", :type1 =&gt; "Noun", :type2 =&gt; "")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5">
            <text:p>275</text:p>
          </table:table-cell>
          <table:table-cell office:value-type="string">
            <text:p>大雨</text:p>
          </table:table-cell>
          <table:table-cell office:value-type="string">
            <text:p>大雨[おおあめ]</text:p>
          </table:table-cell>
          <table:table-cell table:number-columns-repeated="2"/>
          <table:table-cell office:value-type="string">
            <text:p>Heavy rai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9]; &quot;&quot;&quot;, :expression =&gt; &quot;&quot;&quot;; [.C39]; &quot;&quot;&quot;, :reading =&gt; &quot;&quot;&quot;;[.D39];&quot;&quot;&quot;, :meaning =&gt; &quot;&quot;&quot;; [.G39];&quot;&quot;&quot;, :type1 =&gt; &quot;&quot;&quot;; [.H39]; &quot;&quot;&quot;, :type2 =&gt; &quot;&quot;&quot;; [.I39]; &quot;&quot;&quot;)&quot;)" office:value-type="string" office:string-value="Word.find_or_create_by_expression(:order =&gt; &quot;38&quot;, :expression =&gt; &quot;大雨&quot;, :reading =&gt; &quot;大雨[おおあめ]&quot;, :meaning =&gt; &quot;Heavy rain&quot;, :type1 =&gt; &quot;Noun&quot;, :type2 =&gt; &quot;&quot;)">
            <text:p>Word.find_or_create_by_expression(:order =&gt; "38", :expression =&gt; "大雨", :reading =&gt; "大雨[おおあめ]", :meaning =&gt; "Heavy rain", :type1 =&gt; "Noun", :type2 =&gt; "")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5">
            <text:p>275</text:p>
          </table:table-cell>
          <table:table-cell office:value-type="string">
            <text:p>雷</text:p>
          </table:table-cell>
          <table:table-cell office:value-type="string">
            <text:p>雷[かみなり]</text:p>
          </table:table-cell>
          <table:table-cell table:number-columns-repeated="2"/>
          <table:table-cell office:value-type="string">
            <text:p>Thund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0]; &quot;&quot;&quot;, :expression =&gt; &quot;&quot;&quot;; [.C40]; &quot;&quot;&quot;, :reading =&gt; &quot;&quot;&quot;;[.D40];&quot;&quot;&quot;, :meaning =&gt; &quot;&quot;&quot;; [.G40];&quot;&quot;&quot;, :type1 =&gt; &quot;&quot;&quot;; [.H40]; &quot;&quot;&quot;, :type2 =&gt; &quot;&quot;&quot;; [.I40]; &quot;&quot;&quot;)&quot;)" office:value-type="string" office:string-value="Word.find_or_create_by_expression(:order =&gt; &quot;39&quot;, :expression =&gt; &quot;雷&quot;, :reading =&gt; &quot;雷[かみなり]&quot;, :meaning =&gt; &quot;Thunder&quot;, :type1 =&gt; &quot;Noun&quot;, :type2 =&gt; &quot;&quot;)">
            <text:p>Word.find_or_create_by_expression(:order =&gt; "39", :expression =&gt; "雷", :reading =&gt; "雷[かみなり]", :meaning =&gt; "Thunder", :type1 =&gt; "Noun", :type2 =&gt; "")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5">
            <text:p>275</text:p>
          </table:table-cell>
          <table:table-cell office:value-type="string">
            <text:p>稲妻</text:p>
          </table:table-cell>
          <table:table-cell office:value-type="string">
            <text:p>稲妻[いなづま]</text:p>
          </table:table-cell>
          <table:table-cell table:number-columns-repeated="2"/>
          <table:table-cell office:value-type="string">
            <text:p>Lightn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1]; &quot;&quot;&quot;, :expression =&gt; &quot;&quot;&quot;; [.C41]; &quot;&quot;&quot;, :reading =&gt; &quot;&quot;&quot;;[.D41];&quot;&quot;&quot;, :meaning =&gt; &quot;&quot;&quot;; [.G41];&quot;&quot;&quot;, :type1 =&gt; &quot;&quot;&quot;; [.H41]; &quot;&quot;&quot;, :type2 =&gt; &quot;&quot;&quot;; [.I41]; &quot;&quot;&quot;)&quot;)" office:value-type="string" office:string-value="Word.find_or_create_by_expression(:order =&gt; &quot;40&quot;, :expression =&gt; &quot;稲妻&quot;, :reading =&gt; &quot;稲妻[いなづま]&quot;, :meaning =&gt; &quot;Lightning&quot;, :type1 =&gt; &quot;Noun&quot;, :type2 =&gt; &quot;&quot;)">
            <text:p>Word.find_or_create_by_expression(:order =&gt; "40", :expression =&gt; "稲妻", :reading =&gt; "稲妻[いなづま]", :meaning =&gt; "Lightning", :type1 =&gt; "Noun", :type2 =&gt; "")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string">
            <text:p>吹雪</text:p>
          </table:table-cell>
          <table:table-cell office:value-type="string">
            <text:p>吹雪[ふぶき]</text:p>
          </table:table-cell>
          <table:table-cell table:number-columns-repeated="2"/>
          <table:table-cell office:value-type="string">
            <text:p>Snowstorm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2]; &quot;&quot;&quot;, :expression =&gt; &quot;&quot;&quot;; [.C42]; &quot;&quot;&quot;, :reading =&gt; &quot;&quot;&quot;;[.D42];&quot;&quot;&quot;, :meaning =&gt; &quot;&quot;&quot;; [.G42];&quot;&quot;&quot;, :type1 =&gt; &quot;&quot;&quot;; [.H42]; &quot;&quot;&quot;, :type2 =&gt; &quot;&quot;&quot;; [.I42]; &quot;&quot;&quot;)&quot;)" office:value-type="string" office:string-value="Word.find_or_create_by_expression(:order =&gt; &quot;41&quot;, :expression =&gt; &quot;吹雪&quot;, :reading =&gt; &quot;吹雪[ふぶき]&quot;, :meaning =&gt; &quot;Snowstorm&quot;, :type1 =&gt; &quot;Noun&quot;, :type2 =&gt; &quot;&quot;)">
            <text:p>Word.find_or_create_by_expression(:order =&gt; "41", :expression =&gt; "吹雪", :reading =&gt; "吹雪[ふぶき]", :meaning =&gt; "Snowstorm", :type1 =&gt; "Noun", :type2 =&gt; "")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5">
            <text:p>275</text:p>
          </table:table-cell>
          <table:table-cell office:value-type="string">
            <text:p>大雪</text:p>
          </table:table-cell>
          <table:table-cell office:value-type="string">
            <text:p>大雪[おおゆき]</text:p>
          </table:table-cell>
          <table:table-cell table:number-columns-repeated="2"/>
          <table:table-cell office:value-type="string">
            <text:p>Heavy snow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3]; &quot;&quot;&quot;, :expression =&gt; &quot;&quot;&quot;; [.C43]; &quot;&quot;&quot;, :reading =&gt; &quot;&quot;&quot;;[.D43];&quot;&quot;&quot;, :meaning =&gt; &quot;&quot;&quot;; [.G43];&quot;&quot;&quot;, :type1 =&gt; &quot;&quot;&quot;; [.H43]; &quot;&quot;&quot;, :type2 =&gt; &quot;&quot;&quot;; [.I43]; &quot;&quot;&quot;)&quot;)" office:value-type="string" office:string-value="Word.find_or_create_by_expression(:order =&gt; &quot;42&quot;, :expression =&gt; &quot;大雪&quot;, :reading =&gt; &quot;大雪[おおゆき]&quot;, :meaning =&gt; &quot;Heavy snow&quot;, :type1 =&gt; &quot;Noun&quot;, :type2 =&gt; &quot;&quot;)">
            <text:p>Word.find_or_create_by_expression(:order =&gt; "42", :expression =&gt; "大雪", :reading =&gt; "大雪[おおゆき]", :meaning =&gt; "Heavy snow", :type1 =&gt; "Noun", :type2 =&gt; "")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">
            <text:p>276</text:p>
          </table:table-cell>
          <table:table-cell table:number-columns-repeated="2" office:value-type="string">
            <text:p>みぞれ</text:p>
          </table:table-cell>
          <table:table-cell table:number-columns-repeated="2"/>
          <table:table-cell office:value-type="string">
            <text:p>Slee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4]; &quot;&quot;&quot;, :expression =&gt; &quot;&quot;&quot;; [.C44]; &quot;&quot;&quot;, :reading =&gt; &quot;&quot;&quot;;[.D44];&quot;&quot;&quot;, :meaning =&gt; &quot;&quot;&quot;; [.G44];&quot;&quot;&quot;, :type1 =&gt; &quot;&quot;&quot;; [.H44]; &quot;&quot;&quot;, :type2 =&gt; &quot;&quot;&quot;; [.I44]; &quot;&quot;&quot;)&quot;)" office:value-type="string" office:string-value="Word.find_or_create_by_expression(:order =&gt; &quot;43&quot;, :expression =&gt; &quot;みぞれ&quot;, :reading =&gt; &quot;みぞれ&quot;, :meaning =&gt; &quot;Sleet&quot;, :type1 =&gt; &quot;Noun&quot;, :type2 =&gt; &quot;&quot;)">
            <text:p>Word.find_or_create_by_expression(:order =&gt; "43", :expression =&gt; "みぞれ", :reading =&gt; "みぞれ", :meaning =&gt; "Sleet", :type1 =&gt; "Noun", :type2 =&gt; "")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6">
            <text:p>276</text:p>
          </table:table-cell>
          <table:table-cell office:value-type="string">
            <text:p>霜</text:p>
          </table:table-cell>
          <table:table-cell office:value-type="string">
            <text:p>霜[しも]</text:p>
          </table:table-cell>
          <table:table-cell table:number-columns-repeated="2"/>
          <table:table-cell office:value-type="string">
            <text:p>Fros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5]; &quot;&quot;&quot;, :expression =&gt; &quot;&quot;&quot;; [.C45]; &quot;&quot;&quot;, :reading =&gt; &quot;&quot;&quot;;[.D45];&quot;&quot;&quot;, :meaning =&gt; &quot;&quot;&quot;; [.G45];&quot;&quot;&quot;, :type1 =&gt; &quot;&quot;&quot;; [.H45]; &quot;&quot;&quot;, :type2 =&gt; &quot;&quot;&quot;; [.I45]; &quot;&quot;&quot;)&quot;)" office:value-type="string" office:string-value="Word.find_or_create_by_expression(:order =&gt; &quot;44&quot;, :expression =&gt; &quot;霜&quot;, :reading =&gt; &quot;霜[しも]&quot;, :meaning =&gt; &quot;Frost&quot;, :type1 =&gt; &quot;Noun&quot;, :type2 =&gt; &quot;&quot;)">
            <text:p>Word.find_or_create_by_expression(:order =&gt; "44", :expression =&gt; "霜", :reading =&gt; "霜[しも]", :meaning =&gt; "Frost", :type1 =&gt; "Noun", :type2 =&gt; "")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6">
            <text:p>276</text:p>
          </table:table-cell>
          <table:table-cell office:value-type="string">
            <text:p>露</text:p>
          </table:table-cell>
          <table:table-cell office:value-type="string">
            <text:p>露[ろ]</text:p>
          </table:table-cell>
          <table:table-cell table:number-columns-repeated="2"/>
          <table:table-cell office:value-type="string">
            <text:p>Dew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6]; &quot;&quot;&quot;, :expression =&gt; &quot;&quot;&quot;; [.C46]; &quot;&quot;&quot;, :reading =&gt; &quot;&quot;&quot;;[.D46];&quot;&quot;&quot;, :meaning =&gt; &quot;&quot;&quot;; [.G46];&quot;&quot;&quot;, :type1 =&gt; &quot;&quot;&quot;; [.H46]; &quot;&quot;&quot;, :type2 =&gt; &quot;&quot;&quot;; [.I46]; &quot;&quot;&quot;)&quot;)" office:value-type="string" office:string-value="Word.find_or_create_by_expression(:order =&gt; &quot;45&quot;, :expression =&gt; &quot;露&quot;, :reading =&gt; &quot;露[ろ]&quot;, :meaning =&gt; &quot;Dew&quot;, :type1 =&gt; &quot;Noun&quot;, :type2 =&gt; &quot;&quot;)">
            <text:p>Word.find_or_create_by_expression(:order =&gt; "45", :expression =&gt; "露", :reading =&gt; "露[ろ]", :meaning =&gt; "Dew", :type1 =&gt; "Noun", :type2 =&gt; "")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">
            <text:p>276</text:p>
          </table:table-cell>
          <table:table-cell office:value-type="string">
            <text:p>雨</text:p>
          </table:table-cell>
          <table:table-cell office:value-type="string">
            <text:p>雨[あめ]</text:p>
          </table:table-cell>
          <table:table-cell table:number-columns-repeated="2"/>
          <table:table-cell office:value-type="string">
            <text:p>Rai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7]; &quot;&quot;&quot;, :expression =&gt; &quot;&quot;&quot;; [.C47]; &quot;&quot;&quot;, :reading =&gt; &quot;&quot;&quot;;[.D47];&quot;&quot;&quot;, :meaning =&gt; &quot;&quot;&quot;; [.G47];&quot;&quot;&quot;, :type1 =&gt; &quot;&quot;&quot;; [.H47]; &quot;&quot;&quot;, :type2 =&gt; &quot;&quot;&quot;; [.I47]; &quot;&quot;&quot;)&quot;)" office:value-type="string" office:string-value="Word.find_or_create_by_expression(:order =&gt; &quot;46&quot;, :expression =&gt; &quot;雨&quot;, :reading =&gt; &quot;雨[あめ]&quot;, :meaning =&gt; &quot;Rain&quot;, :type1 =&gt; &quot;Noun&quot;, :type2 =&gt; &quot;&quot;)">
            <text:p>Word.find_or_create_by_expression(:order =&gt; "46", :expression =&gt; "雨", :reading =&gt; "雨[あめ]", :meaning =&gt; "Rain", :type1 =&gt; "Noun", :type2 =&gt; "")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6">
            <text:p>276</text:p>
          </table:table-cell>
          <table:table-cell office:value-type="string">
            <text:p>風</text:p>
          </table:table-cell>
          <table:table-cell office:value-type="string">
            <text:p>風[かぜ]</text:p>
          </table:table-cell>
          <table:table-cell table:number-columns-repeated="2"/>
          <table:table-cell office:value-type="string">
            <text:p>Wind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8]; &quot;&quot;&quot;, :expression =&gt; &quot;&quot;&quot;; [.C48]; &quot;&quot;&quot;, :reading =&gt; &quot;&quot;&quot;;[.D48];&quot;&quot;&quot;, :meaning =&gt; &quot;&quot;&quot;; [.G48];&quot;&quot;&quot;, :type1 =&gt; &quot;&quot;&quot;; [.H48]; &quot;&quot;&quot;, :type2 =&gt; &quot;&quot;&quot;; [.I48]; &quot;&quot;&quot;)&quot;)" office:value-type="string" office:string-value="Word.find_or_create_by_expression(:order =&gt; &quot;47&quot;, :expression =&gt; &quot;風&quot;, :reading =&gt; &quot;風[かぜ]&quot;, :meaning =&gt; &quot;Wind&quot;, :type1 =&gt; &quot;Noun&quot;, :type2 =&gt; &quot;&quot;)">
            <text:p>Word.find_or_create_by_expression(:order =&gt; "47", :expression =&gt; "風", :reading =&gt; "風[かぜ]", :meaning =&gt; "Wind", :type1 =&gt; "Noun", :type2 =&gt; "")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6">
            <text:p>276</text:p>
          </table:table-cell>
          <table:table-cell office:value-type="string">
            <text:p>気圧</text:p>
          </table:table-cell>
          <table:table-cell office:value-type="string">
            <text:p>気圧[きあつ]</text:p>
          </table:table-cell>
          <table:table-cell table:number-columns-repeated="2"/>
          <table:table-cell office:value-type="string">
            <text:p>Air pressur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49]; &quot;&quot;&quot;, :expression =&gt; &quot;&quot;&quot;; [.C49]; &quot;&quot;&quot;, :reading =&gt; &quot;&quot;&quot;;[.D49];&quot;&quot;&quot;, :meaning =&gt; &quot;&quot;&quot;; [.G49];&quot;&quot;&quot;, :type1 =&gt; &quot;&quot;&quot;; [.H49]; &quot;&quot;&quot;, :type2 =&gt; &quot;&quot;&quot;; [.I49]; &quot;&quot;&quot;)&quot;)" office:value-type="string" office:string-value="Word.find_or_create_by_expression(:order =&gt; &quot;48&quot;, :expression =&gt; &quot;気圧&quot;, :reading =&gt; &quot;気圧[きあつ]&quot;, :meaning =&gt; &quot;Air pressure&quot;, :type1 =&gt; &quot;Noun&quot;, :type2 =&gt; &quot;&quot;)">
            <text:p>Word.find_or_create_by_expression(:order =&gt; "48", :expression =&gt; "気圧", :reading =&gt; "気圧[きあつ]", :meaning =&gt; "Air pressure", :type1 =&gt; "Noun", :type2 =&gt; "")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76">
            <text:p>276</text:p>
          </table:table-cell>
          <table:table-cell office:value-type="string">
            <text:p>雲</text:p>
          </table:table-cell>
          <table:table-cell office:value-type="string">
            <text:p>雲[くも]</text:p>
          </table:table-cell>
          <table:table-cell table:number-columns-repeated="2"/>
          <table:table-cell office:value-type="string">
            <text:p>Cloud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0]; &quot;&quot;&quot;, :expression =&gt; &quot;&quot;&quot;; [.C50]; &quot;&quot;&quot;, :reading =&gt; &quot;&quot;&quot;;[.D50];&quot;&quot;&quot;, :meaning =&gt; &quot;&quot;&quot;; [.G50];&quot;&quot;&quot;, :type1 =&gt; &quot;&quot;&quot;; [.H50]; &quot;&quot;&quot;, :type2 =&gt; &quot;&quot;&quot;; [.I50]; &quot;&quot;&quot;)&quot;)" office:value-type="string" office:string-value="Word.find_or_create_by_expression(:order =&gt; &quot;49&quot;, :expression =&gt; &quot;雲&quot;, :reading =&gt; &quot;雲[くも]&quot;, :meaning =&gt; &quot;Cloud&quot;, :type1 =&gt; &quot;Noun&quot;, :type2 =&gt; &quot;&quot;)">
            <text:p>Word.find_or_create_by_expression(:order =&gt; "49", :expression =&gt; "雲", :reading =&gt; "雲[くも]", :meaning =&gt; "Cloud", :type1 =&gt; "Noun", :type2 =&gt; "")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6">
            <text:p>276</text:p>
          </table:table-cell>
          <table:table-cell office:value-type="string">
            <text:p>曇り</text:p>
          </table:table-cell>
          <table:table-cell office:value-type="string">
            <text:p>曇[くも]り</text:p>
          </table:table-cell>
          <table:table-cell table:number-columns-repeated="2"/>
          <table:table-cell office:value-type="string">
            <text:p>Cloudy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1]; &quot;&quot;&quot;, :expression =&gt; &quot;&quot;&quot;; [.C51]; &quot;&quot;&quot;, :reading =&gt; &quot;&quot;&quot;;[.D51];&quot;&quot;&quot;, :meaning =&gt; &quot;&quot;&quot;; [.G51];&quot;&quot;&quot;, :type1 =&gt; &quot;&quot;&quot;; [.H51]; &quot;&quot;&quot;, :type2 =&gt; &quot;&quot;&quot;; [.I51]; &quot;&quot;&quot;)&quot;)" office:value-type="string" office:string-value="Word.find_or_create_by_expression(:order =&gt; &quot;50&quot;, :expression =&gt; &quot;曇り&quot;, :reading =&gt; &quot;曇[くも]り&quot;, :meaning =&gt; &quot;Cloudy&quot;, :type1 =&gt; &quot;Noun&quot;, :type2 =&gt; &quot;&quot;)">
            <text:p>Word.find_or_create_by_expression(:order =&gt; "50", :expression =&gt; "曇り", :reading =&gt; "曇[くも]り", :meaning =&gt; "Cloudy", :type1 =&gt; "Noun", :type2 =&gt; "")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6">
            <text:p>276</text:p>
          </table:table-cell>
          <table:table-cell office:value-type="string">
            <text:p>寒い</text:p>
          </table:table-cell>
          <table:table-cell office:value-type="string">
            <text:p>寒[さむ]い</text:p>
          </table:table-cell>
          <table:table-cell table:number-columns-repeated="2"/>
          <table:table-cell office:value-type="string">
            <text:p>Cold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52]; &quot;&quot;&quot;, :expression =&gt; &quot;&quot;&quot;; [.C52]; &quot;&quot;&quot;, :reading =&gt; &quot;&quot;&quot;;[.D52];&quot;&quot;&quot;, :meaning =&gt; &quot;&quot;&quot;; [.G52];&quot;&quot;&quot;, :type1 =&gt; &quot;&quot;&quot;; [.H52]; &quot;&quot;&quot;, :type2 =&gt; &quot;&quot;&quot;; [.I52]; &quot;&quot;&quot;)&quot;)" office:value-type="string" office:string-value="Word.find_or_create_by_expression(:order =&gt; &quot;51&quot;, :expression =&gt; &quot;寒い&quot;, :reading =&gt; &quot;寒[さむ]い&quot;, :meaning =&gt; &quot;Cold&quot;, :type1 =&gt; &quot;Adjective&quot;, :type2 =&gt; &quot;i&quot;)">
            <text:p>Word.find_or_create_by_expression(:order =&gt; "51", :expression =&gt; "寒い", :reading =&gt; "寒[さむ]い", :meaning =&gt; "Cold", :type1 =&gt; "Adjective", :type2 =&gt; "i"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6">
            <text:p>276</text:p>
          </table:table-cell>
          <table:table-cell office:value-type="string">
            <text:p>太陽</text:p>
          </table:table-cell>
          <table:table-cell office:value-type="string">
            <text:p>太陽[たいよう]</text:p>
          </table:table-cell>
          <table:table-cell table:number-columns-repeated="2"/>
          <table:table-cell office:value-type="string">
            <text:p>Su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3]; &quot;&quot;&quot;, :expression =&gt; &quot;&quot;&quot;; [.C53]; &quot;&quot;&quot;, :reading =&gt; &quot;&quot;&quot;;[.D53];&quot;&quot;&quot;, :meaning =&gt; &quot;&quot;&quot;; [.G53];&quot;&quot;&quot;, :type1 =&gt; &quot;&quot;&quot;; [.H53]; &quot;&quot;&quot;, :type2 =&gt; &quot;&quot;&quot;; [.I53]; &quot;&quot;&quot;)&quot;)" office:value-type="string" office:string-value="Word.find_or_create_by_expression(:order =&gt; &quot;52&quot;, :expression =&gt; &quot;太陽&quot;, :reading =&gt; &quot;太陽[たいよう]&quot;, :meaning =&gt; &quot;Sun&quot;, :type1 =&gt; &quot;Noun&quot;, :type2 =&gt; &quot;&quot;)">
            <text:p>Word.find_or_create_by_expression(:order =&gt; "52", :expression =&gt; "太陽", :reading =&gt; "太陽[たいよう]", :meaning =&gt; "Sun", :type1 =&gt; "Noun", :type2 =&gt; "")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76">
            <text:p>276</text:p>
          </table:table-cell>
          <table:table-cell office:value-type="string">
            <text:p>晴れ</text:p>
          </table:table-cell>
          <table:table-cell office:value-type="string">
            <text:p>晴[は]れ</text:p>
          </table:table-cell>
          <table:table-cell table:number-columns-repeated="2"/>
          <table:table-cell office:value-type="string">
            <text:p>Clear weath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4]; &quot;&quot;&quot;, :expression =&gt; &quot;&quot;&quot;; [.C54]; &quot;&quot;&quot;, :reading =&gt; &quot;&quot;&quot;;[.D54];&quot;&quot;&quot;, :meaning =&gt; &quot;&quot;&quot;; [.G54];&quot;&quot;&quot;, :type1 =&gt; &quot;&quot;&quot;; [.H54]; &quot;&quot;&quot;, :type2 =&gt; &quot;&quot;&quot;; [.I54]; &quot;&quot;&quot;)&quot;)" office:value-type="string" office:string-value="Word.find_or_create_by_expression(:order =&gt; &quot;53&quot;, :expression =&gt; &quot;晴れ&quot;, :reading =&gt; &quot;晴[は]れ&quot;, :meaning =&gt; &quot;Clear weather&quot;, :type1 =&gt; &quot;Noun&quot;, :type2 =&gt; &quot;&quot;)">
            <text:p>Word.find_or_create_by_expression(:order =&gt; "53", :expression =&gt; "晴れ", :reading =&gt; "晴[は]れ", :meaning =&gt; "Clear weather", :type1 =&gt; "Noun", :type2 =&gt; "")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76">
            <text:p>276</text:p>
          </table:table-cell>
          <table:table-cell office:value-type="string">
            <text:p>吹く</text:p>
          </table:table-cell>
          <table:table-cell office:value-type="string">
            <text:p>吹[ふ]く</text:p>
          </table:table-cell>
          <table:table-cell table:number-columns-repeated="2"/>
          <table:table-cell office:value-type="string">
            <text:p>To blow (eg, a wind)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55]; &quot;&quot;&quot;, :expression =&gt; &quot;&quot;&quot;; [.C55]; &quot;&quot;&quot;, :reading =&gt; &quot;&quot;&quot;;[.D55];&quot;&quot;&quot;, :meaning =&gt; &quot;&quot;&quot;; [.G55];&quot;&quot;&quot;, :type1 =&gt; &quot;&quot;&quot;; [.H55]; &quot;&quot;&quot;, :type2 =&gt; &quot;&quot;&quot;; [.I55]; &quot;&quot;&quot;)&quot;)" office:value-type="string" office:string-value="Word.find_or_create_by_expression(:order =&gt; &quot;54&quot;, :expression =&gt; &quot;吹く&quot;, :reading =&gt; &quot;吹[ふ]く&quot;, :meaning =&gt; &quot;To blow (eg, a wind)&quot;, :type1 =&gt; &quot;Verb&quot;, :type2 =&gt; &quot;u&quot;)">
            <text:p>Word.find_or_create_by_expression(:order =&gt; "54", :expression =&gt; "吹く", :reading =&gt; "吹[ふ]く", :meaning =&gt; "To blow (eg, a wind)", :type1 =&gt; "Verb", :type2 =&gt; "u")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76">
            <text:p>276</text:p>
          </table:table-cell>
          <table:table-cell office:value-type="string">
            <text:p>降る</text:p>
          </table:table-cell>
          <table:table-cell office:value-type="string">
            <text:p>降[ふ]る</text:p>
          </table:table-cell>
          <table:table-cell table:number-columns-repeated="2"/>
          <table:table-cell office:value-type="string">
            <text:p>To fall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56]; &quot;&quot;&quot;, :expression =&gt; &quot;&quot;&quot;; [.C56]; &quot;&quot;&quot;, :reading =&gt; &quot;&quot;&quot;;[.D56];&quot;&quot;&quot;, :meaning =&gt; &quot;&quot;&quot;; [.G56];&quot;&quot;&quot;, :type1 =&gt; &quot;&quot;&quot;; [.H56]; &quot;&quot;&quot;, :type2 =&gt; &quot;&quot;&quot;; [.I56]; &quot;&quot;&quot;)&quot;)" office:value-type="string" office:string-value="Word.find_or_create_by_expression(:order =&gt; &quot;55&quot;, :expression =&gt; &quot;降る&quot;, :reading =&gt; &quot;降[ふ]る&quot;, :meaning =&gt; &quot;To fall&quot;, :type1 =&gt; &quot;Verb&quot;, :type2 =&gt; &quot;u&quot;)">
            <text:p>Word.find_or_create_by_expression(:order =&gt; "55", :expression =&gt; "降る", :reading =&gt; "降[ふ]る", :meaning =&gt; "To fall", :type1 =&gt; "Verb", :type2 =&gt; "u")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76">
            <text:p>276</text:p>
          </table:table-cell>
          <table:table-cell office:value-type="string">
            <text:p>雪</text:p>
          </table:table-cell>
          <table:table-cell office:value-type="string">
            <text:p>雪[ゆき]</text:p>
          </table:table-cell>
          <table:table-cell table:number-columns-repeated="2"/>
          <table:table-cell office:value-type="string">
            <text:p>Snow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7]; &quot;&quot;&quot;, :expression =&gt; &quot;&quot;&quot;; [.C57]; &quot;&quot;&quot;, :reading =&gt; &quot;&quot;&quot;;[.D57];&quot;&quot;&quot;, :meaning =&gt; &quot;&quot;&quot;; [.G57];&quot;&quot;&quot;, :type1 =&gt; &quot;&quot;&quot;; [.H57]; &quot;&quot;&quot;, :type2 =&gt; &quot;&quot;&quot;; [.I57]; &quot;&quot;&quot;)&quot;)" office:value-type="string" office:string-value="Word.find_or_create_by_expression(:order =&gt; &quot;56&quot;, :expression =&gt; &quot;雪&quot;, :reading =&gt; &quot;雪[ゆき]&quot;, :meaning =&gt; &quot;Snow&quot;, :type1 =&gt; &quot;Noun&quot;, :type2 =&gt; &quot;&quot;)">
            <text:p>Word.find_or_create_by_expression(:order =&gt; "56", :expression =&gt; "雪", :reading =&gt; "雪[ゆき]", :meaning =&gt; "Snow", :type1 =&gt; "Noun", :type2 =&gt; "")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91">
            <text:p>291</text:p>
          </table:table-cell>
          <table:table-cell office:value-type="string">
            <text:p>秋</text:p>
          </table:table-cell>
          <table:table-cell office:value-type="string">
            <text:p>秋[あき]</text:p>
          </table:table-cell>
          <table:table-cell table:number-columns-repeated="2"/>
          <table:table-cell office:value-type="string">
            <text:p>Autum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8]; &quot;&quot;&quot;, :expression =&gt; &quot;&quot;&quot;; [.C58]; &quot;&quot;&quot;, :reading =&gt; &quot;&quot;&quot;;[.D58];&quot;&quot;&quot;, :meaning =&gt; &quot;&quot;&quot;; [.G58];&quot;&quot;&quot;, :type1 =&gt; &quot;&quot;&quot;; [.H58]; &quot;&quot;&quot;, :type2 =&gt; &quot;&quot;&quot;; [.I58]; &quot;&quot;&quot;)&quot;)" office:value-type="string" office:string-value="Word.find_or_create_by_expression(:order =&gt; &quot;57&quot;, :expression =&gt; &quot;秋&quot;, :reading =&gt; &quot;秋[あき]&quot;, :meaning =&gt; &quot;Autumn&quot;, :type1 =&gt; &quot;Noun&quot;, :type2 =&gt; &quot;&quot;)">
            <text:p>Word.find_or_create_by_expression(:order =&gt; "57", :expression =&gt; "秋", :reading =&gt; "秋[あき]", :meaning =&gt; "Autumn", :type1 =&gt; "Noun", :type2 =&gt; "")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91">
            <text:p>291</text:p>
          </table:table-cell>
          <table:table-cell office:value-type="string">
            <text:p>夏</text:p>
          </table:table-cell>
          <table:table-cell office:value-type="string">
            <text:p>夏[なつ]</text:p>
          </table:table-cell>
          <table:table-cell table:number-columns-repeated="2"/>
          <table:table-cell office:value-type="string">
            <text:p>Summ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59]; &quot;&quot;&quot;, :expression =&gt; &quot;&quot;&quot;; [.C59]; &quot;&quot;&quot;, :reading =&gt; &quot;&quot;&quot;;[.D59];&quot;&quot;&quot;, :meaning =&gt; &quot;&quot;&quot;; [.G59];&quot;&quot;&quot;, :type1 =&gt; &quot;&quot;&quot;; [.H59]; &quot;&quot;&quot;, :type2 =&gt; &quot;&quot;&quot;; [.I59]; &quot;&quot;&quot;)&quot;)" office:value-type="string" office:string-value="Word.find_or_create_by_expression(:order =&gt; &quot;58&quot;, :expression =&gt; &quot;夏&quot;, :reading =&gt; &quot;夏[なつ]&quot;, :meaning =&gt; &quot;Summer&quot;, :type1 =&gt; &quot;Noun&quot;, :type2 =&gt; &quot;&quot;)">
            <text:p>Word.find_or_create_by_expression(:order =&gt; "58", :expression =&gt; "夏", :reading =&gt; "夏[なつ]", :meaning =&gt; "Summer", :type1 =&gt; "Noun", :type2 =&gt; "")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91">
            <text:p>291</text:p>
          </table:table-cell>
          <table:table-cell office:value-type="string">
            <text:p>春</text:p>
          </table:table-cell>
          <table:table-cell office:value-type="string">
            <text:p>春[はる]</text:p>
          </table:table-cell>
          <table:table-cell table:number-columns-repeated="2"/>
          <table:table-cell office:value-type="string">
            <text:p>Spr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60]; &quot;&quot;&quot;, :expression =&gt; &quot;&quot;&quot;; [.C60]; &quot;&quot;&quot;, :reading =&gt; &quot;&quot;&quot;;[.D60];&quot;&quot;&quot;, :meaning =&gt; &quot;&quot;&quot;; [.G60];&quot;&quot;&quot;, :type1 =&gt; &quot;&quot;&quot;; [.H60]; &quot;&quot;&quot;, :type2 =&gt; &quot;&quot;&quot;; [.I60]; &quot;&quot;&quot;)&quot;)" office:value-type="string" office:string-value="Word.find_or_create_by_expression(:order =&gt; &quot;59&quot;, :expression =&gt; &quot;春&quot;, :reading =&gt; &quot;春[はる]&quot;, :meaning =&gt; &quot;Spring&quot;, :type1 =&gt; &quot;Noun&quot;, :type2 =&gt; &quot;&quot;)">
            <text:p>Word.find_or_create_by_expression(:order =&gt; "59", :expression =&gt; "春", :reading =&gt; "春[はる]", :meaning =&gt; "Spring", :type1 =&gt; "Noun", :type2 =&gt; "")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string">
            <text:p>冬</text:p>
          </table:table-cell>
          <table:table-cell office:value-type="string">
            <text:p>冬[ふゆ]</text:p>
          </table:table-cell>
          <table:table-cell table:number-columns-repeated="2"/>
          <table:table-cell office:value-type="string">
            <text:p>Wint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61]; &quot;&quot;&quot;, :expression =&gt; &quot;&quot;&quot;; [.C61]; &quot;&quot;&quot;, :reading =&gt; &quot;&quot;&quot;;[.D61];&quot;&quot;&quot;, :meaning =&gt; &quot;&quot;&quot;; [.G61];&quot;&quot;&quot;, :type1 =&gt; &quot;&quot;&quot;; [.H61]; &quot;&quot;&quot;, :type2 =&gt; &quot;&quot;&quot;; [.I61]; &quot;&quot;&quot;)&quot;)" office:value-type="string" office:string-value="Word.find_or_create_by_expression(:order =&gt; &quot;60&quot;, :expression =&gt; &quot;冬&quot;, :reading =&gt; &quot;冬[ふゆ]&quot;, :meaning =&gt; &quot;Winter&quot;, :type1 =&gt; &quot;Noun&quot;, :type2 =&gt; &quot;&quot;)">
            <text:p>Word.find_or_create_by_expression(:order =&gt; "60", :expression =&gt; "冬", :reading =&gt; "冬[ふゆ]", :meaning =&gt; "Winter", :type1 =&gt; "Noun", :type2 =&gt; "")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1">
            <text:p>291</text:p>
          </table:table-cell>
          <table:table-cell office:value-type="string">
            <text:p>明るい</text:p>
          </table:table-cell>
          <table:table-cell office:value-type="string">
            <text:p>明[あか]るい</text:p>
          </table:table-cell>
          <table:table-cell table:number-columns-repeated="2"/>
          <table:table-cell office:value-type="string">
            <text:p>Bright (opp. dark)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62]; &quot;&quot;&quot;, :expression =&gt; &quot;&quot;&quot;; [.C62]; &quot;&quot;&quot;, :reading =&gt; &quot;&quot;&quot;;[.D62];&quot;&quot;&quot;, :meaning =&gt; &quot;&quot;&quot;; [.G62];&quot;&quot;&quot;, :type1 =&gt; &quot;&quot;&quot;; [.H62]; &quot;&quot;&quot;, :type2 =&gt; &quot;&quot;&quot;; [.I62]; &quot;&quot;&quot;)&quot;)" office:value-type="string" office:string-value="Word.find_or_create_by_expression(:order =&gt; &quot;61&quot;, :expression =&gt; &quot;明るい&quot;, :reading =&gt; &quot;明[あか]るい&quot;, :meaning =&gt; &quot;Bright (opp. dark)&quot;, :type1 =&gt; &quot;Adjective&quot;, :type2 =&gt; &quot;i&quot;)">
            <text:p>Word.find_or_create_by_expression(:order =&gt; "61", :expression =&gt; "明るい", :reading =&gt; "明[あか]るい", :meaning =&gt; "Bright (opp. dark)", :type1 =&gt; "Adjective", :type2 =&gt; "i")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おだやか</text:p>
          </table:table-cell>
          <table:table-cell table:number-columns-repeated="2"/>
          <table:table-cell office:value-type="string">
            <text:p>Calm, gentle</text:p>
          </table:table-cell>
          <table:table-cell office:value-type="string">
            <text:p>Adjective</text:p>
          </table:table-cell>
          <table:table-cell office:value-type="string">
            <text:p>na</text:p>
          </table:table-cell>
          <table:table-cell/>
          <table:table-cell table:formula="of:=CONCATENATE(&quot;Word.find_or_create_by_expression(:order =&gt; &quot;&quot;&quot;; [.A63]; &quot;&quot;&quot;, :expression =&gt; &quot;&quot;&quot;; [.C63]; &quot;&quot;&quot;, :reading =&gt; &quot;&quot;&quot;;[.D63];&quot;&quot;&quot;, :meaning =&gt; &quot;&quot;&quot;; [.G63];&quot;&quot;&quot;, :type1 =&gt; &quot;&quot;&quot;; [.H63]; &quot;&quot;&quot;, :type2 =&gt; &quot;&quot;&quot;; [.I63]; &quot;&quot;&quot;)&quot;)" office:value-type="string" office:string-value="Word.find_or_create_by_expression(:order =&gt; &quot;62&quot;, :expression =&gt; &quot;おだやか&quot;, :reading =&gt; &quot;おだやか&quot;, :meaning =&gt; &quot;Calm, gentle&quot;, :type1 =&gt; &quot;Adjective&quot;, :type2 =&gt; &quot;na&quot;)">
            <text:p>Word.find_or_create_by_expression(:order =&gt; "62", :expression =&gt; "おだやか", :reading =&gt; "おだやか", :meaning =&gt; "Calm, gentle", :type1 =&gt; "Adjective", :type2 =&gt; "na")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1">
            <text:p>291</text:p>
          </table:table-cell>
          <table:table-cell office:value-type="string">
            <text:p>重い</text:p>
          </table:table-cell>
          <table:table-cell office:value-type="string">
            <text:p>重[おも]い</text:p>
          </table:table-cell>
          <table:table-cell table:number-columns-repeated="2"/>
          <table:table-cell office:value-type="string">
            <text:p>Heavy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64]; &quot;&quot;&quot;, :expression =&gt; &quot;&quot;&quot;; [.C64]; &quot;&quot;&quot;, :reading =&gt; &quot;&quot;&quot;;[.D64];&quot;&quot;&quot;, :meaning =&gt; &quot;&quot;&quot;; [.G64];&quot;&quot;&quot;, :type1 =&gt; &quot;&quot;&quot;; [.H64]; &quot;&quot;&quot;, :type2 =&gt; &quot;&quot;&quot;; [.I64]; &quot;&quot;&quot;)&quot;)" office:value-type="string" office:string-value="Word.find_or_create_by_expression(:order =&gt; &quot;63&quot;, :expression =&gt; &quot;重い&quot;, :reading =&gt; &quot;重[おも]い&quot;, :meaning =&gt; &quot;Heavy&quot;, :type1 =&gt; &quot;Adjective&quot;, :type2 =&gt; &quot;i&quot;)">
            <text:p>Word.find_or_create_by_expression(:order =&gt; "63", :expression =&gt; "重い", :reading =&gt; "重[おも]い", :meaning =&gt; "Heavy", :type1 =&gt; "Adjective", :type2 =&gt; "i")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1">
            <text:p>291</text:p>
          </table:table-cell>
          <table:table-cell office:value-type="string">
            <text:p>面白い</text:p>
          </table:table-cell>
          <table:table-cell office:value-type="string">
            <text:p>面白[おもしろ]い</text:p>
          </table:table-cell>
          <table:table-cell table:number-columns-repeated="2"/>
          <table:table-cell office:value-type="string">
            <text:p>Interesting, funny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65]; &quot;&quot;&quot;, :expression =&gt; &quot;&quot;&quot;; [.C65]; &quot;&quot;&quot;, :reading =&gt; &quot;&quot;&quot;;[.D65];&quot;&quot;&quot;, :meaning =&gt; &quot;&quot;&quot;; [.G65];&quot;&quot;&quot;, :type1 =&gt; &quot;&quot;&quot;; [.H65]; &quot;&quot;&quot;, :type2 =&gt; &quot;&quot;&quot;; [.I65]; &quot;&quot;&quot;)&quot;)" office:value-type="string" office:string-value="Word.find_or_create_by_expression(:order =&gt; &quot;64&quot;, :expression =&gt; &quot;面白い&quot;, :reading =&gt; &quot;面白[おもしろ]い&quot;, :meaning =&gt; &quot;Interesting, funny&quot;, :type1 =&gt; &quot;Adjective&quot;, :type2 =&gt; &quot;i&quot;)">
            <text:p>Word.find_or_create_by_expression(:order =&gt; "64", :expression =&gt; "面白い", :reading =&gt; "面白[おもしろ]い", :meaning =&gt; "Interesting, funny", :type1 =&gt; "Adjective", :type2 =&gt; "i")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91">
            <text:p>291</text:p>
          </table:table-cell>
          <table:table-cell office:value-type="string">
            <text:p>暗い</text:p>
          </table:table-cell>
          <table:table-cell office:value-type="string">
            <text:p>暗[くら]い</text:p>
          </table:table-cell>
          <table:table-cell table:number-columns-repeated="2"/>
          <table:table-cell office:value-type="string">
            <text:p>Dark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66]; &quot;&quot;&quot;, :expression =&gt; &quot;&quot;&quot;; [.C66]; &quot;&quot;&quot;, :reading =&gt; &quot;&quot;&quot;;[.D66];&quot;&quot;&quot;, :meaning =&gt; &quot;&quot;&quot;; [.G66];&quot;&quot;&quot;, :type1 =&gt; &quot;&quot;&quot;; [.H66]; &quot;&quot;&quot;, :type2 =&gt; &quot;&quot;&quot;; [.I66]; &quot;&quot;&quot;)&quot;)" office:value-type="string" office:string-value="Word.find_or_create_by_expression(:order =&gt; &quot;65&quot;, :expression =&gt; &quot;暗い&quot;, :reading =&gt; &quot;暗[くら]い&quot;, :meaning =&gt; &quot;Dark&quot;, :type1 =&gt; &quot;Adjective&quot;, :type2 =&gt; &quot;i&quot;)">
            <text:p>Word.find_or_create_by_expression(:order =&gt; "65", :expression =&gt; "暗い", :reading =&gt; "暗[くら]い", :meaning =&gt; "Dark", :type1 =&gt; "Adjective", :type2 =&gt; "i")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スマート</text:p>
          </table:table-cell>
          <table:table-cell table:number-columns-repeated="2"/>
          <table:table-cell office:value-type="string">
            <text:p>Slender (person)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67]; &quot;&quot;&quot;, :expression =&gt; &quot;&quot;&quot;; [.C67]; &quot;&quot;&quot;, :reading =&gt; &quot;&quot;&quot;;[.D67];&quot;&quot;&quot;, :meaning =&gt; &quot;&quot;&quot;; [.G67];&quot;&quot;&quot;, :type1 =&gt; &quot;&quot;&quot;; [.H67]; &quot;&quot;&quot;, :type2 =&gt; &quot;&quot;&quot;; [.I67]; &quot;&quot;&quot;)&quot;)" office:value-type="string" office:string-value="Word.find_or_create_by_expression(:order =&gt; &quot;66&quot;, :expression =&gt; &quot;スマート&quot;, :reading =&gt; &quot;スマート&quot;, :meaning =&gt; &quot;Slender (person)&quot;, :type1 =&gt; &quot;NounAdj&quot;, :type2 =&gt; &quot;&quot;)">
            <text:p>Word.find_or_create_by_expression(:order =&gt; "66", :expression =&gt; "スマート", :reading =&gt; "スマート", :meaning =&gt; "Slender (person)", :type1 =&gt; "NounAdj", :type2 =&gt; "")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1">
            <text:p>291</text:p>
          </table:table-cell>
          <table:table-cell office:value-type="string">
            <text:p>大変</text:p>
          </table:table-cell>
          <table:table-cell office:value-type="string">
            <text:p>大変[たいへん]</text:p>
          </table:table-cell>
          <table:table-cell table:number-columns-repeated="2"/>
          <table:table-cell office:value-type="string">
            <text:p>Terrible, awful</text:p>
          </table:table-cell>
          <table:table-cell office:value-type="string">
            <text:p>Adverb</text:p>
          </table:table-cell>
          <table:table-cell/>
          <table:table-cell/>
          <table:table-cell table:formula="of:=CONCATENATE(&quot;Word.find_or_create_by_expression(:order =&gt; &quot;&quot;&quot;; [.A68]; &quot;&quot;&quot;, :expression =&gt; &quot;&quot;&quot;; [.C68]; &quot;&quot;&quot;, :reading =&gt; &quot;&quot;&quot;;[.D68];&quot;&quot;&quot;, :meaning =&gt; &quot;&quot;&quot;; [.G68];&quot;&quot;&quot;, :type1 =&gt; &quot;&quot;&quot;; [.H68]; &quot;&quot;&quot;, :type2 =&gt; &quot;&quot;&quot;; [.I68]; &quot;&quot;&quot;)&quot;)" office:value-type="string" office:string-value="Word.find_or_create_by_expression(:order =&gt; &quot;67&quot;, :expression =&gt; &quot;大変&quot;, :reading =&gt; &quot;大変[たいへん]&quot;, :meaning =&gt; &quot;Terrible, awful&quot;, :type1 =&gt; &quot;Adverb&quot;, :type2 =&gt; &quot;&quot;)">
            <text:p>Word.find_or_create_by_expression(:order =&gt; "67", :expression =&gt; "大変", :reading =&gt; "大変[たいへん]", :meaning =&gt; "Terrible, awful", :type1 =&gt; "Adverb", :type2 =&gt; "")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つまらない</text:p>
          </table:table-cell>
          <table:table-cell table:number-columns-repeated="2"/>
          <table:table-cell office:value-type="string">
            <text:p>Boring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69]; &quot;&quot;&quot;, :expression =&gt; &quot;&quot;&quot;; [.C69]; &quot;&quot;&quot;, :reading =&gt; &quot;&quot;&quot;;[.D69];&quot;&quot;&quot;, :meaning =&gt; &quot;&quot;&quot;; [.G69];&quot;&quot;&quot;, :type1 =&gt; &quot;&quot;&quot;; [.H69]; &quot;&quot;&quot;, :type2 =&gt; &quot;&quot;&quot;; [.I69]; &quot;&quot;&quot;)&quot;)" office:value-type="string" office:string-value="Word.find_or_create_by_expression(:order =&gt; &quot;68&quot;, :expression =&gt; &quot;つまらない&quot;, :reading =&gt; &quot;つまらない&quot;, :meaning =&gt; &quot;Boring&quot;, :type1 =&gt; &quot;Adjective&quot;, :type2 =&gt; &quot;i&quot;)">
            <text:p>Word.find_or_create_by_expression(:order =&gt; "68", :expression =&gt; "つまらない", :reading =&gt; "つまらない", :meaning =&gt; "Boring", :type1 =&gt; "Adjective", :type2 =&gt; "i")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1">
            <text:p>291</text:p>
          </table:table-cell>
          <table:table-cell office:value-type="string">
            <text:p>強い</text:p>
          </table:table-cell>
          <table:table-cell office:value-type="string">
            <text:p>強[つよ]い</text:p>
          </table:table-cell>
          <table:table-cell table:number-columns-repeated="2"/>
          <table:table-cell office:value-type="string">
            <text:p>Strong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0]; &quot;&quot;&quot;, :expression =&gt; &quot;&quot;&quot;; [.C70]; &quot;&quot;&quot;, :reading =&gt; &quot;&quot;&quot;;[.D70];&quot;&quot;&quot;, :meaning =&gt; &quot;&quot;&quot;; [.G70];&quot;&quot;&quot;, :type1 =&gt; &quot;&quot;&quot;; [.H70]; &quot;&quot;&quot;, :type2 =&gt; &quot;&quot;&quot;; [.I70]; &quot;&quot;&quot;)&quot;)" office:value-type="string" office:string-value="Word.find_or_create_by_expression(:order =&gt; &quot;69&quot;, :expression =&gt; &quot;強い&quot;, :reading =&gt; &quot;強[つよ]い&quot;, :meaning =&gt; &quot;Strong&quot;, :type1 =&gt; &quot;Adjective&quot;, :type2 =&gt; &quot;i&quot;)">
            <text:p>Word.find_or_create_by_expression(:order =&gt; "69", :expression =&gt; "強い", :reading =&gt; "強[つよ]い", :meaning =&gt; "Strong", :type1 =&gt; "Adjective", :type2 =&gt; "i")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string">
            <text:p>長い</text:p>
          </table:table-cell>
          <table:table-cell office:value-type="string">
            <text:p>長[なが]い</text:p>
          </table:table-cell>
          <table:table-cell table:number-columns-repeated="2"/>
          <table:table-cell office:value-type="string">
            <text:p>Long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1]; &quot;&quot;&quot;, :expression =&gt; &quot;&quot;&quot;; [.C71]; &quot;&quot;&quot;, :reading =&gt; &quot;&quot;&quot;;[.D71];&quot;&quot;&quot;, :meaning =&gt; &quot;&quot;&quot;; [.G71];&quot;&quot;&quot;, :type1 =&gt; &quot;&quot;&quot;; [.H71]; &quot;&quot;&quot;, :type2 =&gt; &quot;&quot;&quot;; [.I71]; &quot;&quot;&quot;)&quot;)" office:value-type="string" office:string-value="Word.find_or_create_by_expression(:order =&gt; &quot;70&quot;, :expression =&gt; &quot;長い&quot;, :reading =&gt; &quot;長[なが]い&quot;, :meaning =&gt; &quot;Long&quot;, :type1 =&gt; &quot;Adjective&quot;, :type2 =&gt; &quot;i&quot;)">
            <text:p>Word.find_or_create_by_expression(:order =&gt; "70", :expression =&gt; "長い", :reading =&gt; "長[なが]い", :meaning =&gt; "Long", :type1 =&gt; "Adjective", :type2 =&gt; "i")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にぎやか</text:p>
          </table:table-cell>
          <table:table-cell table:number-columns-repeated="2"/>
          <table:table-cell office:value-type="string">
            <text:p>Lively</text:p>
          </table:table-cell>
          <table:table-cell office:value-type="string">
            <text:p>Adjective</text:p>
          </table:table-cell>
          <table:table-cell office:value-type="string">
            <text:p>na</text:p>
          </table:table-cell>
          <table:table-cell/>
          <table:table-cell table:formula="of:=CONCATENATE(&quot;Word.find_or_create_by_expression(:order =&gt; &quot;&quot;&quot;; [.A72]; &quot;&quot;&quot;, :expression =&gt; &quot;&quot;&quot;; [.C72]; &quot;&quot;&quot;, :reading =&gt; &quot;&quot;&quot;;[.D72];&quot;&quot;&quot;, :meaning =&gt; &quot;&quot;&quot;; [.G72];&quot;&quot;&quot;, :type1 =&gt; &quot;&quot;&quot;; [.H72]; &quot;&quot;&quot;, :type2 =&gt; &quot;&quot;&quot;; [.I72]; &quot;&quot;&quot;)&quot;)" office:value-type="string" office:string-value="Word.find_or_create_by_expression(:order =&gt; &quot;71&quot;, :expression =&gt; &quot;にぎやか&quot;, :reading =&gt; &quot;にぎやか&quot;, :meaning =&gt; &quot;Lively&quot;, :type1 =&gt; &quot;Adjective&quot;, :type2 =&gt; &quot;na&quot;)">
            <text:p>Word.find_or_create_by_expression(:order =&gt; "71", :expression =&gt; "にぎやか", :reading =&gt; "にぎやか", :meaning =&gt; "Lively", :type1 =&gt; "Adjective", :type2 =&gt; "na")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1">
            <text:p>291</text:p>
          </table:table-cell>
          <table:table-cell office:value-type="string">
            <text:p>早い</text:p>
          </table:table-cell>
          <table:table-cell office:value-type="string">
            <text:p>早[はや]い</text:p>
          </table:table-cell>
          <table:table-cell table:number-columns-repeated="2"/>
          <table:table-cell office:value-type="string">
            <text:p>Early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3]; &quot;&quot;&quot;, :expression =&gt; &quot;&quot;&quot;; [.C73]; &quot;&quot;&quot;, :reading =&gt; &quot;&quot;&quot;;[.D73];&quot;&quot;&quot;, :meaning =&gt; &quot;&quot;&quot;; [.G73];&quot;&quot;&quot;, :type1 =&gt; &quot;&quot;&quot;; [.H73]; &quot;&quot;&quot;, :type2 =&gt; &quot;&quot;&quot;; [.I73]; &quot;&quot;&quot;)&quot;)" office:value-type="string" office:string-value="Word.find_or_create_by_expression(:order =&gt; &quot;72&quot;, :expression =&gt; &quot;早い&quot;, :reading =&gt; &quot;早[はや]い&quot;, :meaning =&gt; &quot;Early&quot;, :type1 =&gt; &quot;Adjective&quot;, :type2 =&gt; &quot;i&quot;)">
            <text:p>Word.find_or_create_by_expression(:order =&gt; "72", :expression =&gt; "早い", :reading =&gt; "早[はや]い", :meaning =&gt; "Early", :type1 =&gt; "Adjective", :type2 =&gt; "i")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1">
            <text:p>291</text:p>
          </table:table-cell>
          <table:table-cell office:value-type="string">
            <text:p>速い</text:p>
          </table:table-cell>
          <table:table-cell office:value-type="string">
            <text:p>速[はや]い</text:p>
          </table:table-cell>
          <table:table-cell table:number-columns-repeated="2"/>
          <table:table-cell office:value-type="string">
            <text:p>Quickly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4]; &quot;&quot;&quot;, :expression =&gt; &quot;&quot;&quot;; [.C74]; &quot;&quot;&quot;, :reading =&gt; &quot;&quot;&quot;;[.D74];&quot;&quot;&quot;, :meaning =&gt; &quot;&quot;&quot;; [.G74];&quot;&quot;&quot;, :type1 =&gt; &quot;&quot;&quot;; [.H74]; &quot;&quot;&quot;, :type2 =&gt; &quot;&quot;&quot;; [.I74]; &quot;&quot;&quot;)&quot;)" office:value-type="string" office:string-value="Word.find_or_create_by_expression(:order =&gt; &quot;73&quot;, :expression =&gt; &quot;速い&quot;, :reading =&gt; &quot;速[はや]い&quot;, :meaning =&gt; &quot;Quickly&quot;, :type1 =&gt; &quot;Adjective&quot;, :type2 =&gt; &quot;i&quot;)">
            <text:p>Word.find_or_create_by_expression(:order =&gt; "73", :expression =&gt; "速い", :reading =&gt; "速[はや]い", :meaning =&gt; "Quickly", :type1 =&gt; "Adjective", :type2 =&gt; "i")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1">
            <text:p>291</text:p>
          </table:table-cell>
          <table:table-cell office:value-type="string">
            <text:p>不まじめ</text:p>
          </table:table-cell>
          <table:table-cell office:value-type="string">
            <text:p>不[ふ]まじめ</text:p>
          </table:table-cell>
          <table:table-cell table:number-columns-repeated="2"/>
          <table:table-cell office:value-type="string">
            <text:p>Not serious, lazy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75]; &quot;&quot;&quot;, :expression =&gt; &quot;&quot;&quot;; [.C75]; &quot;&quot;&quot;, :reading =&gt; &quot;&quot;&quot;;[.D75];&quot;&quot;&quot;, :meaning =&gt; &quot;&quot;&quot;; [.G75];&quot;&quot;&quot;, :type1 =&gt; &quot;&quot;&quot;; [.H75]; &quot;&quot;&quot;, :type2 =&gt; &quot;&quot;&quot;; [.I75]; &quot;&quot;&quot;)&quot;)" office:value-type="string" office:string-value="Word.find_or_create_by_expression(:order =&gt; &quot;74&quot;, :expression =&gt; &quot;不まじめ&quot;, :reading =&gt; &quot;不[ふ]まじめ&quot;, :meaning =&gt; &quot;Not serious, lazy&quot;, :type1 =&gt; &quot;NounAdj&quot;, :type2 =&gt; &quot;&quot;)">
            <text:p>Word.find_or_create_by_expression(:order =&gt; "74", :expression =&gt; "不まじめ", :reading =&gt; "不[ふ]まじめ", :meaning =&gt; "Not serious, lazy", :type1 =&gt; "NounAdj", :type2 =&gt; ""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91">
            <text:p>291</text:p>
          </table:table-cell>
          <table:table-cell office:value-type="string">
            <text:p>変</text:p>
          </table:table-cell>
          <table:table-cell office:value-type="string">
            <text:p>変[へん]</text:p>
          </table:table-cell>
          <table:table-cell table:number-columns-repeated="2"/>
          <table:table-cell office:value-type="string">
            <text:p>Strange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76]; &quot;&quot;&quot;, :expression =&gt; &quot;&quot;&quot;; [.C76]; &quot;&quot;&quot;, :reading =&gt; &quot;&quot;&quot;;[.D76];&quot;&quot;&quot;, :meaning =&gt; &quot;&quot;&quot;; [.G76];&quot;&quot;&quot;, :type1 =&gt; &quot;&quot;&quot;; [.H76]; &quot;&quot;&quot;, :type2 =&gt; &quot;&quot;&quot;; [.I76]; &quot;&quot;&quot;)&quot;)" office:value-type="string" office:string-value="Word.find_or_create_by_expression(:order =&gt; &quot;75&quot;, :expression =&gt; &quot;変&quot;, :reading =&gt; &quot;変[へん]&quot;, :meaning =&gt; &quot;Strange&quot;, :type1 =&gt; &quot;NounAdj&quot;, :type2 =&gt; &quot;&quot;)">
            <text:p>Word.find_or_create_by_expression(:order =&gt; "75", :expression =&gt; "変", :reading =&gt; "変[へん]", :meaning =&gt; "Strange", :type1 =&gt; "NounAdj", :type2 =&gt; "")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まじめ</text:p>
          </table:table-cell>
          <table:table-cell table:number-columns-repeated="2"/>
          <table:table-cell office:value-type="string">
            <text:p>Serious (person)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77]; &quot;&quot;&quot;, :expression =&gt; &quot;&quot;&quot;; [.C77]; &quot;&quot;&quot;, :reading =&gt; &quot;&quot;&quot;;[.D77];&quot;&quot;&quot;, :meaning =&gt; &quot;&quot;&quot;; [.G77];&quot;&quot;&quot;, :type1 =&gt; &quot;&quot;&quot;; [.H77]; &quot;&quot;&quot;, :type2 =&gt; &quot;&quot;&quot;; [.I77]; &quot;&quot;&quot;)&quot;)" office:value-type="string" office:string-value="Word.find_or_create_by_expression(:order =&gt; &quot;76&quot;, :expression =&gt; &quot;まじめ&quot;, :reading =&gt; &quot;まじめ&quot;, :meaning =&gt; &quot;Serious (person)&quot;, :type1 =&gt; &quot;NounAdj&quot;, :type2 =&gt; &quot;&quot;)">
            <text:p>Word.find_or_create_by_expression(:order =&gt; "76", :expression =&gt; "まじめ", :reading =&gt; "まじめ", :meaning =&gt; "Serious (person)", :type1 =&gt; "NounAdj", :type2 =&gt; "")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 office:value-type="string">
            <text:p>短い</text:p>
          </table:table-cell>
          <table:table-cell office:value-type="string">
            <text:p>短[みじか]い</text:p>
          </table:table-cell>
          <table:table-cell table:number-columns-repeated="2"/>
          <table:table-cell office:value-type="string">
            <text:p>Short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8]; &quot;&quot;&quot;, :expression =&gt; &quot;&quot;&quot;; [.C78]; &quot;&quot;&quot;, :reading =&gt; &quot;&quot;&quot;;[.D78];&quot;&quot;&quot;, :meaning =&gt; &quot;&quot;&quot;; [.G78];&quot;&quot;&quot;, :type1 =&gt; &quot;&quot;&quot;; [.H78]; &quot;&quot;&quot;, :type2 =&gt; &quot;&quot;&quot;; [.I78]; &quot;&quot;&quot;)&quot;)" office:value-type="string" office:string-value="Word.find_or_create_by_expression(:order =&gt; &quot;77&quot;, :expression =&gt; &quot;短い&quot;, :reading =&gt; &quot;短[みじか]い&quot;, :meaning =&gt; &quot;Short&quot;, :type1 =&gt; &quot;Adjective&quot;, :type2 =&gt; &quot;i&quot;)">
            <text:p>Word.find_or_create_by_expression(:order =&gt; "77", :expression =&gt; "短い", :reading =&gt; "短[みじか]い", :meaning =&gt; "Short", :type1 =&gt; "Adjective", :type2 =&gt; "i")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むずかしい</text:p>
          </table:table-cell>
          <table:table-cell table:number-columns-repeated="2"/>
          <table:table-cell office:value-type="string">
            <text:p>Difficult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79]; &quot;&quot;&quot;, :expression =&gt; &quot;&quot;&quot;; [.C79]; &quot;&quot;&quot;, :reading =&gt; &quot;&quot;&quot;;[.D79];&quot;&quot;&quot;, :meaning =&gt; &quot;&quot;&quot;; [.G79];&quot;&quot;&quot;, :type1 =&gt; &quot;&quot;&quot;; [.H79]; &quot;&quot;&quot;, :type2 =&gt; &quot;&quot;&quot;; [.I79]; &quot;&quot;&quot;)&quot;)" office:value-type="string" office:string-value="Word.find_or_create_by_expression(:order =&gt; &quot;78&quot;, :expression =&gt; &quot;むずかしい&quot;, :reading =&gt; &quot;むずかしい&quot;, :meaning =&gt; &quot;Difficult&quot;, :type1 =&gt; &quot;Adjective&quot;, :type2 =&gt; &quot;i&quot;)">
            <text:p>Word.find_or_create_by_expression(:order =&gt; "78", :expression =&gt; "むずかしい", :reading =&gt; "むずかしい", :meaning =&gt; "Difficult", :type1 =&gt; "Adjective", :type2 =&gt; "i")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1">
            <text:p>291</text:p>
          </table:table-cell>
          <table:table-cell office:value-type="string">
            <text:p>有名</text:p>
          </table:table-cell>
          <table:table-cell office:value-type="string">
            <text:p>有名[ゆうめい]</text:p>
          </table:table-cell>
          <table:table-cell table:number-columns-repeated="2"/>
          <table:table-cell office:value-type="string">
            <text:p>Famous</text:p>
          </table:table-cell>
          <table:table-cell office:value-type="string">
            <text:p>Adjective</text:p>
          </table:table-cell>
          <table:table-cell office:value-type="string">
            <text:p>na</text:p>
          </table:table-cell>
          <table:table-cell/>
          <table:table-cell table:formula="of:=CONCATENATE(&quot;Word.find_or_create_by_expression(:order =&gt; &quot;&quot;&quot;; [.A80]; &quot;&quot;&quot;, :expression =&gt; &quot;&quot;&quot;; [.C80]; &quot;&quot;&quot;, :reading =&gt; &quot;&quot;&quot;;[.D80];&quot;&quot;&quot;, :meaning =&gt; &quot;&quot;&quot;; [.G80];&quot;&quot;&quot;, :type1 =&gt; &quot;&quot;&quot;; [.H80]; &quot;&quot;&quot;, :type2 =&gt; &quot;&quot;&quot;; [.I80]; &quot;&quot;&quot;)&quot;)" office:value-type="string" office:string-value="Word.find_or_create_by_expression(:order =&gt; &quot;79&quot;, :expression =&gt; &quot;有名&quot;, :reading =&gt; &quot;有名[ゆうめい]&quot;, :meaning =&gt; &quot;Famous&quot;, :type1 =&gt; &quot;Adjective&quot;, :type2 =&gt; &quot;na&quot;)">
            <text:p>Word.find_or_create_by_expression(:order =&gt; "79", :expression =&gt; "有名", :reading =&gt; "有名[ゆうめい]", :meaning =&gt; "Famous", :type1 =&gt; "Adjective", :type2 =&gt; "na")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 office:value-type="string">
            <text:p>弱い</text:p>
          </table:table-cell>
          <table:table-cell office:value-type="string">
            <text:p>弱[よわ]い</text:p>
          </table:table-cell>
          <table:table-cell table:number-columns-repeated="2"/>
          <table:table-cell office:value-type="string">
            <text:p>Weak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81]; &quot;&quot;&quot;, :expression =&gt; &quot;&quot;&quot;; [.C81]; &quot;&quot;&quot;, :reading =&gt; &quot;&quot;&quot;;[.D81];&quot;&quot;&quot;, :meaning =&gt; &quot;&quot;&quot;; [.G81];&quot;&quot;&quot;, :type1 =&gt; &quot;&quot;&quot;; [.H81]; &quot;&quot;&quot;, :type2 =&gt; &quot;&quot;&quot;; [.I81]; &quot;&quot;&quot;)&quot;)" office:value-type="string" office:string-value="Word.find_or_create_by_expression(:order =&gt; &quot;80&quot;, :expression =&gt; &quot;弱い&quot;, :reading =&gt; &quot;弱[よわ]い&quot;, :meaning =&gt; &quot;Weak&quot;, :type1 =&gt; &quot;Adjective&quot;, :type2 =&gt; &quot;i&quot;)">
            <text:p>Word.find_or_create_by_expression(:order =&gt; "80", :expression =&gt; "弱い", :reading =&gt; "弱[よわ]い", :meaning =&gt; "Weak", :type1 =&gt; "Adjective", :type2 =&gt; "i")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1">
            <text:p>291</text:p>
          </table:table-cell>
          <table:table-cell office:value-type="string">
            <text:p>若い</text:p>
          </table:table-cell>
          <table:table-cell office:value-type="string">
            <text:p>若[わか]い</text:p>
          </table:table-cell>
          <table:table-cell table:number-columns-repeated="2"/>
          <table:table-cell office:value-type="string">
            <text:p>Young</text:p>
          </table:table-cell>
          <table:table-cell office:value-type="string">
            <text:p>Adjective</text:p>
          </table:table-cell>
          <table:table-cell office:value-type="string">
            <text:p>i</text:p>
          </table:table-cell>
          <table:table-cell/>
          <table:table-cell table:formula="of:=CONCATENATE(&quot;Word.find_or_create_by_expression(:order =&gt; &quot;&quot;&quot;; [.A82]; &quot;&quot;&quot;, :expression =&gt; &quot;&quot;&quot;; [.C82]; &quot;&quot;&quot;, :reading =&gt; &quot;&quot;&quot;;[.D82];&quot;&quot;&quot;, :meaning =&gt; &quot;&quot;&quot;; [.G82];&quot;&quot;&quot;, :type1 =&gt; &quot;&quot;&quot;; [.H82]; &quot;&quot;&quot;, :type2 =&gt; &quot;&quot;&quot;; [.I82]; &quot;&quot;&quot;)&quot;)" office:value-type="string" office:string-value="Word.find_or_create_by_expression(:order =&gt; &quot;81&quot;, :expression =&gt; &quot;若い&quot;, :reading =&gt; &quot;若[わか]い&quot;, :meaning =&gt; &quot;Young&quot;, :type1 =&gt; &quot;Adjective&quot;, :type2 =&gt; &quot;i&quot;)">
            <text:p>Word.find_or_create_by_expression(:order =&gt; "81", :expression =&gt; "若い", :reading =&gt; "若[わか]い", :meaning =&gt; "Young", :type1 =&gt; "Adjective", :type2 =&gt; "i")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1">
            <text:p>291</text:p>
          </table:table-cell>
          <table:table-cell office:value-type="string">
            <text:p>海</text:p>
          </table:table-cell>
          <table:table-cell office:value-type="string">
            <text:p>海[うみ]</text:p>
          </table:table-cell>
          <table:table-cell table:number-columns-repeated="2"/>
          <table:table-cell office:value-type="string">
            <text:p>Ocean, sea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3]; &quot;&quot;&quot;, :expression =&gt; &quot;&quot;&quot;; [.C83]; &quot;&quot;&quot;, :reading =&gt; &quot;&quot;&quot;;[.D83];&quot;&quot;&quot;, :meaning =&gt; &quot;&quot;&quot;; [.G83];&quot;&quot;&quot;, :type1 =&gt; &quot;&quot;&quot;; [.H83]; &quot;&quot;&quot;, :type2 =&gt; &quot;&quot;&quot;; [.I83]; &quot;&quot;&quot;)&quot;)" office:value-type="string" office:string-value="Word.find_or_create_by_expression(:order =&gt; &quot;82&quot;, :expression =&gt; &quot;海&quot;, :reading =&gt; &quot;海[うみ]&quot;, :meaning =&gt; &quot;Ocean, sea&quot;, :type1 =&gt; &quot;Noun&quot;, :type2 =&gt; &quot;&quot;)">
            <text:p>Word.find_or_create_by_expression(:order =&gt; "82", :expression =&gt; "海", :reading =&gt; "海[うみ]", :meaning =&gt; "Ocean, sea", :type1 =&gt; "Noun", :type2 =&gt; "")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91">
            <text:p>291</text:p>
          </table:table-cell>
          <table:table-cell office:value-type="string">
            <text:p>北</text:p>
          </table:table-cell>
          <table:table-cell office:value-type="string">
            <text:p>北[きた]</text:p>
          </table:table-cell>
          <table:table-cell table:number-columns-repeated="2"/>
          <table:table-cell office:value-type="string">
            <text:p>North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4]; &quot;&quot;&quot;, :expression =&gt; &quot;&quot;&quot;; [.C84]; &quot;&quot;&quot;, :reading =&gt; &quot;&quot;&quot;;[.D84];&quot;&quot;&quot;, :meaning =&gt; &quot;&quot;&quot;; [.G84];&quot;&quot;&quot;, :type1 =&gt; &quot;&quot;&quot;; [.H84]; &quot;&quot;&quot;, :type2 =&gt; &quot;&quot;&quot;; [.I84]; &quot;&quot;&quot;)&quot;)" office:value-type="string" office:string-value="Word.find_or_create_by_expression(:order =&gt; &quot;83&quot;, :expression =&gt; &quot;北&quot;, :reading =&gt; &quot;北[きた]&quot;, :meaning =&gt; &quot;North&quot;, :type1 =&gt; &quot;Noun&quot;, :type2 =&gt; &quot;&quot;)">
            <text:p>Word.find_or_create_by_expression(:order =&gt; "83", :expression =&gt; "北", :reading =&gt; "北[きた]", :meaning =&gt; "North", :type1 =&gt; "Noun", :type2 =&gt; "")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91">
            <text:p>291</text:p>
          </table:table-cell>
          <table:table-cell office:value-type="string">
            <text:p>傘</text:p>
          </table:table-cell>
          <table:table-cell office:value-type="string">
            <text:p>傘[かさ]</text:p>
          </table:table-cell>
          <table:table-cell table:number-columns-repeated="2"/>
          <table:table-cell office:value-type="string">
            <text:p>Umbrella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5]; &quot;&quot;&quot;, :expression =&gt; &quot;&quot;&quot;; [.C85]; &quot;&quot;&quot;, :reading =&gt; &quot;&quot;&quot;;[.D85];&quot;&quot;&quot;, :meaning =&gt; &quot;&quot;&quot;; [.G85];&quot;&quot;&quot;, :type1 =&gt; &quot;&quot;&quot;; [.H85]; &quot;&quot;&quot;, :type2 =&gt; &quot;&quot;&quot;; [.I85]; &quot;&quot;&quot;)&quot;)" office:value-type="string" office:string-value="Word.find_or_create_by_expression(:order =&gt; &quot;84&quot;, :expression =&gt; &quot;傘&quot;, :reading =&gt; &quot;傘[かさ]&quot;, :meaning =&gt; &quot;Umbrella&quot;, :type1 =&gt; &quot;Noun&quot;, :type2 =&gt; &quot;&quot;)">
            <text:p>Word.find_or_create_by_expression(:order =&gt; "84", :expression =&gt; "傘", :reading =&gt; "傘[かさ]", :meaning =&gt; "Umbrella", :type1 =&gt; "Noun", :type2 =&gt; "")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1">
            <text:p>291</text:p>
          </table:table-cell>
          <table:table-cell office:value-type="string">
            <text:p>手紙</text:p>
          </table:table-cell>
          <table:table-cell office:value-type="string">
            <text:p>手紙[てがみ]</text:p>
          </table:table-cell>
          <table:table-cell table:number-columns-repeated="2"/>
          <table:table-cell office:value-type="string">
            <text:p>Lett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6]; &quot;&quot;&quot;, :expression =&gt; &quot;&quot;&quot;; [.C86]; &quot;&quot;&quot;, :reading =&gt; &quot;&quot;&quot;;[.D86];&quot;&quot;&quot;, :meaning =&gt; &quot;&quot;&quot;; [.G86];&quot;&quot;&quot;, :type1 =&gt; &quot;&quot;&quot;; [.H86]; &quot;&quot;&quot;, :type2 =&gt; &quot;&quot;&quot;; [.I86]; &quot;&quot;&quot;)&quot;)" office:value-type="string" office:string-value="Word.find_or_create_by_expression(:order =&gt; &quot;85&quot;, :expression =&gt; &quot;手紙&quot;, :reading =&gt; &quot;手紙[てがみ]&quot;, :meaning =&gt; &quot;Letter&quot;, :type1 =&gt; &quot;Noun&quot;, :type2 =&gt; &quot;&quot;)">
            <text:p>Word.find_or_create_by_expression(:order =&gt; "85", :expression =&gt; "手紙", :reading =&gt; "手紙[てがみ]", :meaning =&gt; "Letter", :type1 =&gt; "Noun", :type2 =&gt; "")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91">
            <text:p>291</text:p>
          </table:table-cell>
          <table:table-cell office:value-type="string">
            <text:p>西</text:p>
          </table:table-cell>
          <table:table-cell office:value-type="string">
            <text:p>西[にし]</text:p>
          </table:table-cell>
          <table:table-cell table:number-columns-repeated="2"/>
          <table:table-cell office:value-type="string">
            <text:p>Wes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7]; &quot;&quot;&quot;, :expression =&gt; &quot;&quot;&quot;; [.C87]; &quot;&quot;&quot;, :reading =&gt; &quot;&quot;&quot;;[.D87];&quot;&quot;&quot;, :meaning =&gt; &quot;&quot;&quot;; [.G87];&quot;&quot;&quot;, :type1 =&gt; &quot;&quot;&quot;; [.H87]; &quot;&quot;&quot;, :type2 =&gt; &quot;&quot;&quot;; [.I87]; &quot;&quot;&quot;)&quot;)" office:value-type="string" office:string-value="Word.find_or_create_by_expression(:order =&gt; &quot;86&quot;, :expression =&gt; &quot;西&quot;, :reading =&gt; &quot;西[にし]&quot;, :meaning =&gt; &quot;West&quot;, :type1 =&gt; &quot;Noun&quot;, :type2 =&gt; &quot;&quot;)">
            <text:p>Word.find_or_create_by_expression(:order =&gt; "86", :expression =&gt; "西", :reading =&gt; "西[にし]", :meaning =&gt; "West", :type1 =&gt; "Noun", :type2 =&gt; "")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 office:value-type="string">
            <text:p>東</text:p>
          </table:table-cell>
          <table:table-cell office:value-type="string">
            <text:p>東[ひがし]</text:p>
          </table:table-cell>
          <table:table-cell table:number-columns-repeated="2"/>
          <table:table-cell office:value-type="string">
            <text:p>Eas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8]; &quot;&quot;&quot;, :expression =&gt; &quot;&quot;&quot;; [.C88]; &quot;&quot;&quot;, :reading =&gt; &quot;&quot;&quot;;[.D88];&quot;&quot;&quot;, :meaning =&gt; &quot;&quot;&quot;; [.G88];&quot;&quot;&quot;, :type1 =&gt; &quot;&quot;&quot;; [.H88]; &quot;&quot;&quot;, :type2 =&gt; &quot;&quot;&quot;; [.I88]; &quot;&quot;&quot;)&quot;)" office:value-type="string" office:string-value="Word.find_or_create_by_expression(:order =&gt; &quot;87&quot;, :expression =&gt; &quot;東&quot;, :reading =&gt; &quot;東[ひがし]&quot;, :meaning =&gt; &quot;East&quot;, :type1 =&gt; &quot;Noun&quot;, :type2 =&gt; &quot;&quot;)">
            <text:p>Word.find_or_create_by_expression(:order =&gt; "87", :expression =&gt; "東", :reading =&gt; "東[ひがし]", :meaning =&gt; "East", :type1 =&gt; "Noun", :type2 =&gt; "")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 office:value-type="string">
            <text:p>病気</text:p>
          </table:table-cell>
          <table:table-cell office:value-type="string">
            <text:p>病気[びょうき]</text:p>
          </table:table-cell>
          <table:table-cell table:number-columns-repeated="2"/>
          <table:table-cell office:value-type="string">
            <text:p>Sick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89]; &quot;&quot;&quot;, :expression =&gt; &quot;&quot;&quot;; [.C89]; &quot;&quot;&quot;, :reading =&gt; &quot;&quot;&quot;;[.D89];&quot;&quot;&quot;, :meaning =&gt; &quot;&quot;&quot;; [.G89];&quot;&quot;&quot;, :type1 =&gt; &quot;&quot;&quot;; [.H89]; &quot;&quot;&quot;, :type2 =&gt; &quot;&quot;&quot;; [.I89]; &quot;&quot;&quot;)&quot;)" office:value-type="string" office:string-value="Word.find_or_create_by_expression(:order =&gt; &quot;88&quot;, :expression =&gt; &quot;病気&quot;, :reading =&gt; &quot;病気[びょうき]&quot;, :meaning =&gt; &quot;Sick&quot;, :type1 =&gt; &quot;Noun&quot;, :type2 =&gt; &quot;&quot;)">
            <text:p>Word.find_or_create_by_expression(:order =&gt; "88", :expression =&gt; "病気", :reading =&gt; "病気[びょうき]", :meaning =&gt; "Sick", :type1 =&gt; "Noun", :type2 =&gt; "")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91">
            <text:p>291</text:p>
          </table:table-cell>
          <table:table-cell office:value-type="string">
            <text:p>南</text:p>
          </table:table-cell>
          <table:table-cell office:value-type="string">
            <text:p>南[みなみ]</text:p>
          </table:table-cell>
          <table:table-cell table:number-columns-repeated="2"/>
          <table:table-cell office:value-type="string">
            <text:p>South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0]; &quot;&quot;&quot;, :expression =&gt; &quot;&quot;&quot;; [.C90]; &quot;&quot;&quot;, :reading =&gt; &quot;&quot;&quot;;[.D90];&quot;&quot;&quot;, :meaning =&gt; &quot;&quot;&quot;; [.G90];&quot;&quot;&quot;, :type1 =&gt; &quot;&quot;&quot;; [.H90]; &quot;&quot;&quot;, :type2 =&gt; &quot;&quot;&quot;; [.I90]; &quot;&quot;&quot;)&quot;)" office:value-type="string" office:string-value="Word.find_or_create_by_expression(:order =&gt; &quot;89&quot;, :expression =&gt; &quot;南&quot;, :reading =&gt; &quot;南[みなみ]&quot;, :meaning =&gt; &quot;South&quot;, :type1 =&gt; &quot;Noun&quot;, :type2 =&gt; &quot;&quot;)">
            <text:p>Word.find_or_create_by_expression(:order =&gt; "89", :expression =&gt; "南", :reading =&gt; "南[みなみ]", :meaning =&gt; "South", :type1 =&gt; "Noun", :type2 =&gt; "")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91">
            <text:p>291</text:p>
          </table:table-cell>
          <table:table-cell office:value-type="string">
            <text:p>山</text:p>
          </table:table-cell>
          <table:table-cell office:value-type="string">
            <text:p>山[やま]</text:p>
          </table:table-cell>
          <table:table-cell table:number-columns-repeated="2"/>
          <table:table-cell office:value-type="string">
            <text:p>Mountai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1]; &quot;&quot;&quot;, :expression =&gt; &quot;&quot;&quot;; [.C91]; &quot;&quot;&quot;, :reading =&gt; &quot;&quot;&quot;;[.D91];&quot;&quot;&quot;, :meaning =&gt; &quot;&quot;&quot;; [.G91];&quot;&quot;&quot;, :type1 =&gt; &quot;&quot;&quot;; [.H91]; &quot;&quot;&quot;, :type2 =&gt; &quot;&quot;&quot;; [.I91]; &quot;&quot;&quot;)&quot;)" office:value-type="string" office:string-value="Word.find_or_create_by_expression(:order =&gt; &quot;90&quot;, :expression =&gt; &quot;山&quot;, :reading =&gt; &quot;山[やま]&quot;, :meaning =&gt; &quot;Mountain&quot;, :type1 =&gt; &quot;Noun&quot;, :type2 =&gt; &quot;&quot;)">
            <text:p>Word.find_or_create_by_expression(:order =&gt; "90", :expression =&gt; "山", :reading =&gt; "山[やま]", :meaning =&gt; "Mountain", :type1 =&gt; "Noun", :type2 =&gt; "")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コート</text:p>
          </table:table-cell>
          <table:table-cell table:number-columns-repeated="2"/>
          <table:table-cell office:value-type="string">
            <text:p>Coa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2]; &quot;&quot;&quot;, :expression =&gt; &quot;&quot;&quot;; [.C92]; &quot;&quot;&quot;, :reading =&gt; &quot;&quot;&quot;;[.D92];&quot;&quot;&quot;, :meaning =&gt; &quot;&quot;&quot;; [.G92];&quot;&quot;&quot;, :type1 =&gt; &quot;&quot;&quot;; [.H92]; &quot;&quot;&quot;, :type2 =&gt; &quot;&quot;&quot;; [.I92]; &quot;&quot;&quot;)&quot;)" office:value-type="string" office:string-value="Word.find_or_create_by_expression(:order =&gt; &quot;91&quot;, :expression =&gt; &quot;コート&quot;, :reading =&gt; &quot;コート&quot;, :meaning =&gt; &quot;Coat&quot;, :type1 =&gt; &quot;Noun&quot;, :type2 =&gt; &quot;&quot;)">
            <text:p>Word.find_or_create_by_expression(:order =&gt; "91", :expression =&gt; "コート", :reading =&gt; "コート", :meaning =&gt; "Coat", :type1 =&gt; "Noun", :type2 =&gt; "")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サーフィン</text:p>
          </table:table-cell>
          <table:table-cell table:number-columns-repeated="2"/>
          <table:table-cell office:value-type="string">
            <text:p>Surf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3]; &quot;&quot;&quot;, :expression =&gt; &quot;&quot;&quot;; [.C93]; &quot;&quot;&quot;, :reading =&gt; &quot;&quot;&quot;;[.D93];&quot;&quot;&quot;, :meaning =&gt; &quot;&quot;&quot;; [.G93];&quot;&quot;&quot;, :type1 =&gt; &quot;&quot;&quot;; [.H93]; &quot;&quot;&quot;, :type2 =&gt; &quot;&quot;&quot;; [.I93]; &quot;&quot;&quot;)&quot;)" office:value-type="string" office:string-value="Word.find_or_create_by_expression(:order =&gt; &quot;92&quot;, :expression =&gt; &quot;サーフィン&quot;, :reading =&gt; &quot;サーフィン&quot;, :meaning =&gt; &quot;Surfing&quot;, :type1 =&gt; &quot;Noun&quot;, :type2 =&gt; &quot;&quot;)">
            <text:p>Word.find_or_create_by_expression(:order =&gt; "92", :expression =&gt; "サーフィン", :reading =&gt; "サーフィン", :meaning =&gt; "Surfing", :type1 =&gt; "Noun", :type2 =&gt; "")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91">
            <text:p>291</text:p>
          </table:table-cell>
          <table:table-cell office:value-type="string">
            <text:p>死ぬ</text:p>
          </table:table-cell>
          <table:table-cell office:value-type="string">
            <text:p>死[し]ぬ</text:p>
          </table:table-cell>
          <table:table-cell table:number-columns-repeated="2"/>
          <table:table-cell office:value-type="string">
            <text:p>To die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94]; &quot;&quot;&quot;, :expression =&gt; &quot;&quot;&quot;; [.C94]; &quot;&quot;&quot;, :reading =&gt; &quot;&quot;&quot;;[.D94];&quot;&quot;&quot;, :meaning =&gt; &quot;&quot;&quot;; [.G94];&quot;&quot;&quot;, :type1 =&gt; &quot;&quot;&quot;; [.H94]; &quot;&quot;&quot;, :type2 =&gt; &quot;&quot;&quot;; [.I94]; &quot;&quot;&quot;)&quot;)" office:value-type="string" office:string-value="Word.find_or_create_by_expression(:order =&gt; &quot;93&quot;, :expression =&gt; &quot;死ぬ&quot;, :reading =&gt; &quot;死[し]ぬ&quot;, :meaning =&gt; &quot;To die&quot;, :type1 =&gt; &quot;Verb&quot;, :type2 =&gt; &quot;u&quot;)">
            <text:p>Word.find_or_create_by_expression(:order =&gt; "93", :expression =&gt; "死ぬ", :reading =&gt; "死[し]ぬ", :meaning =&gt; "To die", :type1 =&gt; "Verb", :type2 =&gt; "u")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91">
            <text:p>291</text:p>
          </table:table-cell>
          <table:table-cell office:value-type="string">
            <text:p>使う</text:p>
          </table:table-cell>
          <table:table-cell office:value-type="string">
            <text:p>使[つか]う</text:p>
          </table:table-cell>
          <table:table-cell table:number-columns-repeated="2"/>
          <table:table-cell office:value-type="string">
            <text:p>To use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95]; &quot;&quot;&quot;, :expression =&gt; &quot;&quot;&quot;; [.C95]; &quot;&quot;&quot;, :reading =&gt; &quot;&quot;&quot;;[.D95];&quot;&quot;&quot;, :meaning =&gt; &quot;&quot;&quot;; [.G95];&quot;&quot;&quot;, :type1 =&gt; &quot;&quot;&quot;; [.H95]; &quot;&quot;&quot;, :type2 =&gt; &quot;&quot;&quot;; [.I95]; &quot;&quot;&quot;)&quot;)" office:value-type="string" office:string-value="Word.find_or_create_by_expression(:order =&gt; &quot;94&quot;, :expression =&gt; &quot;使う&quot;, :reading =&gt; &quot;使[つか]う&quot;, :meaning =&gt; &quot;To use&quot;, :type1 =&gt; &quot;Verb&quot;, :type2 =&gt; &quot;u&quot;)">
            <text:p>Word.find_or_create_by_expression(:order =&gt; "94", :expression =&gt; "使う", :reading =&gt; "使[つか]う", :meaning =&gt; "To use", :type1 =&gt; "Verb", :type2 =&gt; "u")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1">
            <text:p>291</text:p>
          </table:table-cell>
          <table:table-cell office:value-type="string">
            <text:p>同じ</text:p>
          </table:table-cell>
          <table:table-cell office:value-type="string">
            <text:p>同[おな]じ</text:p>
          </table:table-cell>
          <table:table-cell table:number-columns-repeated="2"/>
          <table:table-cell office:value-type="string">
            <text:p>Sam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6]; &quot;&quot;&quot;, :expression =&gt; &quot;&quot;&quot;; [.C96]; &quot;&quot;&quot;, :reading =&gt; &quot;&quot;&quot;;[.D96];&quot;&quot;&quot;, :meaning =&gt; &quot;&quot;&quot;; [.G96];&quot;&quot;&quot;, :type1 =&gt; &quot;&quot;&quot;; [.H96]; &quot;&quot;&quot;, :type2 =&gt; &quot;&quot;&quot;; [.I96]; &quot;&quot;&quot;)&quot;)" office:value-type="string" office:string-value="Word.find_or_create_by_expression(:order =&gt; &quot;95&quot;, :expression =&gt; &quot;同じ&quot;, :reading =&gt; &quot;同[おな]じ&quot;, :meaning =&gt; &quot;Same&quot;, :type1 =&gt; &quot;Noun&quot;, :type2 =&gt; &quot;&quot;)">
            <text:p>Word.find_or_create_by_expression(:order =&gt; "95", :expression =&gt; "同じ", :reading =&gt; "同[おな]じ", :meaning =&gt; "Same", :type1 =&gt; "Noun", :type2 =&gt; "")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ぐらい</text:p>
          </table:table-cell>
          <table:table-cell table:number-columns-repeated="2"/>
          <table:table-cell office:value-type="string">
            <text:p>About, approximately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97]; &quot;&quot;&quot;, :expression =&gt; &quot;&quot;&quot;; [.C97]; &quot;&quot;&quot;, :reading =&gt; &quot;&quot;&quot;;[.D97];&quot;&quot;&quot;, :meaning =&gt; &quot;&quot;&quot;; [.G97];&quot;&quot;&quot;, :type1 =&gt; &quot;&quot;&quot;; [.H97]; &quot;&quot;&quot;, :type2 =&gt; &quot;&quot;&quot;; [.I97]; &quot;&quot;&quot;)&quot;)" office:value-type="string" office:string-value="Word.find_or_create_by_expression(:order =&gt; &quot;96&quot;, :expression =&gt; &quot;ぐらい&quot;, :reading =&gt; &quot;ぐらい&quot;, :meaning =&gt; &quot;About, approximately&quot;, :type1 =&gt; &quot;Grammar&quot;, :type2 =&gt; &quot;&quot;)">
            <text:p>Word.find_or_create_by_expression(:order =&gt; "96", :expression =&gt; "ぐらい", :reading =&gt; "ぐらい", :meaning =&gt; "About, approximately", :type1 =&gt; "Grammar", :type2 =&gt; "")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96">
            <text:p>296</text:p>
          </table:table-cell>
          <table:table-cell office:value-type="string">
            <text:p>余暇</text:p>
          </table:table-cell>
          <table:table-cell office:value-type="string">
            <text:p>余暇[よか]</text:p>
          </table:table-cell>
          <table:table-cell table:number-columns-repeated="2"/>
          <table:table-cell office:value-type="string">
            <text:p>Free tim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8]; &quot;&quot;&quot;, :expression =&gt; &quot;&quot;&quot;; [.C98]; &quot;&quot;&quot;, :reading =&gt; &quot;&quot;&quot;;[.D98];&quot;&quot;&quot;, :meaning =&gt; &quot;&quot;&quot;; [.G98];&quot;&quot;&quot;, :type1 =&gt; &quot;&quot;&quot;; [.H98]; &quot;&quot;&quot;, :type2 =&gt; &quot;&quot;&quot;; [.I98]; &quot;&quot;&quot;)&quot;)" office:value-type="string" office:string-value="Word.find_or_create_by_expression(:order =&gt; &quot;97&quot;, :expression =&gt; &quot;余暇&quot;, :reading =&gt; &quot;余暇[よか]&quot;, :meaning =&gt; &quot;Free time&quot;, :type1 =&gt; &quot;Noun&quot;, :type2 =&gt; &quot;&quot;)">
            <text:p>Word.find_or_create_by_expression(:order =&gt; "97", :expression =&gt; "余暇", :reading =&gt; "余暇[よか]", :meaning =&gt; "Free time", :type1 =&gt; "Noun", :type2 =&gt; "")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96">
            <text:p>296</text:p>
          </table:table-cell>
          <table:table-cell office:value-type="string">
            <text:p>趣味</text:p>
          </table:table-cell>
          <table:table-cell office:value-type="string">
            <text:p>趣味[しゅみ]</text:p>
          </table:table-cell>
          <table:table-cell table:number-columns-repeated="2"/>
          <table:table-cell office:value-type="string">
            <text:p>Hobby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99]; &quot;&quot;&quot;, :expression =&gt; &quot;&quot;&quot;; [.C99]; &quot;&quot;&quot;, :reading =&gt; &quot;&quot;&quot;;[.D99];&quot;&quot;&quot;, :meaning =&gt; &quot;&quot;&quot;; [.G99];&quot;&quot;&quot;, :type1 =&gt; &quot;&quot;&quot;; [.H99]; &quot;&quot;&quot;, :type2 =&gt; &quot;&quot;&quot;; [.I99]; &quot;&quot;&quot;)&quot;)" office:value-type="string" office:string-value="Word.find_or_create_by_expression(:order =&gt; &quot;98&quot;, :expression =&gt; &quot;趣味&quot;, :reading =&gt; &quot;趣味[しゅみ]&quot;, :meaning =&gt; &quot;Hobby&quot;, :type1 =&gt; &quot;Noun&quot;, :type2 =&gt; &quot;&quot;)">
            <text:p>Word.find_or_create_by_expression(:order =&gt; "98", :expression =&gt; "趣味", :reading =&gt; "趣味[しゅみ]", :meaning =&gt; "Hobby", :type1 =&gt; "Noun", :type2 =&gt; "")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96">
            <text:p>296</text:p>
          </table:table-cell>
          <table:table-cell office:value-type="string">
            <text:p>遊ぶ</text:p>
          </table:table-cell>
          <table:table-cell office:value-type="string">
            <text:p>遊[あそ]ぶ</text:p>
          </table:table-cell>
          <table:table-cell table:number-columns-repeated="2"/>
          <table:table-cell office:value-type="string">
            <text:p>To play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100]; &quot;&quot;&quot;, :expression =&gt; &quot;&quot;&quot;; [.C100]; &quot;&quot;&quot;, :reading =&gt; &quot;&quot;&quot;;[.D100];&quot;&quot;&quot;, :meaning =&gt; &quot;&quot;&quot;; [.G100];&quot;&quot;&quot;, :type1 =&gt; &quot;&quot;&quot;; [.H100]; &quot;&quot;&quot;, :type2 =&gt; &quot;&quot;&quot;; [.I100]; &quot;&quot;&quot;)&quot;)" office:value-type="string" office:string-value="Word.find_or_create_by_expression(:order =&gt; &quot;99&quot;, :expression =&gt; &quot;遊ぶ&quot;, :reading =&gt; &quot;遊[あそ]ぶ&quot;, :meaning =&gt; &quot;To play&quot;, :type1 =&gt; &quot;Verb&quot;, :type2 =&gt; &quot;u&quot;)">
            <text:p>Word.find_or_create_by_expression(:order =&gt; "99", :expression =&gt; "遊ぶ", :reading =&gt; "遊[あそ]ぶ", :meaning =&gt; "To play", :type1 =&gt; "Verb", :type2 =&gt; "u")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string">
            <text:p>楽しむ</text:p>
          </table:table-cell>
          <table:table-cell office:value-type="string">
            <text:p>楽[たの]しむ</text:p>
          </table:table-cell>
          <table:table-cell table:number-columns-repeated="2"/>
          <table:table-cell office:value-type="string">
            <text:p>To enjoy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101]; &quot;&quot;&quot;, :expression =&gt; &quot;&quot;&quot;; [.C101]; &quot;&quot;&quot;, :reading =&gt; &quot;&quot;&quot;;[.D101];&quot;&quot;&quot;, :meaning =&gt; &quot;&quot;&quot;; [.G101];&quot;&quot;&quot;, :type1 =&gt; &quot;&quot;&quot;; [.H101]; &quot;&quot;&quot;, :type2 =&gt; &quot;&quot;&quot;; [.I101]; &quot;&quot;&quot;)&quot;)" office:value-type="string" office:string-value="Word.find_or_create_by_expression(:order =&gt; &quot;100&quot;, :expression =&gt; &quot;楽しむ&quot;, :reading =&gt; &quot;楽[たの]しむ&quot;, :meaning =&gt; &quot;To enjoy&quot;, :type1 =&gt; &quot;Verb&quot;, :type2 =&gt; &quot;u&quot;)">
            <text:p>Word.find_or_create_by_expression(:order =&gt; "100", :expression =&gt; "楽しむ", :reading =&gt; "楽[たの]しむ", :meaning =&gt; "To enjoy", :type1 =&gt; "Verb", :type2 =&gt; "u")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96">
            <text:p>296</text:p>
          </table:table-cell>
          <table:table-cell office:value-type="string">
            <text:p>特技</text:p>
          </table:table-cell>
          <table:table-cell office:value-type="string">
            <text:p>特技[とくぎ]</text:p>
          </table:table-cell>
          <table:table-cell table:number-columns-repeated="2"/>
          <table:table-cell office:value-type="string">
            <text:p>Special talen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2]; &quot;&quot;&quot;, :expression =&gt; &quot;&quot;&quot;; [.C102]; &quot;&quot;&quot;, :reading =&gt; &quot;&quot;&quot;;[.D102];&quot;&quot;&quot;, :meaning =&gt; &quot;&quot;&quot;; [.G102];&quot;&quot;&quot;, :type1 =&gt; &quot;&quot;&quot;; [.H102]; &quot;&quot;&quot;, :type2 =&gt; &quot;&quot;&quot;; [.I102]; &quot;&quot;&quot;)&quot;)" office:value-type="string" office:string-value="Word.find_or_create_by_expression(:order =&gt; &quot;101&quot;, :expression =&gt; &quot;特技&quot;, :reading =&gt; &quot;特技[とくぎ]&quot;, :meaning =&gt; &quot;Special talent&quot;, :type1 =&gt; &quot;Noun&quot;, :type2 =&gt; &quot;&quot;)">
            <text:p>Word.find_or_create_by_expression(:order =&gt; "101", :expression =&gt; "特技", :reading =&gt; "特技[とくぎ]", :meaning =&gt; "Special talent", :type1 =&gt; "Noun", :type2 =&gt; "")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 office:value-type="string">
            <text:p>切手集め</text:p>
          </table:table-cell>
          <table:table-cell office:value-type="string">
            <text:p>切手[きって] 集[あつ]め</text:p>
          </table:table-cell>
          <table:table-cell table:number-columns-repeated="2"/>
          <table:table-cell office:value-type="string">
            <text:p>Stamp collect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3]; &quot;&quot;&quot;, :expression =&gt; &quot;&quot;&quot;; [.C103]; &quot;&quot;&quot;, :reading =&gt; &quot;&quot;&quot;;[.D103];&quot;&quot;&quot;, :meaning =&gt; &quot;&quot;&quot;; [.G103];&quot;&quot;&quot;, :type1 =&gt; &quot;&quot;&quot;; [.H103]; &quot;&quot;&quot;, :type2 =&gt; &quot;&quot;&quot;; [.I103]; &quot;&quot;&quot;)&quot;)" office:value-type="string" office:string-value="Word.find_or_create_by_expression(:order =&gt; &quot;102&quot;, :expression =&gt; &quot;切手集め&quot;, :reading =&gt; &quot;切手[きって] 集[あつ]め&quot;, :meaning =&gt; &quot;Stamp collecting&quot;, :type1 =&gt; &quot;Noun&quot;, :type2 =&gt; &quot;&quot;)">
            <text:p>Word.find_or_create_by_expression(:order =&gt; "102", :expression =&gt; "切手集め", :reading =&gt; "切手[きって] 集[あつ]め", :meaning =&gt; "Stamp collecting", :type1 =&gt; "Noun", :type2 =&gt; "")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96">
            <text:p>296</text:p>
          </table:table-cell>
          <table:table-cell office:value-type="string">
            <text:p>写真</text:p>
          </table:table-cell>
          <table:table-cell office:value-type="string">
            <text:p>写真[しゃしん]</text:p>
          </table:table-cell>
          <table:table-cell table:number-columns-repeated="2"/>
          <table:table-cell office:value-type="string">
            <text:p>Photograph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4]; &quot;&quot;&quot;, :expression =&gt; &quot;&quot;&quot;; [.C104]; &quot;&quot;&quot;, :reading =&gt; &quot;&quot;&quot;;[.D104];&quot;&quot;&quot;, :meaning =&gt; &quot;&quot;&quot;; [.G104];&quot;&quot;&quot;, :type1 =&gt; &quot;&quot;&quot;; [.H104]; &quot;&quot;&quot;, :type2 =&gt; &quot;&quot;&quot;; [.I104]; &quot;&quot;&quot;)&quot;)" office:value-type="string" office:string-value="Word.find_or_create_by_expression(:order =&gt; &quot;103&quot;, :expression =&gt; &quot;写真&quot;, :reading =&gt; &quot;写真[しゃしん]&quot;, :meaning =&gt; &quot;Photograph&quot;, :type1 =&gt; &quot;Noun&quot;, :type2 =&gt; &quot;&quot;)">
            <text:p>Word.find_or_create_by_expression(:order =&gt; "103", :expression =&gt; "写真", :reading =&gt; "写真[しゃしん]", :meaning =&gt; "Photograph", :type1 =&gt; "Noun", :type2 =&gt; "")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96">
            <text:p>296</text:p>
          </table:table-cell>
          <table:table-cell office:value-type="string">
            <text:p>園芸</text:p>
          </table:table-cell>
          <table:table-cell office:value-type="string">
            <text:p>園芸[えんげい]</text:p>
          </table:table-cell>
          <table:table-cell table:number-columns-repeated="2"/>
          <table:table-cell office:value-type="string">
            <text:p>Garden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5]; &quot;&quot;&quot;, :expression =&gt; &quot;&quot;&quot;; [.C105]; &quot;&quot;&quot;, :reading =&gt; &quot;&quot;&quot;;[.D105];&quot;&quot;&quot;, :meaning =&gt; &quot;&quot;&quot;; [.G105];&quot;&quot;&quot;, :type1 =&gt; &quot;&quot;&quot;; [.H105]; &quot;&quot;&quot;, :type2 =&gt; &quot;&quot;&quot;; [.I105]; &quot;&quot;&quot;)&quot;)" office:value-type="string" office:string-value="Word.find_or_create_by_expression(:order =&gt; &quot;104&quot;, :expression =&gt; &quot;園芸&quot;, :reading =&gt; &quot;園芸[えんげい]&quot;, :meaning =&gt; &quot;Gardening&quot;, :type1 =&gt; &quot;Noun&quot;, :type2 =&gt; &quot;&quot;)">
            <text:p>Word.find_or_create_by_expression(:order =&gt; "104", :expression =&gt; "園芸", :reading =&gt; "園芸[えんげい]", :meaning =&gt; "Gardening", :type1 =&gt; "Noun", :type2 =&gt; "")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96">
            <text:p>296</text:p>
          </table:table-cell>
          <table:table-cell office:value-type="string">
            <text:p>手芸</text:p>
          </table:table-cell>
          <table:table-cell office:value-type="string">
            <text:p>手芸[しゅげい]</text:p>
          </table:table-cell>
          <table:table-cell table:number-columns-repeated="2"/>
          <table:table-cell office:value-type="string">
            <text:p>Handicraft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6]; &quot;&quot;&quot;, :expression =&gt; &quot;&quot;&quot;; [.C106]; &quot;&quot;&quot;, :reading =&gt; &quot;&quot;&quot;;[.D106];&quot;&quot;&quot;, :meaning =&gt; &quot;&quot;&quot;; [.G106];&quot;&quot;&quot;, :type1 =&gt; &quot;&quot;&quot;; [.H106]; &quot;&quot;&quot;, :type2 =&gt; &quot;&quot;&quot;; [.I106]; &quot;&quot;&quot;)&quot;)" office:value-type="string" office:string-value="Word.find_or_create_by_expression(:order =&gt; &quot;105&quot;, :expression =&gt; &quot;手芸&quot;, :reading =&gt; &quot;手芸[しゅげい]&quot;, :meaning =&gt; &quot;Handicrafts&quot;, :type1 =&gt; &quot;Noun&quot;, :type2 =&gt; &quot;&quot;)">
            <text:p>Word.find_or_create_by_expression(:order =&gt; "105", :expression =&gt; "手芸", :reading =&gt; "手芸[しゅげい]", :meaning =&gt; "Handicrafts", :type1 =&gt; "Noun", :type2 =&gt; "")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96">
            <text:p>296</text:p>
          </table:table-cell>
          <table:table-cell office:value-type="string">
            <text:p>読書</text:p>
          </table:table-cell>
          <table:table-cell office:value-type="string">
            <text:p>読書[どくしょ]</text:p>
          </table:table-cell>
          <table:table-cell table:number-columns-repeated="2"/>
          <table:table-cell office:value-type="string">
            <text:p>Reading book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7]; &quot;&quot;&quot;, :expression =&gt; &quot;&quot;&quot;; [.C107]; &quot;&quot;&quot;, :reading =&gt; &quot;&quot;&quot;;[.D107];&quot;&quot;&quot;, :meaning =&gt; &quot;&quot;&quot;; [.G107];&quot;&quot;&quot;, :type1 =&gt; &quot;&quot;&quot;; [.H107]; &quot;&quot;&quot;, :type2 =&gt; &quot;&quot;&quot;; [.I107]; &quot;&quot;&quot;)&quot;)" office:value-type="string" office:string-value="Word.find_or_create_by_expression(:order =&gt; &quot;106&quot;, :expression =&gt; &quot;読書&quot;, :reading =&gt; &quot;読書[どくしょ]&quot;, :meaning =&gt; &quot;Reading books&quot;, :type1 =&gt; &quot;Noun&quot;, :type2 =&gt; &quot;&quot;)">
            <text:p>Word.find_or_create_by_expression(:order =&gt; "106", :expression =&gt; "読書", :reading =&gt; "読書[どくしょ]", :meaning =&gt; "Reading books", :type1 =&gt; "Noun", :type2 =&gt; "")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96">
            <text:p>296</text:p>
          </table:table-cell>
          <table:table-cell office:value-type="string">
            <text:p>絵画</text:p>
          </table:table-cell>
          <table:table-cell office:value-type="string">
            <text:p>絵画[かいが]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8]; &quot;&quot;&quot;, :expression =&gt; &quot;&quot;&quot;; [.C108]; &quot;&quot;&quot;, :reading =&gt; &quot;&quot;&quot;;[.D108];&quot;&quot;&quot;, :meaning =&gt; &quot;&quot;&quot;; [.G108];&quot;&quot;&quot;, :type1 =&gt; &quot;&quot;&quot;; [.H108]; &quot;&quot;&quot;, :type2 =&gt; &quot;&quot;&quot;; [.I108]; &quot;&quot;&quot;)&quot;)" office:value-type="string" office:string-value="Word.find_or_create_by_expression(:order =&gt; &quot;107&quot;, :expression =&gt; &quot;絵画&quot;, :reading =&gt; &quot;絵画[かいが]&quot;, :meaning =&gt; &quot;Painting&quot;, :type1 =&gt; &quot;Noun&quot;, :type2 =&gt; &quot;&quot;)">
            <text:p>Word.find_or_create_by_expression(:order =&gt; "107", :expression =&gt; "絵画", :reading =&gt; "絵画[かいが]", :meaning =&gt; "Painting", :type1 =&gt; "Noun", :type2 =&gt; "")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96">
            <text:p>296</text:p>
          </table:table-cell>
          <table:table-cell office:value-type="string">
            <text:p>音楽鑑賞</text:p>
          </table:table-cell>
          <table:table-cell office:value-type="string">
            <text:p>音楽[おんがく] 鑑賞[かんしょう]</text:p>
          </table:table-cell>
          <table:table-cell table:number-columns-repeated="2"/>
          <table:table-cell office:value-type="string">
            <text:p>Music appreciati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09]; &quot;&quot;&quot;, :expression =&gt; &quot;&quot;&quot;; [.C109]; &quot;&quot;&quot;, :reading =&gt; &quot;&quot;&quot;;[.D109];&quot;&quot;&quot;, :meaning =&gt; &quot;&quot;&quot;; [.G109];&quot;&quot;&quot;, :type1 =&gt; &quot;&quot;&quot;; [.H109]; &quot;&quot;&quot;, :type2 =&gt; &quot;&quot;&quot;; [.I109]; &quot;&quot;&quot;)&quot;)" office:value-type="string" office:string-value="Word.find_or_create_by_expression(:order =&gt; &quot;108&quot;, :expression =&gt; &quot;音楽鑑賞&quot;, :reading =&gt; &quot;音楽[おんがく] 鑑賞[かんしょう]&quot;, :meaning =&gt; &quot;Music appreciation&quot;, :type1 =&gt; &quot;Noun&quot;, :type2 =&gt; &quot;&quot;)">
            <text:p>Word.find_or_create_by_expression(:order =&gt; "108", :expression =&gt; "音楽鑑賞", :reading =&gt; "音楽[おんがく] 鑑賞[かんしょう]", :meaning =&gt; "Music appreciation", :type1 =&gt; "Noun", :type2 =&gt; "")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96">
            <text:p>296</text:p>
          </table:table-cell>
          <table:table-cell office:value-type="string">
            <text:p>歌</text:p>
          </table:table-cell>
          <table:table-cell office:value-type="string">
            <text:p>歌[うた]</text:p>
          </table:table-cell>
          <table:table-cell table:number-columns-repeated="2"/>
          <table:table-cell office:value-type="string">
            <text:p>So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0]; &quot;&quot;&quot;, :expression =&gt; &quot;&quot;&quot;; [.C110]; &quot;&quot;&quot;, :reading =&gt; &quot;&quot;&quot;;[.D110];&quot;&quot;&quot;, :meaning =&gt; &quot;&quot;&quot;; [.G110];&quot;&quot;&quot;, :type1 =&gt; &quot;&quot;&quot;; [.H110]; &quot;&quot;&quot;, :type2 =&gt; &quot;&quot;&quot;; [.I110]; &quot;&quot;&quot;)&quot;)" office:value-type="string" office:string-value="Word.find_or_create_by_expression(:order =&gt; &quot;109&quot;, :expression =&gt; &quot;歌&quot;, :reading =&gt; &quot;歌[うた]&quot;, :meaning =&gt; &quot;Song&quot;, :type1 =&gt; &quot;Noun&quot;, :type2 =&gt; &quot;&quot;)">
            <text:p>Word.find_or_create_by_expression(:order =&gt; "109", :expression =&gt; "歌", :reading =&gt; "歌[うた]", :meaning =&gt; "Song", :type1 =&gt; "Noun", :type2 =&gt; "")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96">
            <text:p>296</text:p>
          </table:table-cell>
          <table:table-cell office:value-type="string">
            <text:p>楽器</text:p>
          </table:table-cell>
          <table:table-cell office:value-type="string">
            <text:p>楽器[がっき]</text:p>
          </table:table-cell>
          <table:table-cell table:number-columns-repeated="2"/>
          <table:table-cell office:value-type="string">
            <text:p>Musical instrumen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1]; &quot;&quot;&quot;, :expression =&gt; &quot;&quot;&quot;; [.C111]; &quot;&quot;&quot;, :reading =&gt; &quot;&quot;&quot;;[.D111];&quot;&quot;&quot;, :meaning =&gt; &quot;&quot;&quot;; [.G111];&quot;&quot;&quot;, :type1 =&gt; &quot;&quot;&quot;; [.H111]; &quot;&quot;&quot;, :type2 =&gt; &quot;&quot;&quot;; [.I111]; &quot;&quot;&quot;)&quot;)" office:value-type="string" office:string-value="Word.find_or_create_by_expression(:order =&gt; &quot;110&quot;, :expression =&gt; &quot;楽器&quot;, :reading =&gt; &quot;楽器[がっき]&quot;, :meaning =&gt; &quot;Musical instrument&quot;, :type1 =&gt; &quot;Noun&quot;, :type2 =&gt; &quot;&quot;)">
            <text:p>Word.find_or_create_by_expression(:order =&gt; "110", :expression =&gt; "楽器", :reading =&gt; "楽器[がっき]", :meaning =&gt; "Musical instrument", :type1 =&gt; "Noun", :type2 =&gt; "")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96">
            <text:p>296</text:p>
          </table:table-cell>
          <table:table-cell office:value-type="string">
            <text:p>茶道</text:p>
          </table:table-cell>
          <table:table-cell office:value-type="string">
            <text:p>茶道[さどう]</text:p>
          </table:table-cell>
          <table:table-cell table:number-columns-repeated="2"/>
          <table:table-cell office:value-type="string">
            <text:p>Tea ceremony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2]; &quot;&quot;&quot;, :expression =&gt; &quot;&quot;&quot;; [.C112]; &quot;&quot;&quot;, :reading =&gt; &quot;&quot;&quot;;[.D112];&quot;&quot;&quot;, :meaning =&gt; &quot;&quot;&quot;; [.G112];&quot;&quot;&quot;, :type1 =&gt; &quot;&quot;&quot;; [.H112]; &quot;&quot;&quot;, :type2 =&gt; &quot;&quot;&quot;; [.I112]; &quot;&quot;&quot;)&quot;)" office:value-type="string" office:string-value="Word.find_or_create_by_expression(:order =&gt; &quot;111&quot;, :expression =&gt; &quot;茶道&quot;, :reading =&gt; &quot;茶道[さどう]&quot;, :meaning =&gt; &quot;Tea ceremony&quot;, :type1 =&gt; &quot;Noun&quot;, :type2 =&gt; &quot;&quot;)">
            <text:p>Word.find_or_create_by_expression(:order =&gt; "111", :expression =&gt; "茶道", :reading =&gt; "茶道[さどう]", :meaning =&gt; "Tea ceremony", :type1 =&gt; "Noun", :type2 =&gt; "")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コンサート</text:p>
          </table:table-cell>
          <table:table-cell table:number-columns-repeated="2"/>
          <table:table-cell office:value-type="string">
            <text:p>Concer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3]; &quot;&quot;&quot;, :expression =&gt; &quot;&quot;&quot;; [.C113]; &quot;&quot;&quot;, :reading =&gt; &quot;&quot;&quot;;[.D113];&quot;&quot;&quot;, :meaning =&gt; &quot;&quot;&quot;; [.G113];&quot;&quot;&quot;, :type1 =&gt; &quot;&quot;&quot;; [.H113]; &quot;&quot;&quot;, :type2 =&gt; &quot;&quot;&quot;; [.I113]; &quot;&quot;&quot;)&quot;)" office:value-type="string" office:string-value="Word.find_or_create_by_expression(:order =&gt; &quot;112&quot;, :expression =&gt; &quot;コンサート&quot;, :reading =&gt; &quot;コンサート&quot;, :meaning =&gt; &quot;Concert&quot;, :type1 =&gt; &quot;Noun&quot;, :type2 =&gt; &quot;&quot;)">
            <text:p>Word.find_or_create_by_expression(:order =&gt; "112", :expression =&gt; "コンサート", :reading =&gt; "コンサート", :meaning =&gt; "Concert", :type1 =&gt; "Noun", :type2 =&gt; "")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96">
            <text:p>296</text:p>
          </table:table-cell>
          <table:table-cell office:value-type="string">
            <text:p>旅行</text:p>
          </table:table-cell>
          <table:table-cell office:value-type="string">
            <text:p>旅行[りょこう]</text:p>
          </table:table-cell>
          <table:table-cell table:number-columns-repeated="2"/>
          <table:table-cell office:value-type="string">
            <text:p>Trave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4]; &quot;&quot;&quot;, :expression =&gt; &quot;&quot;&quot;; [.C114]; &quot;&quot;&quot;, :reading =&gt; &quot;&quot;&quot;;[.D114];&quot;&quot;&quot;, :meaning =&gt; &quot;&quot;&quot;; [.G114];&quot;&quot;&quot;, :type1 =&gt; &quot;&quot;&quot;; [.H114]; &quot;&quot;&quot;, :type2 =&gt; &quot;&quot;&quot;; [.I114]; &quot;&quot;&quot;)&quot;)" office:value-type="string" office:string-value="Word.find_or_create_by_expression(:order =&gt; &quot;113&quot;, :expression =&gt; &quot;旅行&quot;, :reading =&gt; &quot;旅行[りょこう]&quot;, :meaning =&gt; &quot;Travel&quot;, :type1 =&gt; &quot;Noun&quot;, :type2 =&gt; &quot;&quot;)">
            <text:p>Word.find_or_create_by_expression(:order =&gt; "113", :expression =&gt; "旅行", :reading =&gt; "旅行[りょこう]", :meaning =&gt; "Travel", :type1 =&gt; "Noun", :type2 =&gt; "")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カルチャーセンター</text:p>
          </table:table-cell>
          <table:table-cell table:number-columns-repeated="2"/>
          <table:table-cell office:value-type="string">
            <text:p>Adult education centr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5]; &quot;&quot;&quot;, :expression =&gt; &quot;&quot;&quot;; [.C115]; &quot;&quot;&quot;, :reading =&gt; &quot;&quot;&quot;;[.D115];&quot;&quot;&quot;, :meaning =&gt; &quot;&quot;&quot;; [.G115];&quot;&quot;&quot;, :type1 =&gt; &quot;&quot;&quot;; [.H115]; &quot;&quot;&quot;, :type2 =&gt; &quot;&quot;&quot;; [.I115]; &quot;&quot;&quot;)&quot;)" office:value-type="string" office:string-value="Word.find_or_create_by_expression(:order =&gt; &quot;114&quot;, :expression =&gt; &quot;カルチャーセンター&quot;, :reading =&gt; &quot;カルチャーセンター&quot;, :meaning =&gt; &quot;Adult education centre&quot;, :type1 =&gt; &quot;Noun&quot;, :type2 =&gt; &quot;&quot;)">
            <text:p>Word.find_or_create_by_expression(:order =&gt; "114", :expression =&gt; "カルチャーセンター", :reading =&gt; "カルチャーセンター", :meaning =&gt; "Adult education centre", :type1 =&gt; "Noun", :type2 =&gt; "")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クラブ</text:p>
          </table:table-cell>
          <table:table-cell table:number-columns-repeated="2"/>
          <table:table-cell office:value-type="string">
            <text:p>Club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6]; &quot;&quot;&quot;, :expression =&gt; &quot;&quot;&quot;; [.C116]; &quot;&quot;&quot;, :reading =&gt; &quot;&quot;&quot;;[.D116];&quot;&quot;&quot;, :meaning =&gt; &quot;&quot;&quot;; [.G116];&quot;&quot;&quot;, :type1 =&gt; &quot;&quot;&quot;; [.H116]; &quot;&quot;&quot;, :type2 =&gt; &quot;&quot;&quot;; [.I116]; &quot;&quot;&quot;)&quot;)" office:value-type="string" office:string-value="Word.find_or_create_by_expression(:order =&gt; &quot;115&quot;, :expression =&gt; &quot;クラブ&quot;, :reading =&gt; &quot;クラブ&quot;, :meaning =&gt; &quot;Club&quot;, :type1 =&gt; &quot;Noun&quot;, :type2 =&gt; &quot;&quot;)">
            <text:p>Word.find_or_create_by_expression(:order =&gt; "115", :expression =&gt; "クラブ", :reading =&gt; "クラブ", :meaning =&gt; "Club", :type1 =&gt; "Noun", :type2 =&gt; "")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レジャー</text:p>
          </table:table-cell>
          <table:table-cell table:number-columns-repeated="2"/>
          <table:table-cell office:value-type="string">
            <text:p>Leisur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7]; &quot;&quot;&quot;, :expression =&gt; &quot;&quot;&quot;; [.C117]; &quot;&quot;&quot;, :reading =&gt; &quot;&quot;&quot;;[.D117];&quot;&quot;&quot;, :meaning =&gt; &quot;&quot;&quot;; [.G117];&quot;&quot;&quot;, :type1 =&gt; &quot;&quot;&quot;; [.H117]; &quot;&quot;&quot;, :type2 =&gt; &quot;&quot;&quot;; [.I117]; &quot;&quot;&quot;)&quot;)" office:value-type="string" office:string-value="Word.find_or_create_by_expression(:order =&gt; &quot;116&quot;, :expression =&gt; &quot;レジャー&quot;, :reading =&gt; &quot;レジャー&quot;, :meaning =&gt; &quot;Leisure&quot;, :type1 =&gt; &quot;Noun&quot;, :type2 =&gt; &quot;&quot;)">
            <text:p>Word.find_or_create_by_expression(:order =&gt; "116", :expression =&gt; "レジャー", :reading =&gt; "レジャー", :meaning =&gt; "Leisure", :type1 =&gt; "Noun", :type2 =&gt; "")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96">
            <text:p>296</text:p>
          </table:table-cell>
          <table:table-cell office:value-type="string">
            <text:p>映画</text:p>
          </table:table-cell>
          <table:table-cell office:value-type="string">
            <text:p>映画[えいが]</text:p>
          </table:table-cell>
          <table:table-cell table:number-columns-repeated="2"/>
          <table:table-cell office:value-type="string">
            <text:p>Movi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8]; &quot;&quot;&quot;, :expression =&gt; &quot;&quot;&quot;; [.C118]; &quot;&quot;&quot;, :reading =&gt; &quot;&quot;&quot;;[.D118];&quot;&quot;&quot;, :meaning =&gt; &quot;&quot;&quot;; [.G118];&quot;&quot;&quot;, :type1 =&gt; &quot;&quot;&quot;; [.H118]; &quot;&quot;&quot;, :type2 =&gt; &quot;&quot;&quot;; [.I118]; &quot;&quot;&quot;)&quot;)" office:value-type="string" office:string-value="Word.find_or_create_by_expression(:order =&gt; &quot;117&quot;, :expression =&gt; &quot;映画&quot;, :reading =&gt; &quot;映画[えいが]&quot;, :meaning =&gt; &quot;Movie&quot;, :type1 =&gt; &quot;Noun&quot;, :type2 =&gt; &quot;&quot;)">
            <text:p>Word.find_or_create_by_expression(:order =&gt; "117", :expression =&gt; "映画", :reading =&gt; "映画[えいが]", :meaning =&gt; "Movie", :type1 =&gt; "Noun", :type2 =&gt; "")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96">
            <text:p>296</text:p>
          </table:table-cell>
          <table:table-cell office:value-type="string">
            <text:p>音楽</text:p>
          </table:table-cell>
          <table:table-cell office:value-type="string">
            <text:p>音楽[おんがく]</text:p>
          </table:table-cell>
          <table:table-cell table:number-columns-repeated="2"/>
          <table:table-cell office:value-type="string">
            <text:p>Music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19]; &quot;&quot;&quot;, :expression =&gt; &quot;&quot;&quot;; [.C119]; &quot;&quot;&quot;, :reading =&gt; &quot;&quot;&quot;;[.D119];&quot;&quot;&quot;, :meaning =&gt; &quot;&quot;&quot;; [.G119];&quot;&quot;&quot;, :type1 =&gt; &quot;&quot;&quot;; [.H119]; &quot;&quot;&quot;, :type2 =&gt; &quot;&quot;&quot;; [.I119]; &quot;&quot;&quot;)&quot;)" office:value-type="string" office:string-value="Word.find_or_create_by_expression(:order =&gt; &quot;118&quot;, :expression =&gt; &quot;音楽&quot;, :reading =&gt; &quot;音楽[おんがく]&quot;, :meaning =&gt; &quot;Music&quot;, :type1 =&gt; &quot;Noun&quot;, :type2 =&gt; &quot;&quot;)">
            <text:p>Word.find_or_create_by_expression(:order =&gt; "118", :expression =&gt; "音楽", :reading =&gt; "音楽[おんがく]", :meaning =&gt; "Music", :type1 =&gt; "Noun", :type2 =&gt; "")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スポーツ</text:p>
          </table:table-cell>
          <table:table-cell table:number-columns-repeated="2"/>
          <table:table-cell office:value-type="string">
            <text:p>Sport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0]; &quot;&quot;&quot;, :expression =&gt; &quot;&quot;&quot;; [.C120]; &quot;&quot;&quot;, :reading =&gt; &quot;&quot;&quot;;[.D120];&quot;&quot;&quot;, :meaning =&gt; &quot;&quot;&quot;; [.G120];&quot;&quot;&quot;, :type1 =&gt; &quot;&quot;&quot;; [.H120]; &quot;&quot;&quot;, :type2 =&gt; &quot;&quot;&quot;; [.I120]; &quot;&quot;&quot;)&quot;)" office:value-type="string" office:string-value="Word.find_or_create_by_expression(:order =&gt; &quot;119&quot;, :expression =&gt; &quot;スポーツ&quot;, :reading =&gt; &quot;スポーツ&quot;, :meaning =&gt; &quot;Sports&quot;, :type1 =&gt; &quot;Noun&quot;, :type2 =&gt; &quot;&quot;)">
            <text:p>Word.find_or_create_by_expression(:order =&gt; "119", :expression =&gt; "スポーツ", :reading =&gt; "スポーツ", :meaning =&gt; "Sports", :type1 =&gt; "Noun", :type2 =&gt; "")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96">
            <text:p>296</text:p>
          </table:table-cell>
          <table:table-cell office:value-type="string">
            <text:p>暇</text:p>
          </table:table-cell>
          <table:table-cell office:value-type="string">
            <text:p>暇[ひま]</text:p>
          </table:table-cell>
          <table:table-cell table:number-columns-repeated="2"/>
          <table:table-cell office:value-type="string">
            <text:p>Free (time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1]; &quot;&quot;&quot;, :expression =&gt; &quot;&quot;&quot;; [.C121]; &quot;&quot;&quot;, :reading =&gt; &quot;&quot;&quot;;[.D121];&quot;&quot;&quot;, :meaning =&gt; &quot;&quot;&quot;; [.G121];&quot;&quot;&quot;, :type1 =&gt; &quot;&quot;&quot;; [.H121]; &quot;&quot;&quot;, :type2 =&gt; &quot;&quot;&quot;; [.I121]; &quot;&quot;&quot;)&quot;)" office:value-type="string" office:string-value="Word.find_or_create_by_expression(:order =&gt; &quot;120&quot;, :expression =&gt; &quot;暇&quot;, :reading =&gt; &quot;暇[ひま]&quot;, :meaning =&gt; &quot;Free (time)&quot;, :type1 =&gt; &quot;Noun&quot;, :type2 =&gt; &quot;&quot;)">
            <text:p>Word.find_or_create_by_expression(:order =&gt; "120", :expression =&gt; "暇", :reading =&gt; "暇[ひま]", :meaning =&gt; "Free (time)", :type1 =&gt; "Noun", :type2 =&gt; "")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306">
            <text:p>306</text:p>
          </table:table-cell>
          <table:table-cell office:value-type="string">
            <text:p>試合</text:p>
          </table:table-cell>
          <table:table-cell office:value-type="string">
            <text:p>試合[しあい]</text:p>
          </table:table-cell>
          <table:table-cell table:number-columns-repeated="2"/>
          <table:table-cell office:value-type="string">
            <text:p>Game (usu. sport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2]; &quot;&quot;&quot;, :expression =&gt; &quot;&quot;&quot;; [.C122]; &quot;&quot;&quot;, :reading =&gt; &quot;&quot;&quot;;[.D122];&quot;&quot;&quot;, :meaning =&gt; &quot;&quot;&quot;; [.G122];&quot;&quot;&quot;, :type1 =&gt; &quot;&quot;&quot;; [.H122]; &quot;&quot;&quot;, :type2 =&gt; &quot;&quot;&quot;; [.I122]; &quot;&quot;&quot;)&quot;)" office:value-type="string" office:string-value="Word.find_or_create_by_expression(:order =&gt; &quot;121&quot;, :expression =&gt; &quot;試合&quot;, :reading =&gt; &quot;試合[しあい]&quot;, :meaning =&gt; &quot;Game (usu. sport)&quot;, :type1 =&gt; &quot;Noun&quot;, :type2 =&gt; &quot;&quot;)">
            <text:p>Word.find_or_create_by_expression(:order =&gt; "121", :expression =&gt; "試合", :reading =&gt; "試合[しあい]", :meaning =&gt; "Game (usu. sport)", :type1 =&gt; "Noun", :type2 =&gt; "")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ジョギング</text:p>
          </table:table-cell>
          <table:table-cell table:number-columns-repeated="2"/>
          <table:table-cell office:value-type="string">
            <text:p>Jogg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3]; &quot;&quot;&quot;, :expression =&gt; &quot;&quot;&quot;; [.C123]; &quot;&quot;&quot;, :reading =&gt; &quot;&quot;&quot;;[.D123];&quot;&quot;&quot;, :meaning =&gt; &quot;&quot;&quot;; [.G123];&quot;&quot;&quot;, :type1 =&gt; &quot;&quot;&quot;; [.H123]; &quot;&quot;&quot;, :type2 =&gt; &quot;&quot;&quot;; [.I123]; &quot;&quot;&quot;)&quot;)" office:value-type="string" office:string-value="Word.find_or_create_by_expression(:order =&gt; &quot;122&quot;, :expression =&gt; &quot;ジョギング&quot;, :reading =&gt; &quot;ジョギング&quot;, :meaning =&gt; &quot;Jogging&quot;, :type1 =&gt; &quot;Noun&quot;, :type2 =&gt; &quot;&quot;)">
            <text:p>Word.find_or_create_by_expression(:order =&gt; "122", :expression =&gt; "ジョギング", :reading =&gt; "ジョギング", :meaning =&gt; "Jogging", :type1 =&gt; "Noun", :type2 =&gt; "")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マラソン</text:p>
          </table:table-cell>
          <table:table-cell table:number-columns-repeated="2"/>
          <table:table-cell office:value-type="string">
            <text:p>Marath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4]; &quot;&quot;&quot;, :expression =&gt; &quot;&quot;&quot;; [.C124]; &quot;&quot;&quot;, :reading =&gt; &quot;&quot;&quot;;[.D124];&quot;&quot;&quot;, :meaning =&gt; &quot;&quot;&quot;; [.G124];&quot;&quot;&quot;, :type1 =&gt; &quot;&quot;&quot;; [.H124]; &quot;&quot;&quot;, :type2 =&gt; &quot;&quot;&quot;; [.I124]; &quot;&quot;&quot;)&quot;)" office:value-type="string" office:string-value="Word.find_or_create_by_expression(:order =&gt; &quot;123&quot;, :expression =&gt; &quot;マラソン&quot;, :reading =&gt; &quot;マラソン&quot;, :meaning =&gt; &quot;Marathon&quot;, :type1 =&gt; &quot;Noun&quot;, :type2 =&gt; &quot;&quot;)">
            <text:p>Word.find_or_create_by_expression(:order =&gt; "123", :expression =&gt; "マラソン", :reading =&gt; "マラソン", :meaning =&gt; "Marathon", :type1 =&gt; "Noun", :type2 =&gt; "")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06">
            <text:p>306</text:p>
          </table:table-cell>
          <table:table-cell office:value-type="string">
            <text:p>野球</text:p>
          </table:table-cell>
          <table:table-cell office:value-type="string">
            <text:p>野球[やきゅう]</text:p>
          </table:table-cell>
          <table:table-cell table:number-columns-repeated="2"/>
          <table:table-cell office:value-type="string">
            <text:p>Baseb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5]; &quot;&quot;&quot;, :expression =&gt; &quot;&quot;&quot;; [.C125]; &quot;&quot;&quot;, :reading =&gt; &quot;&quot;&quot;;[.D125];&quot;&quot;&quot;, :meaning =&gt; &quot;&quot;&quot;; [.G125];&quot;&quot;&quot;, :type1 =&gt; &quot;&quot;&quot;; [.H125]; &quot;&quot;&quot;, :type2 =&gt; &quot;&quot;&quot;; [.I125]; &quot;&quot;&quot;)&quot;)" office:value-type="string" office:string-value="Word.find_or_create_by_expression(:order =&gt; &quot;124&quot;, :expression =&gt; &quot;野球&quot;, :reading =&gt; &quot;野球[やきゅう]&quot;, :meaning =&gt; &quot;Baseball&quot;, :type1 =&gt; &quot;Noun&quot;, :type2 =&gt; &quot;&quot;)">
            <text:p>Word.find_or_create_by_expression(:order =&gt; "124", :expression =&gt; "野球", :reading =&gt; "野球[やきゅう]", :meaning =&gt; "Baseball", :type1 =&gt; "Noun", :type2 =&gt; "")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バスケットボール</text:p>
          </table:table-cell>
          <table:table-cell table:number-columns-repeated="2"/>
          <table:table-cell office:value-type="string">
            <text:p>Basketb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6]; &quot;&quot;&quot;, :expression =&gt; &quot;&quot;&quot;; [.C126]; &quot;&quot;&quot;, :reading =&gt; &quot;&quot;&quot;;[.D126];&quot;&quot;&quot;, :meaning =&gt; &quot;&quot;&quot;; [.G126];&quot;&quot;&quot;, :type1 =&gt; &quot;&quot;&quot;; [.H126]; &quot;&quot;&quot;, :type2 =&gt; &quot;&quot;&quot;; [.I126]; &quot;&quot;&quot;)&quot;)" office:value-type="string" office:string-value="Word.find_or_create_by_expression(:order =&gt; &quot;125&quot;, :expression =&gt; &quot;バスケットボール&quot;, :reading =&gt; &quot;バスケットボール&quot;, :meaning =&gt; &quot;Basketball&quot;, :type1 =&gt; &quot;Noun&quot;, :type2 =&gt; &quot;&quot;)">
            <text:p>Word.find_or_create_by_expression(:order =&gt; "125", :expression =&gt; "バスケットボール", :reading =&gt; "バスケットボール", :meaning =&gt; "Basketball", :type1 =&gt; "Noun", :type2 =&gt; "")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バレーボール</text:p>
          </table:table-cell>
          <table:table-cell table:number-columns-repeated="2"/>
          <table:table-cell office:value-type="string">
            <text:p>Volleyb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7]; &quot;&quot;&quot;, :expression =&gt; &quot;&quot;&quot;; [.C127]; &quot;&quot;&quot;, :reading =&gt; &quot;&quot;&quot;;[.D127];&quot;&quot;&quot;, :meaning =&gt; &quot;&quot;&quot;; [.G127];&quot;&quot;&quot;, :type1 =&gt; &quot;&quot;&quot;; [.H127]; &quot;&quot;&quot;, :type2 =&gt; &quot;&quot;&quot;; [.I127]; &quot;&quot;&quot;)&quot;)" office:value-type="string" office:string-value="Word.find_or_create_by_expression(:order =&gt; &quot;126&quot;, :expression =&gt; &quot;バレーボール&quot;, :reading =&gt; &quot;バレーボール&quot;, :meaning =&gt; &quot;Volleyball&quot;, :type1 =&gt; &quot;Noun&quot;, :type2 =&gt; &quot;&quot;)">
            <text:p>Word.find_or_create_by_expression(:order =&gt; "126", :expression =&gt; "バレーボール", :reading =&gt; "バレーボール", :meaning =&gt; "Volleyball", :type1 =&gt; "Noun", :type2 =&gt; "")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テニス</text:p>
          </table:table-cell>
          <table:table-cell table:number-columns-repeated="2"/>
          <table:table-cell office:value-type="string">
            <text:p>Tenni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8]; &quot;&quot;&quot;, :expression =&gt; &quot;&quot;&quot;; [.C128]; &quot;&quot;&quot;, :reading =&gt; &quot;&quot;&quot;;[.D128];&quot;&quot;&quot;, :meaning =&gt; &quot;&quot;&quot;; [.G128];&quot;&quot;&quot;, :type1 =&gt; &quot;&quot;&quot;; [.H128]; &quot;&quot;&quot;, :type2 =&gt; &quot;&quot;&quot;; [.I128]; &quot;&quot;&quot;)&quot;)" office:value-type="string" office:string-value="Word.find_or_create_by_expression(:order =&gt; &quot;127&quot;, :expression =&gt; &quot;テニス&quot;, :reading =&gt; &quot;テニス&quot;, :meaning =&gt; &quot;Tennis&quot;, :type1 =&gt; &quot;Noun&quot;, :type2 =&gt; &quot;&quot;)">
            <text:p>Word.find_or_create_by_expression(:order =&gt; "127", :expression =&gt; "テニス", :reading =&gt; "テニス", :meaning =&gt; "Tennis", :type1 =&gt; "Noun", :type2 =&gt; ""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ゴルフ</text:p>
          </table:table-cell>
          <table:table-cell table:number-columns-repeated="2"/>
          <table:table-cell office:value-type="string">
            <text:p>Golf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29]; &quot;&quot;&quot;, :expression =&gt; &quot;&quot;&quot;; [.C129]; &quot;&quot;&quot;, :reading =&gt; &quot;&quot;&quot;;[.D129];&quot;&quot;&quot;, :meaning =&gt; &quot;&quot;&quot;; [.G129];&quot;&quot;&quot;, :type1 =&gt; &quot;&quot;&quot;; [.H129]; &quot;&quot;&quot;, :type2 =&gt; &quot;&quot;&quot;; [.I129]; &quot;&quot;&quot;)&quot;)" office:value-type="string" office:string-value="Word.find_or_create_by_expression(:order =&gt; &quot;128&quot;, :expression =&gt; &quot;ゴルフ&quot;, :reading =&gt; &quot;ゴルフ&quot;, :meaning =&gt; &quot;Golf&quot;, :type1 =&gt; &quot;Noun&quot;, :type2 =&gt; &quot;&quot;)">
            <text:p>Word.find_or_create_by_expression(:order =&gt; "128", :expression =&gt; "ゴルフ", :reading =&gt; "ゴルフ", :meaning =&gt; "Golf", :type1 =&gt; "Noun", :type2 =&gt; "")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フットボール</text:p>
          </table:table-cell>
          <table:table-cell table:number-columns-repeated="2"/>
          <table:table-cell office:value-type="string">
            <text:p>Footb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0]; &quot;&quot;&quot;, :expression =&gt; &quot;&quot;&quot;; [.C130]; &quot;&quot;&quot;, :reading =&gt; &quot;&quot;&quot;;[.D130];&quot;&quot;&quot;, :meaning =&gt; &quot;&quot;&quot;; [.G130];&quot;&quot;&quot;, :type1 =&gt; &quot;&quot;&quot;; [.H130]; &quot;&quot;&quot;, :type2 =&gt; &quot;&quot;&quot;; [.I130]; &quot;&quot;&quot;)&quot;)" office:value-type="string" office:string-value="Word.find_or_create_by_expression(:order =&gt; &quot;129&quot;, :expression =&gt; &quot;フットボール&quot;, :reading =&gt; &quot;フットボール&quot;, :meaning =&gt; &quot;Football&quot;, :type1 =&gt; &quot;Noun&quot;, :type2 =&gt; &quot;&quot;)">
            <text:p>Word.find_or_create_by_expression(:order =&gt; "129", :expression =&gt; "フットボール", :reading =&gt; "フットボール", :meaning =&gt; "Football", :type1 =&gt; "Noun", :type2 =&gt; "")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サッカー</text:p>
          </table:table-cell>
          <table:table-cell table:number-columns-repeated="2"/>
          <table:table-cell office:value-type="string">
            <text:p>Soccer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1]; &quot;&quot;&quot;, :expression =&gt; &quot;&quot;&quot;; [.C131]; &quot;&quot;&quot;, :reading =&gt; &quot;&quot;&quot;;[.D131];&quot;&quot;&quot;, :meaning =&gt; &quot;&quot;&quot;; [.G131];&quot;&quot;&quot;, :type1 =&gt; &quot;&quot;&quot;; [.H131]; &quot;&quot;&quot;, :type2 =&gt; &quot;&quot;&quot;; [.I131]; &quot;&quot;&quot;)&quot;)" office:value-type="string" office:string-value="Word.find_or_create_by_expression(:order =&gt; &quot;130&quot;, :expression =&gt; &quot;サッカー&quot;, :reading =&gt; &quot;サッカー&quot;, :meaning =&gt; &quot;Soccer&quot;, :type1 =&gt; &quot;Noun&quot;, :type2 =&gt; &quot;&quot;)">
            <text:p>Word.find_or_create_by_expression(:order =&gt; "130", :expression =&gt; "サッカー", :reading =&gt; "サッカー", :meaning =&gt; "Soccer", :type1 =&gt; "Noun", :type2 =&gt; "")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306">
            <text:p>306</text:p>
          </table:table-cell>
          <table:table-cell office:value-type="string">
            <text:p>水泳</text:p>
          </table:table-cell>
          <table:table-cell office:value-type="string">
            <text:p>水泳[すいえい]</text:p>
          </table:table-cell>
          <table:table-cell table:number-columns-repeated="2"/>
          <table:table-cell office:value-type="string">
            <text:p>Swimming</text:p>
          </table:table-cell>
          <table:table-cell office:value-type="string">
            <text:p>Verb</text:p>
          </table:table-cell>
          <table:table-cell office:value-type="string">
            <text:p>suru</text:p>
          </table:table-cell>
          <table:table-cell/>
          <table:table-cell table:formula="of:=CONCATENATE(&quot;Word.find_or_create_by_expression(:order =&gt; &quot;&quot;&quot;; [.A132]; &quot;&quot;&quot;, :expression =&gt; &quot;&quot;&quot;; [.C132]; &quot;&quot;&quot;, :reading =&gt; &quot;&quot;&quot;;[.D132];&quot;&quot;&quot;, :meaning =&gt; &quot;&quot;&quot;; [.G132];&quot;&quot;&quot;, :type1 =&gt; &quot;&quot;&quot;; [.H132]; &quot;&quot;&quot;, :type2 =&gt; &quot;&quot;&quot;; [.I132]; &quot;&quot;&quot;)&quot;)" office:value-type="string" office:string-value="Word.find_or_create_by_expression(:order =&gt; &quot;131&quot;, :expression =&gt; &quot;水泳&quot;, :reading =&gt; &quot;水泳[すいえい]&quot;, :meaning =&gt; &quot;Swimming&quot;, :type1 =&gt; &quot;Verb&quot;, :type2 =&gt; &quot;suru&quot;)">
            <text:p>Word.find_or_create_by_expression(:order =&gt; "131", :expression =&gt; "水泳", :reading =&gt; "水泳[すいえい]", :meaning =&gt; "Swimming", :type1 =&gt; "Verb", :type2 =&gt; "suru")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ダイビング</text:p>
          </table:table-cell>
          <table:table-cell table:number-columns-repeated="2"/>
          <table:table-cell office:value-type="string">
            <text:p>Diving</text:p>
          </table:table-cell>
          <table:table-cell office:value-type="string">
            <text:p>Verb</text:p>
          </table:table-cell>
          <table:table-cell office:value-type="string">
            <text:p>suru</text:p>
          </table:table-cell>
          <table:table-cell/>
          <table:table-cell table:formula="of:=CONCATENATE(&quot;Word.find_or_create_by_expression(:order =&gt; &quot;&quot;&quot;; [.A133]; &quot;&quot;&quot;, :expression =&gt; &quot;&quot;&quot;; [.C133]; &quot;&quot;&quot;, :reading =&gt; &quot;&quot;&quot;;[.D133];&quot;&quot;&quot;, :meaning =&gt; &quot;&quot;&quot;; [.G133];&quot;&quot;&quot;, :type1 =&gt; &quot;&quot;&quot;; [.H133]; &quot;&quot;&quot;, :type2 =&gt; &quot;&quot;&quot;; [.I133]; &quot;&quot;&quot;)&quot;)" office:value-type="string" office:string-value="Word.find_or_create_by_expression(:order =&gt; &quot;132&quot;, :expression =&gt; &quot;ダイビング&quot;, :reading =&gt; &quot;ダイビング&quot;, :meaning =&gt; &quot;Diving&quot;, :type1 =&gt; &quot;Verb&quot;, :type2 =&gt; &quot;suru&quot;)">
            <text:p>Word.find_or_create_by_expression(:order =&gt; "132", :expression =&gt; "ダイビング", :reading =&gt; "ダイビング", :meaning =&gt; "Diving", :type1 =&gt; "Verb", :type2 =&gt; "suru")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プール</text:p>
          </table:table-cell>
          <table:table-cell table:number-columns-repeated="2"/>
          <table:table-cell office:value-type="string">
            <text:p>(Swimming) Poo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4]; &quot;&quot;&quot;, :expression =&gt; &quot;&quot;&quot;; [.C134]; &quot;&quot;&quot;, :reading =&gt; &quot;&quot;&quot;;[.D134];&quot;&quot;&quot;, :meaning =&gt; &quot;&quot;&quot;; [.G134];&quot;&quot;&quot;, :type1 =&gt; &quot;&quot;&quot;; [.H134]; &quot;&quot;&quot;, :type2 =&gt; &quot;&quot;&quot;; [.I134]; &quot;&quot;&quot;)&quot;)" office:value-type="string" office:string-value="Word.find_or_create_by_expression(:order =&gt; &quot;133&quot;, :expression =&gt; &quot;プール&quot;, :reading =&gt; &quot;プール&quot;, :meaning =&gt; &quot;(Swimming) Pool&quot;, :type1 =&gt; &quot;Noun&quot;, :type2 =&gt; &quot;&quot;)">
            <text:p>Word.find_or_create_by_expression(:order =&gt; "133", :expression =&gt; "プール", :reading =&gt; "プール", :meaning =&gt; "(Swimming) Pool", :type1 =&gt; "Noun", :type2 =&gt; "")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ヨット</text:p>
          </table:table-cell>
          <table:table-cell table:number-columns-repeated="2"/>
          <table:table-cell office:value-type="string">
            <text:p>Yacht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5]; &quot;&quot;&quot;, :expression =&gt; &quot;&quot;&quot;; [.C135]; &quot;&quot;&quot;, :reading =&gt; &quot;&quot;&quot;;[.D135];&quot;&quot;&quot;, :meaning =&gt; &quot;&quot;&quot;; [.G135];&quot;&quot;&quot;, :type1 =&gt; &quot;&quot;&quot;; [.H135]; &quot;&quot;&quot;, :type2 =&gt; &quot;&quot;&quot;; [.I135]; &quot;&quot;&quot;)&quot;)" office:value-type="string" office:string-value="Word.find_or_create_by_expression(:order =&gt; &quot;134&quot;, :expression =&gt; &quot;ヨット&quot;, :reading =&gt; &quot;ヨット&quot;, :meaning =&gt; &quot;Yacht&quot;, :type1 =&gt; &quot;Noun&quot;, :type2 =&gt; &quot;&quot;)">
            <text:p>Word.find_or_create_by_expression(:order =&gt; "134", :expression =&gt; "ヨット", :reading =&gt; "ヨット", :meaning =&gt; "Yacht", :type1 =&gt; "Noun", :type2 =&gt; "")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キャンピング</text:p>
          </table:table-cell>
          <table:table-cell table:number-columns-repeated="2"/>
          <table:table-cell office:value-type="string">
            <text:p>Camp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6]; &quot;&quot;&quot;, :expression =&gt; &quot;&quot;&quot;; [.C136]; &quot;&quot;&quot;, :reading =&gt; &quot;&quot;&quot;;[.D136];&quot;&quot;&quot;, :meaning =&gt; &quot;&quot;&quot;; [.G136];&quot;&quot;&quot;, :type1 =&gt; &quot;&quot;&quot;; [.H136]; &quot;&quot;&quot;, :type2 =&gt; &quot;&quot;&quot;; [.I136]; &quot;&quot;&quot;)&quot;)" office:value-type="string" office:string-value="Word.find_or_create_by_expression(:order =&gt; &quot;135&quot;, :expression =&gt; &quot;キャンピング&quot;, :reading =&gt; &quot;キャンピング&quot;, :meaning =&gt; &quot;Camping&quot;, :type1 =&gt; &quot;Noun&quot;, :type2 =&gt; &quot;&quot;)">
            <text:p>Word.find_or_create_by_expression(:order =&gt; "135", :expression =&gt; "キャンピング", :reading =&gt; "キャンピング", :meaning =&gt; "Camping", :type1 =&gt; "Noun", :type2 =&gt; "")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エアロビクス</text:p>
          </table:table-cell>
          <table:table-cell table:number-columns-repeated="2"/>
          <table:table-cell office:value-type="string">
            <text:p>Aerobics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7]; &quot;&quot;&quot;, :expression =&gt; &quot;&quot;&quot;; [.C137]; &quot;&quot;&quot;, :reading =&gt; &quot;&quot;&quot;;[.D137];&quot;&quot;&quot;, :meaning =&gt; &quot;&quot;&quot;; [.G137];&quot;&quot;&quot;, :type1 =&gt; &quot;&quot;&quot;; [.H137]; &quot;&quot;&quot;, :type2 =&gt; &quot;&quot;&quot;; [.I137]; &quot;&quot;&quot;)&quot;)" office:value-type="string" office:string-value="Word.find_or_create_by_expression(:order =&gt; &quot;136&quot;, :expression =&gt; &quot;エアロビクス&quot;, :reading =&gt; &quot;エアロビクス&quot;, :meaning =&gt; &quot;Aerobics&quot;, :type1 =&gt; &quot;Noun&quot;, :type2 =&gt; &quot;&quot;)">
            <text:p>Word.find_or_create_by_expression(:order =&gt; "136", :expression =&gt; "エアロビクス", :reading =&gt; "エアロビクス", :meaning =&gt; "Aerobics", :type1 =&gt; "Noun", :type2 =&gt; "")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サイクリング</text:p>
          </table:table-cell>
          <table:table-cell table:number-columns-repeated="2"/>
          <table:table-cell office:value-type="string">
            <text:p>Cycl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38]; &quot;&quot;&quot;, :expression =&gt; &quot;&quot;&quot;; [.C138]; &quot;&quot;&quot;, :reading =&gt; &quot;&quot;&quot;;[.D138];&quot;&quot;&quot;, :meaning =&gt; &quot;&quot;&quot;; [.G138];&quot;&quot;&quot;, :type1 =&gt; &quot;&quot;&quot;; [.H138]; &quot;&quot;&quot;, :type2 =&gt; &quot;&quot;&quot;; [.I138]; &quot;&quot;&quot;)&quot;)" office:value-type="string" office:string-value="Word.find_or_create_by_expression(:order =&gt; &quot;137&quot;, :expression =&gt; &quot;サイクリング&quot;, :reading =&gt; &quot;サイクリング&quot;, :meaning =&gt; &quot;Cycling&quot;, :type1 =&gt; &quot;Noun&quot;, :type2 =&gt; &quot;&quot;)">
            <text:p>Word.find_or_create_by_expression(:order =&gt; "137", :expression =&gt; "サイクリング", :reading =&gt; "サイクリング", :meaning =&gt; "Cycling", :type1 =&gt; "Noun", :type2 =&gt; "")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07">
            <text:p>307</text:p>
          </table:table-cell>
          <table:table-cell office:value-type="string">
            <text:p>上手</text:p>
          </table:table-cell>
          <table:table-cell office:value-type="string">
            <text:p>上手[じょうず]</text:p>
          </table:table-cell>
          <table:table-cell table:number-columns-repeated="2"/>
          <table:table-cell office:value-type="string">
            <text:p>Skillful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139]; &quot;&quot;&quot;, :expression =&gt; &quot;&quot;&quot;; [.C139]; &quot;&quot;&quot;, :reading =&gt; &quot;&quot;&quot;;[.D139];&quot;&quot;&quot;, :meaning =&gt; &quot;&quot;&quot;; [.G139];&quot;&quot;&quot;, :type1 =&gt; &quot;&quot;&quot;; [.H139]; &quot;&quot;&quot;, :type2 =&gt; &quot;&quot;&quot;; [.I139]; &quot;&quot;&quot;)&quot;)" office:value-type="string" office:string-value="Word.find_or_create_by_expression(:order =&gt; &quot;138&quot;, :expression =&gt; &quot;上手&quot;, :reading =&gt; &quot;上手[じょうず]&quot;, :meaning =&gt; &quot;Skillful&quot;, :type1 =&gt; &quot;NounAdj&quot;, :type2 =&gt; &quot;&quot;)">
            <text:p>Word.find_or_create_by_expression(:order =&gt; "138", :expression =&gt; "上手", :reading =&gt; "上手[じょうず]", :meaning =&gt; "Skillful", :type1 =&gt; "NounAdj", :type2 =&gt; "")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07">
            <text:p>307</text:p>
          </table:table-cell>
          <table:table-cell office:value-type="string">
            <text:p>下手</text:p>
          </table:table-cell>
          <table:table-cell office:value-type="string">
            <text:p>下手[へた]</text:p>
          </table:table-cell>
          <table:table-cell table:number-columns-repeated="2"/>
          <table:table-cell office:value-type="string">
            <text:p>Unskillful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140]; &quot;&quot;&quot;, :expression =&gt; &quot;&quot;&quot;; [.C140]; &quot;&quot;&quot;, :reading =&gt; &quot;&quot;&quot;;[.D140];&quot;&quot;&quot;, :meaning =&gt; &quot;&quot;&quot;; [.G140];&quot;&quot;&quot;, :type1 =&gt; &quot;&quot;&quot;; [.H140]; &quot;&quot;&quot;, :type2 =&gt; &quot;&quot;&quot;; [.I140]; &quot;&quot;&quot;)&quot;)" office:value-type="string" office:string-value="Word.find_or_create_by_expression(:order =&gt; &quot;139&quot;, :expression =&gt; &quot;下手&quot;, :reading =&gt; &quot;下手[へた]&quot;, :meaning =&gt; &quot;Unskillful&quot;, :type1 =&gt; &quot;NounAdj&quot;, :type2 =&gt; &quot;&quot;)">
            <text:p>Word.find_or_create_by_expression(:order =&gt; "139", :expression =&gt; "下手", :reading =&gt; "下手[へた]", :meaning =&gt; "Unskillful", :type1 =&gt; "NounAdj", :type2 =&gt; "")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07">
            <text:p>307</text:p>
          </table:table-cell>
          <table:table-cell table:number-columns-repeated="2" office:value-type="string">
            <text:p>だめ</text:p>
          </table:table-cell>
          <table:table-cell table:number-columns-repeated="2"/>
          <table:table-cell office:value-type="string">
            <text:p>No good, not allowed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141]; &quot;&quot;&quot;, :expression =&gt; &quot;&quot;&quot;; [.C141]; &quot;&quot;&quot;, :reading =&gt; &quot;&quot;&quot;;[.D141];&quot;&quot;&quot;, :meaning =&gt; &quot;&quot;&quot;; [.G141];&quot;&quot;&quot;, :type1 =&gt; &quot;&quot;&quot;; [.H141]; &quot;&quot;&quot;, :type2 =&gt; &quot;&quot;&quot;; [.I141]; &quot;&quot;&quot;)&quot;)" office:value-type="string" office:string-value="Word.find_or_create_by_expression(:order =&gt; &quot;140&quot;, :expression =&gt; &quot;だめ&quot;, :reading =&gt; &quot;だめ&quot;, :meaning =&gt; &quot;No good, not allowed&quot;, :type1 =&gt; &quot;NounAdj&quot;, :type2 =&gt; &quot;&quot;)">
            <text:p>Word.find_or_create_by_expression(:order =&gt; "140", :expression =&gt; "だめ", :reading =&gt; "だめ", :meaning =&gt; "No good, not allowed", :type1 =&gt; "NounAdj", :type2 =&gt; "")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07">
            <text:p>307</text:p>
          </table:table-cell>
          <table:table-cell office:value-type="string">
            <text:p>得意</text:p>
          </table:table-cell>
          <table:table-cell office:value-type="string">
            <text:p>得意[とくい]</text:p>
          </table:table-cell>
          <table:table-cell table:number-columns-repeated="2"/>
          <table:table-cell office:value-type="string">
            <text:p>Good at and fond of something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142]; &quot;&quot;&quot;, :expression =&gt; &quot;&quot;&quot;; [.C142]; &quot;&quot;&quot;, :reading =&gt; &quot;&quot;&quot;;[.D142];&quot;&quot;&quot;, :meaning =&gt; &quot;&quot;&quot;; [.G142];&quot;&quot;&quot;, :type1 =&gt; &quot;&quot;&quot;; [.H142]; &quot;&quot;&quot;, :type2 =&gt; &quot;&quot;&quot;; [.I142]; &quot;&quot;&quot;)&quot;)" office:value-type="string" office:string-value="Word.find_or_create_by_expression(:order =&gt; &quot;141&quot;, :expression =&gt; &quot;得意&quot;, :reading =&gt; &quot;得意[とくい]&quot;, :meaning =&gt; &quot;Good at and fond of something&quot;, :type1 =&gt; &quot;NounAdj&quot;, :type2 =&gt; &quot;&quot;)">
            <text:p>Word.find_or_create_by_expression(:order =&gt; "141", :expression =&gt; "得意", :reading =&gt; "得意[とくい]", :meaning =&gt; "Good at and fond of something", :type1 =&gt; "NounAdj", :type2 =&gt; "")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307">
            <text:p>307</text:p>
          </table:table-cell>
          <table:table-cell office:value-type="string">
            <text:p>苦手</text:p>
          </table:table-cell>
          <table:table-cell office:value-type="string">
            <text:p>苦手[にがて]</text:p>
          </table:table-cell>
          <table:table-cell table:number-columns-repeated="2"/>
          <table:table-cell office:value-type="string">
            <text:p>Bad at and dislike something</text:p>
          </table:table-cell>
          <table:table-cell office:value-type="string">
            <text:p>NounAdj</text:p>
          </table:table-cell>
          <table:table-cell/>
          <table:table-cell/>
          <table:table-cell table:formula="of:=CONCATENATE(&quot;Word.find_or_create_by_expression(:order =&gt; &quot;&quot;&quot;; [.A143]; &quot;&quot;&quot;, :expression =&gt; &quot;&quot;&quot;; [.C143]; &quot;&quot;&quot;, :reading =&gt; &quot;&quot;&quot;;[.D143];&quot;&quot;&quot;, :meaning =&gt; &quot;&quot;&quot;; [.G143];&quot;&quot;&quot;, :type1 =&gt; &quot;&quot;&quot;; [.H143]; &quot;&quot;&quot;, :type2 =&gt; &quot;&quot;&quot;; [.I143]; &quot;&quot;&quot;)&quot;)" office:value-type="string" office:string-value="Word.find_or_create_by_expression(:order =&gt; &quot;142&quot;, :expression =&gt; &quot;苦手&quot;, :reading =&gt; &quot;苦手[にがて]&quot;, :meaning =&gt; &quot;Bad at and dislike something&quot;, :type1 =&gt; &quot;NounAdj&quot;, :type2 =&gt; &quot;&quot;)">
            <text:p>Word.find_or_create_by_expression(:order =&gt; "142", :expression =&gt; "苦手", :reading =&gt; "苦手[にがて]", :meaning =&gt; "Bad at and dislike something", :type1 =&gt; "NounAdj", :type2 =&gt; "")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07">
            <text:p>307</text:p>
          </table:table-cell>
          <table:table-cell table:number-columns-repeated="2" office:value-type="string">
            <text:p>できる</text:p>
          </table:table-cell>
          <table:table-cell table:number-columns-repeated="2"/>
          <table:table-cell office:value-type="string">
            <text:p>To be able to do</text:p>
          </table:table-cell>
          <table:table-cell office:value-type="string">
            <text:p>Verb</text:p>
          </table:table-cell>
          <table:table-cell office:value-type="string">
            <text:p>ru</text:p>
          </table:table-cell>
          <table:table-cell/>
          <table:table-cell table:formula="of:=CONCATENATE(&quot;Word.find_or_create_by_expression(:order =&gt; &quot;&quot;&quot;; [.A144]; &quot;&quot;&quot;, :expression =&gt; &quot;&quot;&quot;; [.C144]; &quot;&quot;&quot;, :reading =&gt; &quot;&quot;&quot;;[.D144];&quot;&quot;&quot;, :meaning =&gt; &quot;&quot;&quot;; [.G144];&quot;&quot;&quot;, :type1 =&gt; &quot;&quot;&quot;; [.H144]; &quot;&quot;&quot;, :type2 =&gt; &quot;&quot;&quot;; [.I144]; &quot;&quot;&quot;)&quot;)" office:value-type="string" office:string-value="Word.find_or_create_by_expression(:order =&gt; &quot;143&quot;, :expression =&gt; &quot;できる&quot;, :reading =&gt; &quot;できる&quot;, :meaning =&gt; &quot;To be able to do&quot;, :type1 =&gt; &quot;Verb&quot;, :type2 =&gt; &quot;ru&quot;)">
            <text:p>Word.find_or_create_by_expression(:order =&gt; "143", :expression =&gt; "できる", :reading =&gt; "できる", :meaning =&gt; "To be able to do", :type1 =&gt; "Verb", :type2 =&gt; "ru")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07">
            <text:p>307</text:p>
          </table:table-cell>
          <table:table-cell table:number-columns-repeated="2" office:value-type="string">
            <text:p>できない</text:p>
          </table:table-cell>
          <table:table-cell table:number-columns-repeated="2"/>
          <table:table-cell office:value-type="string">
            <text:p>Cannot do</text:p>
          </table:table-cell>
          <table:table-cell office:value-type="string">
            <text:p>Verb</text:p>
          </table:table-cell>
          <table:table-cell office:value-type="string">
            <text:p>ru</text:p>
          </table:table-cell>
          <table:table-cell/>
          <table:table-cell table:formula="of:=CONCATENATE(&quot;Word.find_or_create_by_expression(:order =&gt; &quot;&quot;&quot;; [.A145]; &quot;&quot;&quot;, :expression =&gt; &quot;&quot;&quot;; [.C145]; &quot;&quot;&quot;, :reading =&gt; &quot;&quot;&quot;;[.D145];&quot;&quot;&quot;, :meaning =&gt; &quot;&quot;&quot;; [.G145];&quot;&quot;&quot;, :type1 =&gt; &quot;&quot;&quot;; [.H145]; &quot;&quot;&quot;, :type2 =&gt; &quot;&quot;&quot;; [.I145]; &quot;&quot;&quot;)&quot;)" office:value-type="string" office:string-value="Word.find_or_create_by_expression(:order =&gt; &quot;144&quot;, :expression =&gt; &quot;できない&quot;, :reading =&gt; &quot;できない&quot;, :meaning =&gt; &quot;Cannot do&quot;, :type1 =&gt; &quot;Verb&quot;, :type2 =&gt; &quot;ru&quot;)">
            <text:p>Word.find_or_create_by_expression(:order =&gt; "144", :expression =&gt; "できない", :reading =&gt; "できない", :meaning =&gt; "Cannot do", :type1 =&gt; "Verb", :type2 =&gt; "ru")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325">
            <text:p>325</text:p>
          </table:table-cell>
          <table:table-cell office:value-type="string">
            <text:p>家族</text:p>
          </table:table-cell>
          <table:table-cell office:value-type="string">
            <text:p>家族[かぞく]</text:p>
          </table:table-cell>
          <table:table-cell office:value-type="string">
            <text:p>ご家族</text:p>
          </table:table-cell>
          <table:table-cell office:value-type="string">
            <text:p>ご 家族[かぞく]</text:p>
          </table:table-cell>
          <table:table-cell office:value-type="string">
            <text:p>Family (humble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46]; &quot;&quot;&quot;, :expression =&gt; &quot;&quot;&quot;; [.C146]; &quot;&quot;&quot;, :reading =&gt; &quot;&quot;&quot;;[.D146];&quot;&quot;&quot;, :meaning =&gt; &quot;&quot;&quot;; [.G146];&quot;&quot;&quot;, :type1 =&gt; &quot;&quot;&quot;; [.H146]; &quot;&quot;&quot;, :type2 =&gt; &quot;&quot;&quot;; [.I146]; &quot;&quot;&quot;)&quot;)" office:value-type="string" office:string-value="Word.find_or_create_by_expression(:order =&gt; &quot;145&quot;, :expression =&gt; &quot;家族&quot;, :reading =&gt; &quot;家族[かぞく]&quot;, :meaning =&gt; &quot;Family (humble)&quot;, :type1 =&gt; &quot;Noun&quot;, :type2 =&gt; &quot;&quot;)">
            <text:p>Word.find_or_create_by_expression(:order =&gt; "145", :expression =&gt; "家族", :reading =&gt; "家族[かぞく]", :meaning =&gt; "Family (humble)", :type1 =&gt; "Noun", :type2 =&gt; "")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25">
            <text:p>325</text:p>
          </table:table-cell>
          <table:table-cell office:value-type="string">
            <text:p>両親</text:p>
          </table:table-cell>
          <table:table-cell office:value-type="string">
            <text:p>両親[りょうしん]</text:p>
          </table:table-cell>
          <table:table-cell office:value-type="string">
            <text:p>ご両親</text:p>
          </table:table-cell>
          <table:table-cell office:value-type="string">
            <text:p>ご 両親[りょうしん]</text:p>
          </table:table-cell>
          <table:table-cell office:value-type="string">
            <text:p>Parents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47]; &quot;&quot;&quot;, :expression =&gt; &quot;&quot;&quot;; [.C147]; &quot;&quot;&quot;, :reading =&gt; &quot;&quot;&quot;;[.D147];&quot;&quot;&quot;, :meaning =&gt; &quot;&quot;&quot;; [.G147];&quot;&quot;&quot;, :type1 =&gt; &quot;&quot;&quot;; [.H147]; &quot;&quot;&quot;, :type2 =&gt; &quot;&quot;&quot;; [.I147]; &quot;&quot;&quot;)&quot;)" office:value-type="string" office:string-value="Word.find_or_create_by_expression(:order =&gt; &quot;146&quot;, :expression =&gt; &quot;両親&quot;, :reading =&gt; &quot;両親[りょうしん]&quot;, :meaning =&gt; &quot;Parents (humble)&quot;, :type1 =&gt; &quot;Noun&quot;, :type2 =&gt; &quot;&quot;)">
            <text:p>Word.find_or_create_by_expression(:order =&gt; "146", :expression =&gt; "両親", :reading =&gt; "両親[りょうしん]", :meaning =&gt; "Parents (humble)", :type1 =&gt; "Noun", :type2 =&gt; "")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25">
            <text:p>325</text:p>
          </table:table-cell>
          <table:table-cell office:value-type="string">
            <text:p>父</text:p>
          </table:table-cell>
          <table:table-cell office:value-type="string">
            <text:p>父[ちち]</text:p>
          </table:table-cell>
          <table:table-cell office:value-type="string">
            <text:p>お父さん</text:p>
          </table:table-cell>
          <table:table-cell office:value-type="string">
            <text:p>お 父[とう]さん</text:p>
          </table:table-cell>
          <table:table-cell office:value-type="string">
            <text:p>Fa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48]; &quot;&quot;&quot;, :expression =&gt; &quot;&quot;&quot;; [.C148]; &quot;&quot;&quot;, :reading =&gt; &quot;&quot;&quot;;[.D148];&quot;&quot;&quot;, :meaning =&gt; &quot;&quot;&quot;; [.G148];&quot;&quot;&quot;, :type1 =&gt; &quot;&quot;&quot;; [.H148]; &quot;&quot;&quot;, :type2 =&gt; &quot;&quot;&quot;; [.I148]; &quot;&quot;&quot;)&quot;)" office:value-type="string" office:string-value="Word.find_or_create_by_expression(:order =&gt; &quot;147&quot;, :expression =&gt; &quot;父&quot;, :reading =&gt; &quot;父[ちち]&quot;, :meaning =&gt; &quot;Father (humble)&quot;, :type1 =&gt; &quot;Noun&quot;, :type2 =&gt; &quot;&quot;)">
            <text:p>Word.find_or_create_by_expression(:order =&gt; "147", :expression =&gt; "父", :reading =&gt; "父[ちち]", :meaning =&gt; "Father (humble)", :type1 =&gt; "Noun", :type2 =&gt; "")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325">
            <text:p>325</text:p>
          </table:table-cell>
          <table:table-cell office:value-type="string">
            <text:p>母</text:p>
          </table:table-cell>
          <table:table-cell office:value-type="string">
            <text:p>母[はは]</text:p>
          </table:table-cell>
          <table:table-cell office:value-type="string">
            <text:p>お母さん</text:p>
          </table:table-cell>
          <table:table-cell office:value-type="string">
            <text:p>お 母[かあ]さん</text:p>
          </table:table-cell>
          <table:table-cell office:value-type="string">
            <text:p>Mo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49]; &quot;&quot;&quot;, :expression =&gt; &quot;&quot;&quot;; [.C149]; &quot;&quot;&quot;, :reading =&gt; &quot;&quot;&quot;;[.D149];&quot;&quot;&quot;, :meaning =&gt; &quot;&quot;&quot;; [.G149];&quot;&quot;&quot;, :type1 =&gt; &quot;&quot;&quot;; [.H149]; &quot;&quot;&quot;, :type2 =&gt; &quot;&quot;&quot;; [.I149]; &quot;&quot;&quot;)&quot;)" office:value-type="string" office:string-value="Word.find_or_create_by_expression(:order =&gt; &quot;148&quot;, :expression =&gt; &quot;母&quot;, :reading =&gt; &quot;母[はは]&quot;, :meaning =&gt; &quot;Mother (humble)&quot;, :type1 =&gt; &quot;Noun&quot;, :type2 =&gt; &quot;&quot;)">
            <text:p>Word.find_or_create_by_expression(:order =&gt; "148", :expression =&gt; "母", :reading =&gt; "母[はは]", :meaning =&gt; "Mother (humble)", :type1 =&gt; "Noun", :type2 =&gt; "")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25">
            <text:p>325</text:p>
          </table:table-cell>
          <table:table-cell office:value-type="string">
            <text:p>子供</text:p>
          </table:table-cell>
          <table:table-cell office:value-type="string">
            <text:p>子供[こども]</text:p>
          </table:table-cell>
          <table:table-cell office:value-type="string">
            <text:p>お子さん</text:p>
          </table:table-cell>
          <table:table-cell office:value-type="string">
            <text:p>お 子[こ]さん</text:p>
          </table:table-cell>
          <table:table-cell office:value-type="string">
            <text:p>Child, children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0]; &quot;&quot;&quot;, :expression =&gt; &quot;&quot;&quot;; [.C150]; &quot;&quot;&quot;, :reading =&gt; &quot;&quot;&quot;;[.D150];&quot;&quot;&quot;, :meaning =&gt; &quot;&quot;&quot;; [.G150];&quot;&quot;&quot;, :type1 =&gt; &quot;&quot;&quot;; [.H150]; &quot;&quot;&quot;, :type2 =&gt; &quot;&quot;&quot;; [.I150]; &quot;&quot;&quot;)&quot;)" office:value-type="string" office:string-value="Word.find_or_create_by_expression(:order =&gt; &quot;149&quot;, :expression =&gt; &quot;子供&quot;, :reading =&gt; &quot;子供[こども]&quot;, :meaning =&gt; &quot;Child, children (humble)&quot;, :type1 =&gt; &quot;Noun&quot;, :type2 =&gt; &quot;&quot;)">
            <text:p>Word.find_or_create_by_expression(:order =&gt; "149", :expression =&gt; "子供", :reading =&gt; "子供[こども]", :meaning =&gt; "Child, children (humble)", :type1 =&gt; "Noun", :type2 =&gt; "")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string">
            <text:p>息子</text:p>
          </table:table-cell>
          <table:table-cell office:value-type="string">
            <text:p>息子[むすこ]</text:p>
          </table:table-cell>
          <table:table-cell office:value-type="string">
            <text:p>息子さん</text:p>
          </table:table-cell>
          <table:table-cell office:value-type="string">
            <text:p>息子[むすこ]さん</text:p>
          </table:table-cell>
          <table:table-cell office:value-type="string">
            <text:p>Son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1]; &quot;&quot;&quot;, :expression =&gt; &quot;&quot;&quot;; [.C151]; &quot;&quot;&quot;, :reading =&gt; &quot;&quot;&quot;;[.D151];&quot;&quot;&quot;, :meaning =&gt; &quot;&quot;&quot;; [.G151];&quot;&quot;&quot;, :type1 =&gt; &quot;&quot;&quot;; [.H151]; &quot;&quot;&quot;, :type2 =&gt; &quot;&quot;&quot;; [.I151]; &quot;&quot;&quot;)&quot;)" office:value-type="string" office:string-value="Word.find_or_create_by_expression(:order =&gt; &quot;150&quot;, :expression =&gt; &quot;息子&quot;, :reading =&gt; &quot;息子[むすこ]&quot;, :meaning =&gt; &quot;Son (humble)&quot;, :type1 =&gt; &quot;Noun&quot;, :type2 =&gt; &quot;&quot;)">
            <text:p>Word.find_or_create_by_expression(:order =&gt; "150", :expression =&gt; "息子", :reading =&gt; "息子[むすこ]", :meaning =&gt; "Son (humble)", :type1 =&gt; "Noun", :type2 =&gt; "")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325">
            <text:p>325</text:p>
          </table:table-cell>
          <table:table-cell office:value-type="string">
            <text:p>娘</text:p>
          </table:table-cell>
          <table:table-cell office:value-type="string">
            <text:p>娘[むすめ]</text:p>
          </table:table-cell>
          <table:table-cell office:value-type="string">
            <text:p>娘さん</text:p>
          </table:table-cell>
          <table:table-cell office:value-type="string">
            <text:p>娘[むすめ]さん</text:p>
          </table:table-cell>
          <table:table-cell office:value-type="string">
            <text:p>Daught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2]; &quot;&quot;&quot;, :expression =&gt; &quot;&quot;&quot;; [.C152]; &quot;&quot;&quot;, :reading =&gt; &quot;&quot;&quot;;[.D152];&quot;&quot;&quot;, :meaning =&gt; &quot;&quot;&quot;; [.G152];&quot;&quot;&quot;, :type1 =&gt; &quot;&quot;&quot;; [.H152]; &quot;&quot;&quot;, :type2 =&gt; &quot;&quot;&quot;; [.I152]; &quot;&quot;&quot;)&quot;)" office:value-type="string" office:string-value="Word.find_or_create_by_expression(:order =&gt; &quot;151&quot;, :expression =&gt; &quot;娘&quot;, :reading =&gt; &quot;娘[むすめ]&quot;, :meaning =&gt; &quot;Daughter (humble)&quot;, :type1 =&gt; &quot;Noun&quot;, :type2 =&gt; &quot;&quot;)">
            <text:p>Word.find_or_create_by_expression(:order =&gt; "151", :expression =&gt; "娘", :reading =&gt; "娘[むすめ]", :meaning =&gt; "Daughter (humble)", :type1 =&gt; "Noun", :type2 =&gt; "")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325">
            <text:p>325</text:p>
          </table:table-cell>
          <table:table-cell office:value-type="string">
            <text:p>兄弟</text:p>
          </table:table-cell>
          <table:table-cell office:value-type="string">
            <text:p>兄弟[きょうだい]</text:p>
          </table:table-cell>
          <table:table-cell office:value-type="string">
            <text:p>ご兄弟</text:p>
          </table:table-cell>
          <table:table-cell office:value-type="string">
            <text:p>ご 兄弟[きょうだい]</text:p>
          </table:table-cell>
          <table:table-cell office:value-type="string">
            <text:p>Siblings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3]; &quot;&quot;&quot;, :expression =&gt; &quot;&quot;&quot;; [.C153]; &quot;&quot;&quot;, :reading =&gt; &quot;&quot;&quot;;[.D153];&quot;&quot;&quot;, :meaning =&gt; &quot;&quot;&quot;; [.G153];&quot;&quot;&quot;, :type1 =&gt; &quot;&quot;&quot;; [.H153]; &quot;&quot;&quot;, :type2 =&gt; &quot;&quot;&quot;; [.I153]; &quot;&quot;&quot;)&quot;)" office:value-type="string" office:string-value="Word.find_or_create_by_expression(:order =&gt; &quot;152&quot;, :expression =&gt; &quot;兄弟&quot;, :reading =&gt; &quot;兄弟[きょうだい]&quot;, :meaning =&gt; &quot;Siblings (humble)&quot;, :type1 =&gt; &quot;Noun&quot;, :type2 =&gt; &quot;&quot;)">
            <text:p>Word.find_or_create_by_expression(:order =&gt; "152", :expression =&gt; "兄弟", :reading =&gt; "兄弟[きょうだい]", :meaning =&gt; "Siblings (humble)", :type1 =&gt; "Noun", :type2 =&gt; "")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325">
            <text:p>325</text:p>
          </table:table-cell>
          <table:table-cell office:value-type="string">
            <text:p>兄</text:p>
          </table:table-cell>
          <table:table-cell office:value-type="string">
            <text:p>兄[あに]</text:p>
          </table:table-cell>
          <table:table-cell office:value-type="string">
            <text:p>お兄さん</text:p>
          </table:table-cell>
          <table:table-cell office:value-type="string">
            <text:p>お 兄[にい]さん</text:p>
          </table:table-cell>
          <table:table-cell office:value-type="string">
            <text:p>Older bro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4]; &quot;&quot;&quot;, :expression =&gt; &quot;&quot;&quot;; [.C154]; &quot;&quot;&quot;, :reading =&gt; &quot;&quot;&quot;;[.D154];&quot;&quot;&quot;, :meaning =&gt; &quot;&quot;&quot;; [.G154];&quot;&quot;&quot;, :type1 =&gt; &quot;&quot;&quot;; [.H154]; &quot;&quot;&quot;, :type2 =&gt; &quot;&quot;&quot;; [.I154]; &quot;&quot;&quot;)&quot;)" office:value-type="string" office:string-value="Word.find_or_create_by_expression(:order =&gt; &quot;153&quot;, :expression =&gt; &quot;兄&quot;, :reading =&gt; &quot;兄[あに]&quot;, :meaning =&gt; &quot;Older brother (humble)&quot;, :type1 =&gt; &quot;Noun&quot;, :type2 =&gt; &quot;&quot;)">
            <text:p>Word.find_or_create_by_expression(:order =&gt; "153", :expression =&gt; "兄", :reading =&gt; "兄[あに]", :meaning =&gt; "Older brother (humble)", :type1 =&gt; "Noun", :type2 =&gt; "")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325">
            <text:p>325</text:p>
          </table:table-cell>
          <table:table-cell office:value-type="string">
            <text:p>姉</text:p>
          </table:table-cell>
          <table:table-cell office:value-type="string">
            <text:p>姉[あね]</text:p>
          </table:table-cell>
          <table:table-cell office:value-type="string">
            <text:p>お姉さん</text:p>
          </table:table-cell>
          <table:table-cell office:value-type="string">
            <text:p>お 姉[ねえ]さん</text:p>
          </table:table-cell>
          <table:table-cell office:value-type="string">
            <text:p>Older sist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5]; &quot;&quot;&quot;, :expression =&gt; &quot;&quot;&quot;; [.C155]; &quot;&quot;&quot;, :reading =&gt; &quot;&quot;&quot;;[.D155];&quot;&quot;&quot;, :meaning =&gt; &quot;&quot;&quot;; [.G155];&quot;&quot;&quot;, :type1 =&gt; &quot;&quot;&quot;; [.H155]; &quot;&quot;&quot;, :type2 =&gt; &quot;&quot;&quot;; [.I155]; &quot;&quot;&quot;)&quot;)" office:value-type="string" office:string-value="Word.find_or_create_by_expression(:order =&gt; &quot;154&quot;, :expression =&gt; &quot;姉&quot;, :reading =&gt; &quot;姉[あね]&quot;, :meaning =&gt; &quot;Older sister (humble)&quot;, :type1 =&gt; &quot;Noun&quot;, :type2 =&gt; &quot;&quot;)">
            <text:p>Word.find_or_create_by_expression(:order =&gt; "154", :expression =&gt; "姉", :reading =&gt; "姉[あね]", :meaning =&gt; "Older sister (humble)", :type1 =&gt; "Noun", :type2 =&gt; "")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325">
            <text:p>325</text:p>
          </table:table-cell>
          <table:table-cell office:value-type="string">
            <text:p>弟</text:p>
          </table:table-cell>
          <table:table-cell office:value-type="string">
            <text:p>弟[おとうと]</text:p>
          </table:table-cell>
          <table:table-cell office:value-type="string">
            <text:p>弟さん</text:p>
          </table:table-cell>
          <table:table-cell office:value-type="string">
            <text:p>弟[おとうと]さん</text:p>
          </table:table-cell>
          <table:table-cell office:value-type="string">
            <text:p>Younger bro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6]; &quot;&quot;&quot;, :expression =&gt; &quot;&quot;&quot;; [.C156]; &quot;&quot;&quot;, :reading =&gt; &quot;&quot;&quot;;[.D156];&quot;&quot;&quot;, :meaning =&gt; &quot;&quot;&quot;; [.G156];&quot;&quot;&quot;, :type1 =&gt; &quot;&quot;&quot;; [.H156]; &quot;&quot;&quot;, :type2 =&gt; &quot;&quot;&quot;; [.I156]; &quot;&quot;&quot;)&quot;)" office:value-type="string" office:string-value="Word.find_or_create_by_expression(:order =&gt; &quot;155&quot;, :expression =&gt; &quot;弟&quot;, :reading =&gt; &quot;弟[おとうと]&quot;, :meaning =&gt; &quot;Younger brother (humble)&quot;, :type1 =&gt; &quot;Noun&quot;, :type2 =&gt; &quot;&quot;)">
            <text:p>Word.find_or_create_by_expression(:order =&gt; "155", :expression =&gt; "弟", :reading =&gt; "弟[おとうと]", :meaning =&gt; "Younger brother (humble)", :type1 =&gt; "Noun", :type2 =&gt; "")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325">
            <text:p>325</text:p>
          </table:table-cell>
          <table:table-cell office:value-type="string">
            <text:p>妹</text:p>
          </table:table-cell>
          <table:table-cell office:value-type="string">
            <text:p>妹[いもうと]</text:p>
          </table:table-cell>
          <table:table-cell office:value-type="string">
            <text:p>妹さん</text:p>
          </table:table-cell>
          <table:table-cell office:value-type="string">
            <text:p>妹[いもうと]さん</text:p>
          </table:table-cell>
          <table:table-cell office:value-type="string">
            <text:p>Younger sist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7]; &quot;&quot;&quot;, :expression =&gt; &quot;&quot;&quot;; [.C157]; &quot;&quot;&quot;, :reading =&gt; &quot;&quot;&quot;;[.D157];&quot;&quot;&quot;, :meaning =&gt; &quot;&quot;&quot;; [.G157];&quot;&quot;&quot;, :type1 =&gt; &quot;&quot;&quot;; [.H157]; &quot;&quot;&quot;, :type2 =&gt; &quot;&quot;&quot;; [.I157]; &quot;&quot;&quot;)&quot;)" office:value-type="string" office:string-value="Word.find_or_create_by_expression(:order =&gt; &quot;156&quot;, :expression =&gt; &quot;妹&quot;, :reading =&gt; &quot;妹[いもうと]&quot;, :meaning =&gt; &quot;Younger sister (humble)&quot;, :type1 =&gt; &quot;Noun&quot;, :type2 =&gt; &quot;&quot;)">
            <text:p>Word.find_or_create_by_expression(:order =&gt; "156", :expression =&gt; "妹", :reading =&gt; "妹[いもうと]", :meaning =&gt; "Younger sister (humble)", :type1 =&gt; "Noun", :type2 =&gt; "")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325">
            <text:p>325</text:p>
          </table:table-cell>
          <table:table-cell office:value-type="string">
            <text:p>祖父</text:p>
          </table:table-cell>
          <table:table-cell office:value-type="string">
            <text:p>祖父[そふ]</text:p>
          </table:table-cell>
          <table:table-cell table:number-columns-repeated="2" office:value-type="string">
            <text:p>おじいさん</text:p>
          </table:table-cell>
          <table:table-cell office:value-type="string">
            <text:p>Grandfa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8]; &quot;&quot;&quot;, :expression =&gt; &quot;&quot;&quot;; [.C158]; &quot;&quot;&quot;, :reading =&gt; &quot;&quot;&quot;;[.D158];&quot;&quot;&quot;, :meaning =&gt; &quot;&quot;&quot;; [.G158];&quot;&quot;&quot;, :type1 =&gt; &quot;&quot;&quot;; [.H158]; &quot;&quot;&quot;, :type2 =&gt; &quot;&quot;&quot;; [.I158]; &quot;&quot;&quot;)&quot;)" office:value-type="string" office:string-value="Word.find_or_create_by_expression(:order =&gt; &quot;157&quot;, :expression =&gt; &quot;祖父&quot;, :reading =&gt; &quot;祖父[そふ]&quot;, :meaning =&gt; &quot;Grandfather (humble)&quot;, :type1 =&gt; &quot;Noun&quot;, :type2 =&gt; &quot;&quot;)">
            <text:p>Word.find_or_create_by_expression(:order =&gt; "157", :expression =&gt; "祖父", :reading =&gt; "祖父[そふ]", :meaning =&gt; "Grandfather (humble)", :type1 =&gt; "Noun", :type2 =&gt; "")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325">
            <text:p>325</text:p>
          </table:table-cell>
          <table:table-cell office:value-type="string">
            <text:p>祖母</text:p>
          </table:table-cell>
          <table:table-cell office:value-type="string">
            <text:p>祖母[そぼ]</text:p>
          </table:table-cell>
          <table:table-cell table:number-columns-repeated="2" office:value-type="string">
            <text:p>おばあさん</text:p>
          </table:table-cell>
          <table:table-cell office:value-type="string">
            <text:p>Grandmother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59]; &quot;&quot;&quot;, :expression =&gt; &quot;&quot;&quot;; [.C159]; &quot;&quot;&quot;, :reading =&gt; &quot;&quot;&quot;;[.D159];&quot;&quot;&quot;, :meaning =&gt; &quot;&quot;&quot;; [.G159];&quot;&quot;&quot;, :type1 =&gt; &quot;&quot;&quot;; [.H159]; &quot;&quot;&quot;, :type2 =&gt; &quot;&quot;&quot;; [.I159]; &quot;&quot;&quot;)&quot;)" office:value-type="string" office:string-value="Word.find_or_create_by_expression(:order =&gt; &quot;158&quot;, :expression =&gt; &quot;祖母&quot;, :reading =&gt; &quot;祖母[そぼ]&quot;, :meaning =&gt; &quot;Grandmother (humble)&quot;, :type1 =&gt; &quot;Noun&quot;, :type2 =&gt; &quot;&quot;)">
            <text:p>Word.find_or_create_by_expression(:order =&gt; "158", :expression =&gt; "祖母", :reading =&gt; "祖母[そぼ]", :meaning =&gt; "Grandmother (humble)", :type1 =&gt; "Noun", :type2 =&gt; "")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325">
            <text:p>325</text:p>
          </table:table-cell>
          <table:table-cell office:value-type="string">
            <text:p>孫</text:p>
          </table:table-cell>
          <table:table-cell office:value-type="string">
            <text:p>孫[まご]</text:p>
          </table:table-cell>
          <table:table-cell office:value-type="string">
            <text:p>お孫さん</text:p>
          </table:table-cell>
          <table:table-cell office:value-type="string">
            <text:p>お 孫[まご]さん</text:p>
          </table:table-cell>
          <table:table-cell office:value-type="string">
            <text:p>Grandchild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0]; &quot;&quot;&quot;, :expression =&gt; &quot;&quot;&quot;; [.C160]; &quot;&quot;&quot;, :reading =&gt; &quot;&quot;&quot;;[.D160];&quot;&quot;&quot;, :meaning =&gt; &quot;&quot;&quot;; [.G160];&quot;&quot;&quot;, :type1 =&gt; &quot;&quot;&quot;; [.H160]; &quot;&quot;&quot;, :type2 =&gt; &quot;&quot;&quot;; [.I160]; &quot;&quot;&quot;)&quot;)" office:value-type="string" office:string-value="Word.find_or_create_by_expression(:order =&gt; &quot;159&quot;, :expression =&gt; &quot;孫&quot;, :reading =&gt; &quot;孫[まご]&quot;, :meaning =&gt; &quot;Grandchild (humble)&quot;, :type1 =&gt; &quot;Noun&quot;, :type2 =&gt; &quot;&quot;)">
            <text:p>Word.find_or_create_by_expression(:order =&gt; "159", :expression =&gt; "孫", :reading =&gt; "孫[まご]", :meaning =&gt; "Grandchild (humble)", :type1 =&gt; "Noun", :type2 =&gt; "")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325">
            <text:p>325</text:p>
          </table:table-cell>
          <table:table-cell office:value-type="string">
            <text:p>夫婦</text:p>
          </table:table-cell>
          <table:table-cell office:value-type="string">
            <text:p>夫婦[ふうふ]</text:p>
          </table:table-cell>
          <table:table-cell office:value-type="string">
            <text:p>御夫婦</text:p>
          </table:table-cell>
          <table:table-cell office:value-type="string">
            <text:p>御[ご] 夫婦[ふうふ]</text:p>
          </table:table-cell>
          <table:table-cell office:value-type="string">
            <text:p>Husband and wife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1]; &quot;&quot;&quot;, :expression =&gt; &quot;&quot;&quot;; [.C161]; &quot;&quot;&quot;, :reading =&gt; &quot;&quot;&quot;;[.D161];&quot;&quot;&quot;, :meaning =&gt; &quot;&quot;&quot;; [.G161];&quot;&quot;&quot;, :type1 =&gt; &quot;&quot;&quot;; [.H161]; &quot;&quot;&quot;, :type2 =&gt; &quot;&quot;&quot;; [.I161]; &quot;&quot;&quot;)&quot;)" office:value-type="string" office:string-value="Word.find_or_create_by_expression(:order =&gt; &quot;160&quot;, :expression =&gt; &quot;夫婦&quot;, :reading =&gt; &quot;夫婦[ふうふ]&quot;, :meaning =&gt; &quot;Husband and wife (humble)&quot;, :type1 =&gt; &quot;Noun&quot;, :type2 =&gt; &quot;&quot;)">
            <text:p>Word.find_or_create_by_expression(:order =&gt; "160", :expression =&gt; "夫婦", :reading =&gt; "夫婦[ふうふ]", :meaning =&gt; "Husband and wife (humble)", :type1 =&gt; "Noun", :type2 =&gt; "")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325">
            <text:p>325</text:p>
          </table:table-cell>
          <table:table-cell office:value-type="string">
            <text:p>夫</text:p>
          </table:table-cell>
          <table:table-cell office:value-type="string">
            <text:p>夫[おっと]</text:p>
          </table:table-cell>
          <table:table-cell office:value-type="string">
            <text:p>御主人</text:p>
          </table:table-cell>
          <table:table-cell office:value-type="string">
            <text:p>御[ご] 主人[しゅじん]</text:p>
          </table:table-cell>
          <table:table-cell office:value-type="string">
            <text:p>Husband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2]; &quot;&quot;&quot;, :expression =&gt; &quot;&quot;&quot;; [.C162]; &quot;&quot;&quot;, :reading =&gt; &quot;&quot;&quot;;[.D162];&quot;&quot;&quot;, :meaning =&gt; &quot;&quot;&quot;; [.G162];&quot;&quot;&quot;, :type1 =&gt; &quot;&quot;&quot;; [.H162]; &quot;&quot;&quot;, :type2 =&gt; &quot;&quot;&quot;; [.I162]; &quot;&quot;&quot;)&quot;)" office:value-type="string" office:string-value="Word.find_or_create_by_expression(:order =&gt; &quot;161&quot;, :expression =&gt; &quot;夫&quot;, :reading =&gt; &quot;夫[おっと]&quot;, :meaning =&gt; &quot;Husband (humble)&quot;, :type1 =&gt; &quot;Noun&quot;, :type2 =&gt; &quot;&quot;)">
            <text:p>Word.find_or_create_by_expression(:order =&gt; "161", :expression =&gt; "夫", :reading =&gt; "夫[おっと]", :meaning =&gt; "Husband (humble)", :type1 =&gt; "Noun", :type2 =&gt; "")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325">
            <text:p>325</text:p>
          </table:table-cell>
          <table:table-cell office:value-type="string">
            <text:p>主人</text:p>
          </table:table-cell>
          <table:table-cell office:value-type="string">
            <text:p>主人[しゅじん]</text:p>
          </table:table-cell>
          <table:table-cell office:value-type="string">
            <text:p>御主人</text:p>
          </table:table-cell>
          <table:table-cell office:value-type="string">
            <text:p>御[ご] 主人[しゅじん]</text:p>
          </table:table-cell>
          <table:table-cell office:value-type="string">
            <text:p>Husband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3]; &quot;&quot;&quot;, :expression =&gt; &quot;&quot;&quot;; [.C163]; &quot;&quot;&quot;, :reading =&gt; &quot;&quot;&quot;;[.D163];&quot;&quot;&quot;, :meaning =&gt; &quot;&quot;&quot;; [.G163];&quot;&quot;&quot;, :type1 =&gt; &quot;&quot;&quot;; [.H163]; &quot;&quot;&quot;, :type2 =&gt; &quot;&quot;&quot;; [.I163]; &quot;&quot;&quot;)&quot;)" office:value-type="string" office:string-value="Word.find_or_create_by_expression(:order =&gt; &quot;162&quot;, :expression =&gt; &quot;主人&quot;, :reading =&gt; &quot;主人[しゅじん]&quot;, :meaning =&gt; &quot;Husband (humble)&quot;, :type1 =&gt; &quot;Noun&quot;, :type2 =&gt; &quot;&quot;)">
            <text:p>Word.find_or_create_by_expression(:order =&gt; "162", :expression =&gt; "主人", :reading =&gt; "主人[しゅじん]", :meaning =&gt; "Husband (humble)", :type1 =&gt; "Noun", :type2 =&gt; "")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325">
            <text:p>325</text:p>
          </table:table-cell>
          <table:table-cell office:value-type="string">
            <text:p>妻</text:p>
          </table:table-cell>
          <table:table-cell office:value-type="string">
            <text:p>妻[つま]</text:p>
          </table:table-cell>
          <table:table-cell office:value-type="string">
            <text:p>奥さん</text:p>
          </table:table-cell>
          <table:table-cell office:value-type="string">
            <text:p>奥[おく]さん</text:p>
          </table:table-cell>
          <table:table-cell office:value-type="string">
            <text:p>Wife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4]; &quot;&quot;&quot;, :expression =&gt; &quot;&quot;&quot;; [.C164]; &quot;&quot;&quot;, :reading =&gt; &quot;&quot;&quot;;[.D164];&quot;&quot;&quot;, :meaning =&gt; &quot;&quot;&quot;; [.G164];&quot;&quot;&quot;, :type1 =&gt; &quot;&quot;&quot;; [.H164]; &quot;&quot;&quot;, :type2 =&gt; &quot;&quot;&quot;; [.I164]; &quot;&quot;&quot;)&quot;)" office:value-type="string" office:string-value="Word.find_or_create_by_expression(:order =&gt; &quot;163&quot;, :expression =&gt; &quot;妻&quot;, :reading =&gt; &quot;妻[つま]&quot;, :meaning =&gt; &quot;Wife (humble)&quot;, :type1 =&gt; &quot;Noun&quot;, :type2 =&gt; &quot;&quot;)">
            <text:p>Word.find_or_create_by_expression(:order =&gt; "163", :expression =&gt; "妻", :reading =&gt; "妻[つま]", :meaning =&gt; "Wife (humble)", :type1 =&gt; "Noun", :type2 =&gt; "")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325">
            <text:p>325</text:p>
          </table:table-cell>
          <table:table-cell office:value-type="string">
            <text:p>家内</text:p>
          </table:table-cell>
          <table:table-cell office:value-type="string">
            <text:p>家内[かない]</text:p>
          </table:table-cell>
          <table:table-cell office:value-type="string">
            <text:p>奥さん</text:p>
          </table:table-cell>
          <table:table-cell office:value-type="string">
            <text:p>奥[おく]さん</text:p>
          </table:table-cell>
          <table:table-cell office:value-type="string">
            <text:p>Wife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5]; &quot;&quot;&quot;, :expression =&gt; &quot;&quot;&quot;; [.C165]; &quot;&quot;&quot;, :reading =&gt; &quot;&quot;&quot;;[.D165];&quot;&quot;&quot;, :meaning =&gt; &quot;&quot;&quot;; [.G165];&quot;&quot;&quot;, :type1 =&gt; &quot;&quot;&quot;; [.H165]; &quot;&quot;&quot;, :type2 =&gt; &quot;&quot;&quot;; [.I165]; &quot;&quot;&quot;)&quot;)" office:value-type="string" office:string-value="Word.find_or_create_by_expression(:order =&gt; &quot;164&quot;, :expression =&gt; &quot;家内&quot;, :reading =&gt; &quot;家内[かない]&quot;, :meaning =&gt; &quot;Wife (humble)&quot;, :type1 =&gt; &quot;Noun&quot;, :type2 =&gt; &quot;&quot;)">
            <text:p>Word.find_or_create_by_expression(:order =&gt; "164", :expression =&gt; "家内", :reading =&gt; "家内[かない]", :meaning =&gt; "Wife (humble)", :type1 =&gt; "Noun", :type2 =&gt; "")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じ</text:p>
          </table:table-cell>
          <table:table-cell table:number-columns-repeated="2" office:value-type="string">
            <text:p>おじさん</text:p>
          </table:table-cell>
          <table:table-cell office:value-type="string">
            <text:p>Uncle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6]; &quot;&quot;&quot;, :expression =&gt; &quot;&quot;&quot;; [.C166]; &quot;&quot;&quot;, :reading =&gt; &quot;&quot;&quot;;[.D166];&quot;&quot;&quot;, :meaning =&gt; &quot;&quot;&quot;; [.G166];&quot;&quot;&quot;, :type1 =&gt; &quot;&quot;&quot;; [.H166]; &quot;&quot;&quot;, :type2 =&gt; &quot;&quot;&quot;; [.I166]; &quot;&quot;&quot;)&quot;)" office:value-type="string" office:string-value="Word.find_or_create_by_expression(:order =&gt; &quot;165&quot;, :expression =&gt; &quot;おじ&quot;, :reading =&gt; &quot;おじ&quot;, :meaning =&gt; &quot;Uncle (humble)&quot;, :type1 =&gt; &quot;Noun&quot;, :type2 =&gt; &quot;&quot;)">
            <text:p>Word.find_or_create_by_expression(:order =&gt; "165", :expression =&gt; "おじ", :reading =&gt; "おじ", :meaning =&gt; "Uncle (humble)", :type1 =&gt; "Noun", :type2 =&gt; "")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ば</text:p>
          </table:table-cell>
          <table:table-cell table:number-columns-repeated="2" office:value-type="string">
            <text:p>おばさん</text:p>
          </table:table-cell>
          <table:table-cell office:value-type="string">
            <text:p>Aunt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7]; &quot;&quot;&quot;, :expression =&gt; &quot;&quot;&quot;; [.C167]; &quot;&quot;&quot;, :reading =&gt; &quot;&quot;&quot;;[.D167];&quot;&quot;&quot;, :meaning =&gt; &quot;&quot;&quot;; [.G167];&quot;&quot;&quot;, :type1 =&gt; &quot;&quot;&quot;; [.H167]; &quot;&quot;&quot;, :type2 =&gt; &quot;&quot;&quot;; [.I167]; &quot;&quot;&quot;)&quot;)" office:value-type="string" office:string-value="Word.find_or_create_by_expression(:order =&gt; &quot;166&quot;, :expression =&gt; &quot;おば&quot;, :reading =&gt; &quot;おば&quot;, :meaning =&gt; &quot;Aunt (humble)&quot;, :type1 =&gt; &quot;Noun&quot;, :type2 =&gt; &quot;&quot;)">
            <text:p>Word.find_or_create_by_expression(:order =&gt; "166", :expression =&gt; "おば", :reading =&gt; "おば", :meaning =&gt; "Aunt (humble)", :type1 =&gt; "Noun", :type2 =&gt; "")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25">
            <text:p>325</text:p>
          </table:table-cell>
          <table:table-cell office:value-type="string">
            <text:p>親戚</text:p>
          </table:table-cell>
          <table:table-cell office:value-type="string">
            <text:p>親戚[しんせき]</text:p>
          </table:table-cell>
          <table:table-cell office:value-type="string">
            <text:p>御親戚</text:p>
          </table:table-cell>
          <table:table-cell office:value-type="string">
            <text:p>御[ご] 親戚[しんせき]</text:p>
          </table:table-cell>
          <table:table-cell office:value-type="string">
            <text:p>Relative<text:span text:style-name="T1"> (humble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168]; &quot;&quot;&quot;, :expression =&gt; &quot;&quot;&quot;; [.C168]; &quot;&quot;&quot;, :reading =&gt; &quot;&quot;&quot;;[.D168];&quot;&quot;&quot;, :meaning =&gt; &quot;&quot;&quot;; [.G168];&quot;&quot;&quot;, :type1 =&gt; &quot;&quot;&quot;; [.H168]; &quot;&quot;&quot;, :type2 =&gt; &quot;&quot;&quot;; [.I168]; &quot;&quot;&quot;)&quot;)" office:value-type="string" office:string-value="Word.find_or_create_by_expression(:order =&gt; &quot;167&quot;, :expression =&gt; &quot;親戚&quot;, :reading =&gt; &quot;親戚[しんせき]&quot;, :meaning =&gt; &quot;Relative (humble)&quot;, :type1 =&gt; &quot;Noun&quot;, :type2 =&gt; &quot;&quot;)">
            <text:p>Word.find_or_create_by_expression(:order =&gt; "167", :expression =&gt; "親戚", :reading =&gt; "親戚[しんせき]", :meaning =&gt; "Relative (humble)", :type1 =&gt; "Noun", :type2 =&gt; "")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25">
            <text:p>325</text:p>
          </table:table-cell>
          <table:table-cell office:value-type="string">
            <text:p>ご家族</text:p>
          </table:table-cell>
          <table:table-cell office:value-type="string">
            <text:p>ご 家族[かぞく]</text:p>
          </table:table-cell>
          <table:table-cell table:number-columns-repeated="2"/>
          <table:table-cell office:value-type="string">
            <text:p>Family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5]; &quot;&quot;&quot;, :expression =&gt; &quot;&quot;&quot;; [.C169]; &quot;&quot;&quot;, :reading =&gt; &quot;&quot;&quot;;[.D169];&quot;&quot;&quot;, :meaning =&gt; &quot;&quot;&quot;; [.G169];&quot;&quot;&quot;, :type1 =&gt; &quot;&quot;&quot;; [.H169]; &quot;&quot;&quot;, :type2 =&gt; &quot;&quot;&quot;; [.I169]; &quot;&quot;&quot;)&quot;)" office:value-type="string" office:string-value="Word.find_or_create_by_expression(:order =&gt; &quot;168&quot;, :expression =&gt; &quot;ご家族&quot;, :reading =&gt; &quot;ご 家族[かぞく]&quot;, :meaning =&gt; &quot;Family (honorific)&quot;, :type1 =&gt; &quot;Noun&quot;, :type2 =&gt; &quot;&quot;)">
            <text:p>Word.find_or_create_by_expression(:order =&gt; "168", :expression =&gt; "ご家族", :reading =&gt; "ご 家族[かぞく]", :meaning =&gt; "Family (honorific)", :type1 =&gt; "Noun", :type2 =&gt; "")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325">
            <text:p>325</text:p>
          </table:table-cell>
          <table:table-cell office:value-type="string">
            <text:p>ご両親</text:p>
          </table:table-cell>
          <table:table-cell office:value-type="string">
            <text:p>ご 両親[りょうしん]</text:p>
          </table:table-cell>
          <table:table-cell table:number-columns-repeated="2"/>
          <table:table-cell office:value-type="string">
            <text:p>Parents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6]; &quot;&quot;&quot;, :expression =&gt; &quot;&quot;&quot;; [.C170]; &quot;&quot;&quot;, :reading =&gt; &quot;&quot;&quot;;[.D170];&quot;&quot;&quot;, :meaning =&gt; &quot;&quot;&quot;; [.G170];&quot;&quot;&quot;, :type1 =&gt; &quot;&quot;&quot;; [.H170]; &quot;&quot;&quot;, :type2 =&gt; &quot;&quot;&quot;; [.I170]; &quot;&quot;&quot;)&quot;)" office:value-type="string" office:string-value="Word.find_or_create_by_expression(:order =&gt; &quot;169&quot;, :expression =&gt; &quot;ご両親&quot;, :reading =&gt; &quot;ご 両親[りょうしん]&quot;, :meaning =&gt; &quot;Parents (honorific)&quot;, :type1 =&gt; &quot;Noun&quot;, :type2 =&gt; &quot;&quot;)">
            <text:p>Word.find_or_create_by_expression(:order =&gt; "169", :expression =&gt; "ご両親", :reading =&gt; "ご 両親[りょうしん]", :meaning =&gt; "Parents (honorific)", :type1 =&gt; "Noun", :type2 =&gt; "")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25">
            <text:p>325</text:p>
          </table:table-cell>
          <table:table-cell office:value-type="string">
            <text:p>お父さん</text:p>
          </table:table-cell>
          <table:table-cell office:value-type="string">
            <text:p>お 父[とう]さん</text:p>
          </table:table-cell>
          <table:table-cell table:number-columns-repeated="2"/>
          <table:table-cell office:value-type="string">
            <text:p>Father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7]; &quot;&quot;&quot;, :expression =&gt; &quot;&quot;&quot;; [.C171]; &quot;&quot;&quot;, :reading =&gt; &quot;&quot;&quot;;[.D171];&quot;&quot;&quot;, :meaning =&gt; &quot;&quot;&quot;; [.G171];&quot;&quot;&quot;, :type1 =&gt; &quot;&quot;&quot;; [.H171]; &quot;&quot;&quot;, :type2 =&gt; &quot;&quot;&quot;; [.I171]; &quot;&quot;&quot;)&quot;)" office:value-type="string" office:string-value="Word.find_or_create_by_expression(:order =&gt; &quot;170&quot;, :expression =&gt; &quot;お父さん&quot;, :reading =&gt; &quot;お 父[とう]さん&quot;, :meaning =&gt; &quot;Father (honorific)&quot;, :type1 =&gt; &quot;Noun&quot;, :type2 =&gt; &quot;&quot;)">
            <text:p>Word.find_or_create_by_expression(:order =&gt; "170", :expression =&gt; "お父さん", :reading =&gt; "お 父[とう]さん", :meaning =&gt; "Father (honorific)", :type1 =&gt; "Noun", :type2 =&gt; "")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25">
            <text:p>325</text:p>
          </table:table-cell>
          <table:table-cell office:value-type="string">
            <text:p>お母さん</text:p>
          </table:table-cell>
          <table:table-cell office:value-type="string">
            <text:p>お 母[かあ]さん</text:p>
          </table:table-cell>
          <table:table-cell table:number-columns-repeated="2"/>
          <table:table-cell office:value-type="string">
            <text:p>Mother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8]; &quot;&quot;&quot;, :expression =&gt; &quot;&quot;&quot;; [.C172]; &quot;&quot;&quot;, :reading =&gt; &quot;&quot;&quot;;[.D172];&quot;&quot;&quot;, :meaning =&gt; &quot;&quot;&quot;; [.G172];&quot;&quot;&quot;, :type1 =&gt; &quot;&quot;&quot;; [.H172]; &quot;&quot;&quot;, :type2 =&gt; &quot;&quot;&quot;; [.I172]; &quot;&quot;&quot;)&quot;)" office:value-type="string" office:string-value="Word.find_or_create_by_expression(:order =&gt; &quot;171&quot;, :expression =&gt; &quot;お母さん&quot;, :reading =&gt; &quot;お 母[かあ]さん&quot;, :meaning =&gt; &quot;Mother (honorific)&quot;, :type1 =&gt; &quot;Noun&quot;, :type2 =&gt; &quot;&quot;)">
            <text:p>Word.find_or_create_by_expression(:order =&gt; "171", :expression =&gt; "お母さん", :reading =&gt; "お 母[かあ]さん", :meaning =&gt; "Mother (honorific)", :type1 =&gt; "Noun", :type2 =&gt; "")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25">
            <text:p>325</text:p>
          </table:table-cell>
          <table:table-cell office:value-type="string">
            <text:p>お子さん</text:p>
          </table:table-cell>
          <table:table-cell office:value-type="string">
            <text:p>お 子[こ]さん</text:p>
          </table:table-cell>
          <table:table-cell table:number-columns-repeated="2"/>
          <table:table-cell office:value-type="string">
            <text:p>Child, children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19]; &quot;&quot;&quot;, :expression =&gt; &quot;&quot;&quot;; [.C173]; &quot;&quot;&quot;, :reading =&gt; &quot;&quot;&quot;;[.D173];&quot;&quot;&quot;, :meaning =&gt; &quot;&quot;&quot;; [.G173];&quot;&quot;&quot;, :type1 =&gt; &quot;&quot;&quot;; [.H173]; &quot;&quot;&quot;, :type2 =&gt; &quot;&quot;&quot;; [.I173]; &quot;&quot;&quot;)&quot;)" office:value-type="string" office:string-value="Word.find_or_create_by_expression(:order =&gt; &quot;172&quot;, :expression =&gt; &quot;お子さん&quot;, :reading =&gt; &quot;お 子[こ]さん&quot;, :meaning =&gt; &quot;Child, children (honorific)&quot;, :type1 =&gt; &quot;Noun&quot;, :type2 =&gt; &quot;&quot;)">
            <text:p>Word.find_or_create_by_expression(:order =&gt; "172", :expression =&gt; "お子さん", :reading =&gt; "お 子[こ]さん", :meaning =&gt; "Child, children (honorific)", :type1 =&gt; "Noun", :type2 =&gt; "")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325">
            <text:p>325</text:p>
          </table:table-cell>
          <table:table-cell office:value-type="string">
            <text:p>息子さん</text:p>
          </table:table-cell>
          <table:table-cell office:value-type="string">
            <text:p>息子[むすこ]さん</text:p>
          </table:table-cell>
          <table:table-cell table:number-columns-repeated="2"/>
          <table:table-cell office:value-type="string">
            <text:p>Son (honorific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0]; &quot;&quot;&quot;, :expression =&gt; &quot;&quot;&quot;; [.C174]; &quot;&quot;&quot;, :reading =&gt; &quot;&quot;&quot;;[.D174];&quot;&quot;&quot;, :meaning =&gt; &quot;&quot;&quot;; [.G174];&quot;&quot;&quot;, :type1 =&gt; &quot;&quot;&quot;; [.H174]; &quot;&quot;&quot;, :type2 =&gt; &quot;&quot;&quot;; [.I174]; &quot;&quot;&quot;)&quot;)" office:value-type="string" office:string-value="Word.find_or_create_by_expression(:order =&gt; &quot;173&quot;, :expression =&gt; &quot;息子さん&quot;, :reading =&gt; &quot;息子[むすこ]さん&quot;, :meaning =&gt; &quot;Son (honorific)&quot;, :type1 =&gt; &quot;Noun&quot;, :type2 =&gt; &quot;&quot;)">
            <text:p>Word.find_or_create_by_expression(:order =&gt; "173", :expression =&gt; "息子さん", :reading =&gt; "息子[むすこ]さん", :meaning =&gt; "Son (honorific)", :type1 =&gt; "Noun", :type2 =&gt; "")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325">
            <text:p>325</text:p>
          </table:table-cell>
          <table:table-cell office:value-type="string">
            <text:p>娘さん</text:p>
          </table:table-cell>
          <table:table-cell office:value-type="string">
            <text:p>娘[むすめ]さん</text:p>
          </table:table-cell>
          <table:table-cell table:number-columns-repeated="2"/>
          <table:table-cell office:value-type="string">
            <text:p>Daught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1]; &quot;&quot;&quot;, :expression =&gt; &quot;&quot;&quot;; [.C175]; &quot;&quot;&quot;, :reading =&gt; &quot;&quot;&quot;;[.D175];&quot;&quot;&quot;, :meaning =&gt; &quot;&quot;&quot;; [.G175];&quot;&quot;&quot;, :type1 =&gt; &quot;&quot;&quot;; [.H175]; &quot;&quot;&quot;, :type2 =&gt; &quot;&quot;&quot;; [.I175]; &quot;&quot;&quot;)&quot;)" office:value-type="string" office:string-value="Word.find_or_create_by_expression(:order =&gt; &quot;174&quot;, :expression =&gt; &quot;娘さん&quot;, :reading =&gt; &quot;娘[むすめ]さん&quot;, :meaning =&gt; &quot;Daughter (honorific)&quot;, :type1 =&gt; &quot;Noun&quot;, :type2 =&gt; &quot;&quot;)">
            <text:p>Word.find_or_create_by_expression(:order =&gt; "174", :expression =&gt; "娘さん", :reading =&gt; "娘[むすめ]さん", :meaning =&gt; "Daughter (honorific)", :type1 =&gt; "Noun", :type2 =&gt; "")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string">
            <text:p>ご兄弟</text:p>
          </table:table-cell>
          <table:table-cell office:value-type="string">
            <text:p>ご 兄弟[きょうだい]</text:p>
          </table:table-cell>
          <table:table-cell table:number-columns-repeated="2"/>
          <table:table-cell office:value-type="string">
            <text:p>Siblings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2]; &quot;&quot;&quot;, :expression =&gt; &quot;&quot;&quot;; [.C176]; &quot;&quot;&quot;, :reading =&gt; &quot;&quot;&quot;;[.D176];&quot;&quot;&quot;, :meaning =&gt; &quot;&quot;&quot;; [.G176];&quot;&quot;&quot;, :type1 =&gt; &quot;&quot;&quot;; [.H176]; &quot;&quot;&quot;, :type2 =&gt; &quot;&quot;&quot;; [.I176]; &quot;&quot;&quot;)&quot;)" office:value-type="string" office:string-value="Word.find_or_create_by_expression(:order =&gt; &quot;175&quot;, :expression =&gt; &quot;ご兄弟&quot;, :reading =&gt; &quot;ご 兄弟[きょうだい]&quot;, :meaning =&gt; &quot;Siblings (honorific)&quot;, :type1 =&gt; &quot;Noun&quot;, :type2 =&gt; &quot;&quot;)">
            <text:p>Word.find_or_create_by_expression(:order =&gt; "175", :expression =&gt; "ご兄弟", :reading =&gt; "ご 兄弟[きょうだい]", :meaning =&gt; "Siblings (honorific)", :type1 =&gt; "Noun", :type2 =&gt; "")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325">
            <text:p>325</text:p>
          </table:table-cell>
          <table:table-cell office:value-type="string">
            <text:p>お兄さん</text:p>
          </table:table-cell>
          <table:table-cell office:value-type="string">
            <text:p>お 兄[にい]さん</text:p>
          </table:table-cell>
          <table:table-cell table:number-columns-repeated="2"/>
          <table:table-cell office:value-type="string">
            <text:p>Older broth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3]; &quot;&quot;&quot;, :expression =&gt; &quot;&quot;&quot;; [.C177]; &quot;&quot;&quot;, :reading =&gt; &quot;&quot;&quot;;[.D177];&quot;&quot;&quot;, :meaning =&gt; &quot;&quot;&quot;; [.G177];&quot;&quot;&quot;, :type1 =&gt; &quot;&quot;&quot;; [.H177]; &quot;&quot;&quot;, :type2 =&gt; &quot;&quot;&quot;; [.I177]; &quot;&quot;&quot;)&quot;)" office:value-type="string" office:string-value="Word.find_or_create_by_expression(:order =&gt; &quot;176&quot;, :expression =&gt; &quot;お兄さん&quot;, :reading =&gt; &quot;お 兄[にい]さん&quot;, :meaning =&gt; &quot;Older brother (honorific)&quot;, :type1 =&gt; &quot;Noun&quot;, :type2 =&gt; &quot;&quot;)">
            <text:p>Word.find_or_create_by_expression(:order =&gt; "176", :expression =&gt; "お兄さん", :reading =&gt; "お 兄[にい]さん", :meaning =&gt; "Older brother (honorific)", :type1 =&gt; "Noun", :type2 =&gt; "")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25">
            <text:p>325</text:p>
          </table:table-cell>
          <table:table-cell office:value-type="string">
            <text:p>お姉さん</text:p>
          </table:table-cell>
          <table:table-cell office:value-type="string">
            <text:p>お 姉[ねえ]さん</text:p>
          </table:table-cell>
          <table:table-cell table:number-columns-repeated="2"/>
          <table:table-cell office:value-type="string">
            <text:p>Older sist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4]; &quot;&quot;&quot;, :expression =&gt; &quot;&quot;&quot;; [.C178]; &quot;&quot;&quot;, :reading =&gt; &quot;&quot;&quot;;[.D178];&quot;&quot;&quot;, :meaning =&gt; &quot;&quot;&quot;; [.G178];&quot;&quot;&quot;, :type1 =&gt; &quot;&quot;&quot;; [.H178]; &quot;&quot;&quot;, :type2 =&gt; &quot;&quot;&quot;; [.I178]; &quot;&quot;&quot;)&quot;)" office:value-type="string" office:string-value="Word.find_or_create_by_expression(:order =&gt; &quot;177&quot;, :expression =&gt; &quot;お姉さん&quot;, :reading =&gt; &quot;お 姉[ねえ]さん&quot;, :meaning =&gt; &quot;Older sister (honorific)&quot;, :type1 =&gt; &quot;Noun&quot;, :type2 =&gt; &quot;&quot;)">
            <text:p>Word.find_or_create_by_expression(:order =&gt; "177", :expression =&gt; "お姉さん", :reading =&gt; "お 姉[ねえ]さん", :meaning =&gt; "Older sister (honorific)", :type1 =&gt; "Noun", :type2 =&gt; "")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325">
            <text:p>325</text:p>
          </table:table-cell>
          <table:table-cell office:value-type="string">
            <text:p>弟さん</text:p>
          </table:table-cell>
          <table:table-cell office:value-type="string">
            <text:p>弟[おとうと]さん</text:p>
          </table:table-cell>
          <table:table-cell table:number-columns-repeated="2"/>
          <table:table-cell office:value-type="string">
            <text:p>Younger broth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5]; &quot;&quot;&quot;, :expression =&gt; &quot;&quot;&quot;; [.C179]; &quot;&quot;&quot;, :reading =&gt; &quot;&quot;&quot;;[.D179];&quot;&quot;&quot;, :meaning =&gt; &quot;&quot;&quot;; [.G179];&quot;&quot;&quot;, :type1 =&gt; &quot;&quot;&quot;; [.H179]; &quot;&quot;&quot;, :type2 =&gt; &quot;&quot;&quot;; [.I179]; &quot;&quot;&quot;)&quot;)" office:value-type="string" office:string-value="Word.find_or_create_by_expression(:order =&gt; &quot;178&quot;, :expression =&gt; &quot;弟さん&quot;, :reading =&gt; &quot;弟[おとうと]さん&quot;, :meaning =&gt; &quot;Younger brother (honorific)&quot;, :type1 =&gt; &quot;Noun&quot;, :type2 =&gt; &quot;&quot;)">
            <text:p>Word.find_or_create_by_expression(:order =&gt; "178", :expression =&gt; "弟さん", :reading =&gt; "弟[おとうと]さん", :meaning =&gt; "Younger brother (honorific)", :type1 =&gt; "Noun", :type2 =&gt; "")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25">
            <text:p>325</text:p>
          </table:table-cell>
          <table:table-cell office:value-type="string">
            <text:p>妹さん</text:p>
          </table:table-cell>
          <table:table-cell office:value-type="string">
            <text:p>妹[いもうと]さん</text:p>
          </table:table-cell>
          <table:table-cell table:number-columns-repeated="2"/>
          <table:table-cell office:value-type="string">
            <text:p>Younger sist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6]; &quot;&quot;&quot;, :expression =&gt; &quot;&quot;&quot;; [.C180]; &quot;&quot;&quot;, :reading =&gt; &quot;&quot;&quot;;[.D180];&quot;&quot;&quot;, :meaning =&gt; &quot;&quot;&quot;; [.G180];&quot;&quot;&quot;, :type1 =&gt; &quot;&quot;&quot;; [.H180]; &quot;&quot;&quot;, :type2 =&gt; &quot;&quot;&quot;; [.I180]; &quot;&quot;&quot;)&quot;)" office:value-type="string" office:string-value="Word.find_or_create_by_expression(:order =&gt; &quot;179&quot;, :expression =&gt; &quot;妹さん&quot;, :reading =&gt; &quot;妹[いもうと]さん&quot;, :meaning =&gt; &quot;Younger sister (honorific)&quot;, :type1 =&gt; &quot;Noun&quot;, :type2 =&gt; &quot;&quot;)">
            <text:p>Word.find_or_create_by_expression(:order =&gt; "179", :expression =&gt; "妹さん", :reading =&gt; "妹[いもうと]さん", :meaning =&gt; "Younger sister (honorific)", :type1 =&gt; "Noun", :type2 =&gt; "")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じいさん</text:p>
          </table:table-cell>
          <table:table-cell table:number-columns-repeated="2"/>
          <table:table-cell office:value-type="string">
            <text:p>Grandfath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7]; &quot;&quot;&quot;, :expression =&gt; &quot;&quot;&quot;; [.C181]; &quot;&quot;&quot;, :reading =&gt; &quot;&quot;&quot;;[.D181];&quot;&quot;&quot;, :meaning =&gt; &quot;&quot;&quot;; [.G181];&quot;&quot;&quot;, :type1 =&gt; &quot;&quot;&quot;; [.H181]; &quot;&quot;&quot;, :type2 =&gt; &quot;&quot;&quot;; [.I181]; &quot;&quot;&quot;)&quot;)" office:value-type="string" office:string-value="Word.find_or_create_by_expression(:order =&gt; &quot;180&quot;, :expression =&gt; &quot;おじいさん&quot;, :reading =&gt; &quot;おじいさん&quot;, :meaning =&gt; &quot;Grandfather (honorific)&quot;, :type1 =&gt; &quot;Noun&quot;, :type2 =&gt; &quot;&quot;)">
            <text:p>Word.find_or_create_by_expression(:order =&gt; "180", :expression =&gt; "おじいさん", :reading =&gt; "おじいさん", :meaning =&gt; "Grandfather (honorific)", :type1 =&gt; "Noun", :type2 =&gt; "")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ばあさん</text:p>
          </table:table-cell>
          <table:table-cell table:number-columns-repeated="2"/>
          <table:table-cell office:value-type="string">
            <text:p>Grandmother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8]; &quot;&quot;&quot;, :expression =&gt; &quot;&quot;&quot;; [.C182]; &quot;&quot;&quot;, :reading =&gt; &quot;&quot;&quot;;[.D182];&quot;&quot;&quot;, :meaning =&gt; &quot;&quot;&quot;; [.G182];&quot;&quot;&quot;, :type1 =&gt; &quot;&quot;&quot;; [.H182]; &quot;&quot;&quot;, :type2 =&gt; &quot;&quot;&quot;; [.I182]; &quot;&quot;&quot;)&quot;)" office:value-type="string" office:string-value="Word.find_or_create_by_expression(:order =&gt; &quot;181&quot;, :expression =&gt; &quot;おばあさん&quot;, :reading =&gt; &quot;おばあさん&quot;, :meaning =&gt; &quot;Grandmother (honorific)&quot;, :type1 =&gt; &quot;Noun&quot;, :type2 =&gt; &quot;&quot;)">
            <text:p>Word.find_or_create_by_expression(:order =&gt; "181", :expression =&gt; "おばあさん", :reading =&gt; "おばあさん", :meaning =&gt; "Grandmother (honorific)", :type1 =&gt; "Noun", :type2 =&gt; "")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325">
            <text:p>325</text:p>
          </table:table-cell>
          <table:table-cell office:value-type="string">
            <text:p>お孫さん</text:p>
          </table:table-cell>
          <table:table-cell office:value-type="string">
            <text:p>お 孫[まご]さん</text:p>
          </table:table-cell>
          <table:table-cell table:number-columns-repeated="2"/>
          <table:table-cell office:value-type="string">
            <text:p>Grandchild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29]; &quot;&quot;&quot;, :expression =&gt; &quot;&quot;&quot;; [.C183]; &quot;&quot;&quot;, :reading =&gt; &quot;&quot;&quot;;[.D183];&quot;&quot;&quot;, :meaning =&gt; &quot;&quot;&quot;; [.G183];&quot;&quot;&quot;, :type1 =&gt; &quot;&quot;&quot;; [.H183]; &quot;&quot;&quot;, :type2 =&gt; &quot;&quot;&quot;; [.I183]; &quot;&quot;&quot;)&quot;)" office:value-type="string" office:string-value="Word.find_or_create_by_expression(:order =&gt; &quot;182&quot;, :expression =&gt; &quot;お孫さん&quot;, :reading =&gt; &quot;お 孫[まご]さん&quot;, :meaning =&gt; &quot;Grandchild (honorific)&quot;, :type1 =&gt; &quot;Noun&quot;, :type2 =&gt; &quot;&quot;)">
            <text:p>Word.find_or_create_by_expression(:order =&gt; "182", :expression =&gt; "お孫さん", :reading =&gt; "お 孫[まご]さん", :meaning =&gt; "Grandchild (honorific)", :type1 =&gt; "Noun", :type2 =&gt; "")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325">
            <text:p>325</text:p>
          </table:table-cell>
          <table:table-cell office:value-type="string">
            <text:p>御夫婦</text:p>
          </table:table-cell>
          <table:table-cell office:value-type="string">
            <text:p>御[ご] 夫婦[ふうふ]</text:p>
          </table:table-cell>
          <table:table-cell table:number-columns-repeated="2"/>
          <table:table-cell office:value-type="string">
            <text:p>Husband and wife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0]; &quot;&quot;&quot;, :expression =&gt; &quot;&quot;&quot;; [.C184]; &quot;&quot;&quot;, :reading =&gt; &quot;&quot;&quot;;[.D184];&quot;&quot;&quot;, :meaning =&gt; &quot;&quot;&quot;; [.G184];&quot;&quot;&quot;, :type1 =&gt; &quot;&quot;&quot;; [.H184]; &quot;&quot;&quot;, :type2 =&gt; &quot;&quot;&quot;; [.I184]; &quot;&quot;&quot;)&quot;)" office:value-type="string" office:string-value="Word.find_or_create_by_expression(:order =&gt; &quot;183&quot;, :expression =&gt; &quot;御夫婦&quot;, :reading =&gt; &quot;御[ご] 夫婦[ふうふ]&quot;, :meaning =&gt; &quot;Husband and wife (honorific)&quot;, :type1 =&gt; &quot;Noun&quot;, :type2 =&gt; &quot;&quot;)">
            <text:p>Word.find_or_create_by_expression(:order =&gt; "183", :expression =&gt; "御夫婦", :reading =&gt; "御[ご] 夫婦[ふうふ]", :meaning =&gt; "Husband and wife (honorific)", :type1 =&gt; "Noun", :type2 =&gt; "")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25">
            <text:p>325</text:p>
          </table:table-cell>
          <table:table-cell office:value-type="string">
            <text:p>御主人</text:p>
          </table:table-cell>
          <table:table-cell office:value-type="string">
            <text:p>御[ご] 主人[しゅじん]</text:p>
          </table:table-cell>
          <table:table-cell table:number-columns-repeated="2"/>
          <table:table-cell office:value-type="string">
            <text:p>Husband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1]; &quot;&quot;&quot;, :expression =&gt; &quot;&quot;&quot;; [.C185]; &quot;&quot;&quot;, :reading =&gt; &quot;&quot;&quot;;[.D185];&quot;&quot;&quot;, :meaning =&gt; &quot;&quot;&quot;; [.G185];&quot;&quot;&quot;, :type1 =&gt; &quot;&quot;&quot;; [.H185]; &quot;&quot;&quot;, :type2 =&gt; &quot;&quot;&quot;; [.I185]; &quot;&quot;&quot;)&quot;)" office:value-type="string" office:string-value="Word.find_or_create_by_expression(:order =&gt; &quot;184&quot;, :expression =&gt; &quot;御主人&quot;, :reading =&gt; &quot;御[ご] 主人[しゅじん]&quot;, :meaning =&gt; &quot;Husband (honorific)&quot;, :type1 =&gt; &quot;Noun&quot;, :type2 =&gt; &quot;&quot;)">
            <text:p>Word.find_or_create_by_expression(:order =&gt; "184", :expression =&gt; "御主人", :reading =&gt; "御[ご] 主人[しゅじん]", :meaning =&gt; "Husband (honorific)", :type1 =&gt; "Noun", :type2 =&gt; "")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25">
            <text:p>325</text:p>
          </table:table-cell>
          <table:table-cell office:value-type="string">
            <text:p>奥さん</text:p>
          </table:table-cell>
          <table:table-cell office:value-type="string">
            <text:p>奥[おく]さん</text:p>
          </table:table-cell>
          <table:table-cell table:number-columns-repeated="2"/>
          <table:table-cell office:value-type="string">
            <text:p>Wife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2]; &quot;&quot;&quot;, :expression =&gt; &quot;&quot;&quot;; [.C186]; &quot;&quot;&quot;, :reading =&gt; &quot;&quot;&quot;;[.D186];&quot;&quot;&quot;, :meaning =&gt; &quot;&quot;&quot;; [.G186];&quot;&quot;&quot;, :type1 =&gt; &quot;&quot;&quot;; [.H186]; &quot;&quot;&quot;, :type2 =&gt; &quot;&quot;&quot;; [.I186]; &quot;&quot;&quot;)&quot;)" office:value-type="string" office:string-value="Word.find_or_create_by_expression(:order =&gt; &quot;185&quot;, :expression =&gt; &quot;奥さん&quot;, :reading =&gt; &quot;奥[おく]さん&quot;, :meaning =&gt; &quot;Wife (honorific)&quot;, :type1 =&gt; &quot;Noun&quot;, :type2 =&gt; &quot;&quot;)">
            <text:p>Word.find_or_create_by_expression(:order =&gt; "185", :expression =&gt; "奥さん", :reading =&gt; "奥[おく]さん", :meaning =&gt; "Wife (honorific)", :type1 =&gt; "Noun", :type2 =&gt; "")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じさん</text:p>
          </table:table-cell>
          <table:table-cell table:number-columns-repeated="2"/>
          <table:table-cell office:value-type="string">
            <text:p>Uncle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3]; &quot;&quot;&quot;, :expression =&gt; &quot;&quot;&quot;; [.C187]; &quot;&quot;&quot;, :reading =&gt; &quot;&quot;&quot;;[.D187];&quot;&quot;&quot;, :meaning =&gt; &quot;&quot;&quot;; [.G187];&quot;&quot;&quot;, :type1 =&gt; &quot;&quot;&quot;; [.H187]; &quot;&quot;&quot;, :type2 =&gt; &quot;&quot;&quot;; [.I187]; &quot;&quot;&quot;)&quot;)" office:value-type="string" office:string-value="Word.find_or_create_by_expression(:order =&gt; &quot;186&quot;, :expression =&gt; &quot;おじさん&quot;, :reading =&gt; &quot;おじさん&quot;, :meaning =&gt; &quot;Uncle (honorific)&quot;, :type1 =&gt; &quot;Noun&quot;, :type2 =&gt; &quot;&quot;)">
            <text:p>Word.find_or_create_by_expression(:order =&gt; "186", :expression =&gt; "おじさん", :reading =&gt; "おじさん", :meaning =&gt; "Uncle (honorific)", :type1 =&gt; "Noun", :type2 =&gt; "")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おばさん</text:p>
          </table:table-cell>
          <table:table-cell table:number-columns-repeated="2"/>
          <table:table-cell office:value-type="string">
            <text:p>Aunt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4]; &quot;&quot;&quot;, :expression =&gt; &quot;&quot;&quot;; [.C188]; &quot;&quot;&quot;, :reading =&gt; &quot;&quot;&quot;;[.D188];&quot;&quot;&quot;, :meaning =&gt; &quot;&quot;&quot;; [.G188];&quot;&quot;&quot;, :type1 =&gt; &quot;&quot;&quot;; [.H188]; &quot;&quot;&quot;, :type2 =&gt; &quot;&quot;&quot;; [.I188]; &quot;&quot;&quot;)&quot;)" office:value-type="string" office:string-value="Word.find_or_create_by_expression(:order =&gt; &quot;187&quot;, :expression =&gt; &quot;おばさん&quot;, :reading =&gt; &quot;おばさん&quot;, :meaning =&gt; &quot;Aunt (honorific)&quot;, :type1 =&gt; &quot;Noun&quot;, :type2 =&gt; &quot;&quot;)">
            <text:p>Word.find_or_create_by_expression(:order =&gt; "187", :expression =&gt; "おばさん", :reading =&gt; "おばさん", :meaning =&gt; "Aunt (honorific)", :type1 =&gt; "Noun", :type2 =&gt; "")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25">
            <text:p>325</text:p>
          </table:table-cell>
          <table:table-cell office:value-type="string">
            <text:p>御親戚</text:p>
          </table:table-cell>
          <table:table-cell office:value-type="string">
            <text:p>御[ご] 親戚[しんせき]</text:p>
          </table:table-cell>
          <table:table-cell table:number-columns-repeated="2"/>
          <table:table-cell office:value-type="string">
            <text:p>Relative<text:span text:style-name="T1"> (honorific)</text:span>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5]; &quot;&quot;&quot;, :expression =&gt; &quot;&quot;&quot;; [.C189]; &quot;&quot;&quot;, :reading =&gt; &quot;&quot;&quot;;[.D189];&quot;&quot;&quot;, :meaning =&gt; &quot;&quot;&quot;; [.G189];&quot;&quot;&quot;, :type1 =&gt; &quot;&quot;&quot;; [.H189]; &quot;&quot;&quot;, :type2 =&gt; &quot;&quot;&quot;; [.I189]; &quot;&quot;&quot;)&quot;)" office:value-type="string" office:string-value="Word.find_or_create_by_expression(:order =&gt; &quot;188&quot;, :expression =&gt; &quot;御親戚&quot;, :reading =&gt; &quot;御[ご] 親戚[しんせき]&quot;, :meaning =&gt; &quot;Relative (honorific)&quot;, :type1 =&gt; &quot;Noun&quot;, :type2 =&gt; &quot;&quot;)">
            <text:p>Word.find_or_create_by_expression(:order =&gt; "188", :expression =&gt; "御親戚", :reading =&gt; "御[ご] 親戚[しんせき]", :meaning =&gt; "Relative (honorific)", :type1 =&gt; "Noun", :type2 =&gt; "")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25">
            <text:p>325</text:p>
          </table:table-cell>
          <table:table-cell office:value-type="string">
            <text:p>集める</text:p>
          </table:table-cell>
          <table:table-cell office:value-type="string">
            <text:p>集[あつ]める</text:p>
          </table:table-cell>
          <table:table-cell table:number-columns-repeated="2"/>
          <table:table-cell office:value-type="string">
            <text:p>To collect</text:p>
          </table:table-cell>
          <table:table-cell office:value-type="string">
            <text:p>Verb</text:p>
          </table:table-cell>
          <table:table-cell office:value-type="string">
            <text:p>ru</text:p>
          </table:table-cell>
          <table:table-cell/>
          <table:table-cell table:formula="of:=CONCATENATE(&quot;Word.find_or_create_by_expression(:order =&gt; &quot;&quot;&quot;; [.A336]; &quot;&quot;&quot;, :expression =&gt; &quot;&quot;&quot;; [.C190]; &quot;&quot;&quot;, :reading =&gt; &quot;&quot;&quot;;[.D190];&quot;&quot;&quot;, :meaning =&gt; &quot;&quot;&quot;; [.G190];&quot;&quot;&quot;, :type1 =&gt; &quot;&quot;&quot;; [.H190]; &quot;&quot;&quot;, :type2 =&gt; &quot;&quot;&quot;; [.I190]; &quot;&quot;&quot;)&quot;)" office:value-type="string" office:string-value="Word.find_or_create_by_expression(:order =&gt; &quot;189&quot;, :expression =&gt; &quot;集める&quot;, :reading =&gt; &quot;集[あつ]める&quot;, :meaning =&gt; &quot;To collect&quot;, :type1 =&gt; &quot;Verb&quot;, :type2 =&gt; &quot;ru&quot;)">
            <text:p>Word.find_or_create_by_expression(:order =&gt; "189", :expression =&gt; "集める", :reading =&gt; "集[あつ]める", :meaning =&gt; "To collect", :type1 =&gt; "Verb", :type2 =&gt; "ru")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25">
            <text:p>325</text:p>
          </table:table-cell>
          <table:table-cell office:value-type="string">
            <text:p>生花</text:p>
          </table:table-cell>
          <table:table-cell office:value-type="string">
            <text:p>生花[せいか]</text:p>
          </table:table-cell>
          <table:table-cell table:number-columns-repeated="2"/>
          <table:table-cell office:value-type="string">
            <text:p>Flower arranging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7]; &quot;&quot;&quot;, :expression =&gt; &quot;&quot;&quot;; [.C191]; &quot;&quot;&quot;, :reading =&gt; &quot;&quot;&quot;;[.D191];&quot;&quot;&quot;, :meaning =&gt; &quot;&quot;&quot;; [.G191];&quot;&quot;&quot;, :type1 =&gt; &quot;&quot;&quot;; [.H191]; &quot;&quot;&quot;, :type2 =&gt; &quot;&quot;&quot;; [.I191]; &quot;&quot;&quot;)&quot;)" office:value-type="string" office:string-value="Word.find_or_create_by_expression(:order =&gt; &quot;190&quot;, :expression =&gt; &quot;生花&quot;, :reading =&gt; &quot;生花[せいか]&quot;, :meaning =&gt; &quot;Flower arranging&quot;, :type1 =&gt; &quot;Noun&quot;, :type2 =&gt; &quot;&quot;)">
            <text:p>Word.find_or_create_by_expression(:order =&gt; "190", :expression =&gt; "生花", :reading =&gt; "生花[せいか]", :meaning =&gt; "Flower arranging", :type1 =&gt; "Noun", :type2 =&gt; "")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325">
            <text:p>325</text:p>
          </table:table-cell>
          <table:table-cell office:value-type="string">
            <text:p>絵</text:p>
          </table:table-cell>
          <table:table-cell office:value-type="string">
            <text:p>絵[え]</text:p>
          </table:table-cell>
          <table:table-cell table:number-columns-repeated="2"/>
          <table:table-cell office:value-type="string">
            <text:p>Pictur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38]; &quot;&quot;&quot;, :expression =&gt; &quot;&quot;&quot;; [.C192]; &quot;&quot;&quot;, :reading =&gt; &quot;&quot;&quot;;[.D192];&quot;&quot;&quot;, :meaning =&gt; &quot;&quot;&quot;; [.G192];&quot;&quot;&quot;, :type1 =&gt; &quot;&quot;&quot;; [.H192]; &quot;&quot;&quot;, :type2 =&gt; &quot;&quot;&quot;; [.I192]; &quot;&quot;&quot;)&quot;)" office:value-type="string" office:string-value="Word.find_or_create_by_expression(:order =&gt; &quot;191&quot;, :expression =&gt; &quot;絵&quot;, :reading =&gt; &quot;絵[え]&quot;, :meaning =&gt; &quot;Picture&quot;, :type1 =&gt; &quot;Noun&quot;, :type2 =&gt; &quot;&quot;)">
            <text:p>Word.find_or_create_by_expression(:order =&gt; "191", :expression =&gt; "絵", :reading =&gt; "絵[え]", :meaning =&gt; "Picture", :type1 =&gt; "Noun", :type2 =&gt; "")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25">
            <text:p>325</text:p>
          </table:table-cell>
          <table:table-cell office:value-type="string">
            <text:p>演奏</text:p>
          </table:table-cell>
          <table:table-cell office:value-type="string">
            <text:p>演奏[えんそう]</text:p>
          </table:table-cell>
          <table:table-cell table:number-columns-repeated="2"/>
          <table:table-cell office:value-type="string">
            <text:p>To play (a musical instrument)</text:p>
          </table:table-cell>
          <table:table-cell office:value-type="string">
            <text:p>Verb</text:p>
          </table:table-cell>
          <table:table-cell office:value-type="string">
            <text:p>suru</text:p>
          </table:table-cell>
          <table:table-cell/>
          <table:table-cell table:formula="of:=CONCATENATE(&quot;Word.find_or_create_by_expression(:order =&gt; &quot;&quot;&quot;; [.A339]; &quot;&quot;&quot;, :expression =&gt; &quot;&quot;&quot;; [.C193]; &quot;&quot;&quot;, :reading =&gt; &quot;&quot;&quot;;[.D193];&quot;&quot;&quot;, :meaning =&gt; &quot;&quot;&quot;; [.G193];&quot;&quot;&quot;, :type1 =&gt; &quot;&quot;&quot;; [.H193]; &quot;&quot;&quot;, :type2 =&gt; &quot;&quot;&quot;; [.I193]; &quot;&quot;&quot;)&quot;)" office:value-type="string" office:string-value="Word.find_or_create_by_expression(:order =&gt; &quot;192&quot;, :expression =&gt; &quot;演奏&quot;, :reading =&gt; &quot;演奏[えんそう]&quot;, :meaning =&gt; &quot;To play (a musical instrument)&quot;, :type1 =&gt; &quot;Verb&quot;, :type2 =&gt; &quot;suru&quot;)">
            <text:p>Word.find_or_create_by_expression(:order =&gt; "192", :expression =&gt; "演奏", :reading =&gt; "演奏[えんそう]", :meaning =&gt; "To play (a musical instrument)", :type1 =&gt; "Verb", :type2 =&gt; "suru")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かく</text:p>
          </table:table-cell>
          <table:table-cell table:number-columns-repeated="2"/>
          <table:table-cell office:value-type="string">
            <text:p>Drawing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340]; &quot;&quot;&quot;, :expression =&gt; &quot;&quot;&quot;; [.C194]; &quot;&quot;&quot;, :reading =&gt; &quot;&quot;&quot;;[.D194];&quot;&quot;&quot;, :meaning =&gt; &quot;&quot;&quot;; [.G194];&quot;&quot;&quot;, :type1 =&gt; &quot;&quot;&quot;; [.H194]; &quot;&quot;&quot;, :type2 =&gt; &quot;&quot;&quot;; [.I194]; &quot;&quot;&quot;)&quot;)" office:value-type="string" office:string-value="Word.find_or_create_by_expression(:order =&gt; &quot;193&quot;, :expression =&gt; &quot;かく&quot;, :reading =&gt; &quot;かく&quot;, :meaning =&gt; &quot;Drawing&quot;, :type1 =&gt; &quot;Verb&quot;, :type2 =&gt; &quot;u&quot;)">
            <text:p>Word.find_or_create_by_expression(:order =&gt; "193", :expression =&gt; "かく", :reading =&gt; "かく", :meaning =&gt; "Drawing", :type1 =&gt; "Verb", :type2 =&gt; "u")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25">
            <text:p>325</text:p>
          </table:table-cell>
          <table:table-cell office:value-type="string">
            <text:p>切手</text:p>
          </table:table-cell>
          <table:table-cell office:value-type="string">
            <text:p>切手[きって]</text:p>
          </table:table-cell>
          <table:table-cell table:number-columns-repeated="2"/>
          <table:table-cell office:value-type="string">
            <text:p>Stamp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1]; &quot;&quot;&quot;, :expression =&gt; &quot;&quot;&quot;; [.C195]; &quot;&quot;&quot;, :reading =&gt; &quot;&quot;&quot;;[.D195];&quot;&quot;&quot;, :meaning =&gt; &quot;&quot;&quot;; [.G195];&quot;&quot;&quot;, :type1 =&gt; &quot;&quot;&quot;; [.H195]; &quot;&quot;&quot;, :type2 =&gt; &quot;&quot;&quot;; [.I195]; &quot;&quot;&quot;)&quot;)" office:value-type="string" office:string-value="Word.find_or_create_by_expression(:order =&gt; &quot;194&quot;, :expression =&gt; &quot;切手&quot;, :reading =&gt; &quot;切手[きって]&quot;, :meaning =&gt; &quot;Stamp&quot;, :type1 =&gt; &quot;Noun&quot;, :type2 =&gt; &quot;&quot;)">
            <text:p>Word.find_or_create_by_expression(:order =&gt; "194", :expression =&gt; "切手", :reading =&gt; "切手[きって]", :meaning =&gt; "Stamp", :type1 =&gt; "Noun", :type2 =&gt; "")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325">
            <text:p>325</text:p>
          </table:table-cell>
          <table:table-cell office:value-type="string">
            <text:p>取る</text:p>
          </table:table-cell>
          <table:table-cell office:value-type="string">
            <text:p>取[と]る</text:p>
          </table:table-cell>
          <table:table-cell table:number-columns-repeated="2"/>
          <table:table-cell office:value-type="string">
            <text:p>To take (a class)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342]; &quot;&quot;&quot;, :expression =&gt; &quot;&quot;&quot;; [.C196]; &quot;&quot;&quot;, :reading =&gt; &quot;&quot;&quot;;[.D196];&quot;&quot;&quot;, :meaning =&gt; &quot;&quot;&quot;; [.G196];&quot;&quot;&quot;, :type1 =&gt; &quot;&quot;&quot;; [.H196]; &quot;&quot;&quot;, :type2 =&gt; &quot;&quot;&quot;; [.I196]; &quot;&quot;&quot;)&quot;)" office:value-type="string" office:string-value="Word.find_or_create_by_expression(:order =&gt; &quot;195&quot;, :expression =&gt; &quot;取る&quot;, :reading =&gt; &quot;取[と]る&quot;, :meaning =&gt; &quot;To take (a class)&quot;, :type1 =&gt; &quot;Verb&quot;, :type2 =&gt; &quot;u&quot;)">
            <text:p>Word.find_or_create_by_expression(:order =&gt; "195", :expression =&gt; "取る", :reading =&gt; "取[と]る", :meaning =&gt; "To take (a class)", :type1 =&gt; "Verb", :type2 =&gt; "u")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25">
            <text:p>325</text:p>
          </table:table-cell>
          <table:table-cell office:value-type="string">
            <text:p>撮る</text:p>
          </table:table-cell>
          <table:table-cell office:value-type="string">
            <text:p>撮[と]る</text:p>
          </table:table-cell>
          <table:table-cell table:number-columns-repeated="2"/>
          <table:table-cell office:value-type="string">
            <text:p>To take (a photo)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343]; &quot;&quot;&quot;, :expression =&gt; &quot;&quot;&quot;; [.C197]; &quot;&quot;&quot;, :reading =&gt; &quot;&quot;&quot;;[.D197];&quot;&quot;&quot;, :meaning =&gt; &quot;&quot;&quot;; [.G197];&quot;&quot;&quot;, :type1 =&gt; &quot;&quot;&quot;; [.H197]; &quot;&quot;&quot;, :type2 =&gt; &quot;&quot;&quot;; [.I197]; &quot;&quot;&quot;)&quot;)" office:value-type="string" office:string-value="Word.find_or_create_by_expression(:order =&gt; &quot;196&quot;, :expression =&gt; &quot;撮る&quot;, :reading =&gt; &quot;撮[と]る&quot;, :meaning =&gt; &quot;To take (a photo)&quot;, :type1 =&gt; &quot;Verb&quot;, :type2 =&gt; &quot;u&quot;)">
            <text:p>Word.find_or_create_by_expression(:order =&gt; "196", :expression =&gt; "撮る", :reading =&gt; "撮[と]る", :meaning =&gt; "To take (a photo)", :type1 =&gt; "Verb", :type2 =&gt; "u")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325">
            <text:p>325</text:p>
          </table:table-cell>
          <table:table-cell office:value-type="string">
            <text:p>料理</text:p>
          </table:table-cell>
          <table:table-cell office:value-type="string">
            <text:p>料理[りょうり]</text:p>
          </table:table-cell>
          <table:table-cell table:number-columns-repeated="2"/>
          <table:table-cell office:value-type="string">
            <text:p>Cooking</text:p>
          </table:table-cell>
          <table:table-cell office:value-type="string">
            <text:p>Verb</text:p>
          </table:table-cell>
          <table:table-cell office:value-type="string">
            <text:p>suru</text:p>
          </table:table-cell>
          <table:table-cell/>
          <table:table-cell table:formula="of:=CONCATENATE(&quot;Word.find_or_create_by_expression(:order =&gt; &quot;&quot;&quot;; [.A344]; &quot;&quot;&quot;, :expression =&gt; &quot;&quot;&quot;; [.C198]; &quot;&quot;&quot;, :reading =&gt; &quot;&quot;&quot;;[.D198];&quot;&quot;&quot;, :meaning =&gt; &quot;&quot;&quot;; [.G198];&quot;&quot;&quot;, :type1 =&gt; &quot;&quot;&quot;; [.H198]; &quot;&quot;&quot;, :type2 =&gt; &quot;&quot;&quot;; [.I198]; &quot;&quot;&quot;)&quot;)" office:value-type="string" office:string-value="Word.find_or_create_by_expression(:order =&gt; &quot;197&quot;, :expression =&gt; &quot;料理&quot;, :reading =&gt; &quot;料理[りょうり]&quot;, :meaning =&gt; &quot;Cooking&quot;, :type1 =&gt; &quot;Verb&quot;, :type2 =&gt; &quot;suru&quot;)">
            <text:p>Word.find_or_create_by_expression(:order =&gt; "197", :expression =&gt; "料理", :reading =&gt; "料理[りょうり]", :meaning =&gt; "Cooking", :type1 =&gt; "Verb", :type2 =&gt; "suru")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359">
            <text:p>359</text:p>
          </table:table-cell>
          <table:table-cell office:value-type="string">
            <text:p>男</text:p>
          </table:table-cell>
          <table:table-cell office:value-type="string">
            <text:p>男[おとこ]</text:p>
          </table:table-cell>
          <table:table-cell table:number-columns-repeated="2"/>
          <table:table-cell office:value-type="string">
            <text:p>Mal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5]; &quot;&quot;&quot;, :expression =&gt; &quot;&quot;&quot;; [.C199]; &quot;&quot;&quot;, :reading =&gt; &quot;&quot;&quot;;[.D199];&quot;&quot;&quot;, :meaning =&gt; &quot;&quot;&quot;; [.G199];&quot;&quot;&quot;, :type1 =&gt; &quot;&quot;&quot;; [.H199]; &quot;&quot;&quot;, :type2 =&gt; &quot;&quot;&quot;; [.I199]; &quot;&quot;&quot;)&quot;)" office:value-type="string" office:string-value="Word.find_or_create_by_expression(:order =&gt; &quot;198&quot;, :expression =&gt; &quot;男&quot;, :reading =&gt; &quot;男[おとこ]&quot;, :meaning =&gt; &quot;Male&quot;, :type1 =&gt; &quot;Noun&quot;, :type2 =&gt; &quot;&quot;)">
            <text:p>Word.find_or_create_by_expression(:order =&gt; "198", :expression =&gt; "男", :reading =&gt; "男[おとこ]", :meaning =&gt; "Male", :type1 =&gt; "Noun", :type2 =&gt; "")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359">
            <text:p>359</text:p>
          </table:table-cell>
          <table:table-cell office:value-type="string">
            <text:p>男の子</text:p>
          </table:table-cell>
          <table:table-cell office:value-type="string">
            <text:p>男の子[おとこのこ]</text:p>
          </table:table-cell>
          <table:table-cell table:number-columns-repeated="2"/>
          <table:table-cell office:value-type="string">
            <text:p>Boy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6]; &quot;&quot;&quot;, :expression =&gt; &quot;&quot;&quot;; [.C200]; &quot;&quot;&quot;, :reading =&gt; &quot;&quot;&quot;;[.D200];&quot;&quot;&quot;, :meaning =&gt; &quot;&quot;&quot;; [.G200];&quot;&quot;&quot;, :type1 =&gt; &quot;&quot;&quot;; [.H200]; &quot;&quot;&quot;, :type2 =&gt; &quot;&quot;&quot;; [.I200]; &quot;&quot;&quot;)&quot;)" office:value-type="string" office:string-value="Word.find_or_create_by_expression(:order =&gt; &quot;199&quot;, :expression =&gt; &quot;男の子&quot;, :reading =&gt; &quot;男の子[おとこのこ]&quot;, :meaning =&gt; &quot;Boy&quot;, :type1 =&gt; &quot;Noun&quot;, :type2 =&gt; &quot;&quot;)">
            <text:p>Word.find_or_create_by_expression(:order =&gt; "199", :expression =&gt; "男の子", :reading =&gt; "男の子[おとこのこ]", :meaning =&gt; "Boy", :type1 =&gt; "Noun", :type2 =&gt; "")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359">
            <text:p>359</text:p>
          </table:table-cell>
          <table:table-cell office:value-type="string">
            <text:p>男の人</text:p>
          </table:table-cell>
          <table:table-cell office:value-type="string">
            <text:p>男[おとこ]の 人[ひと]</text:p>
          </table:table-cell>
          <table:table-cell table:number-columns-repeated="2"/>
          <table:table-cell office:value-type="string">
            <text:p>Ma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7]; &quot;&quot;&quot;, :expression =&gt; &quot;&quot;&quot;; [.C201]; &quot;&quot;&quot;, :reading =&gt; &quot;&quot;&quot;;[.D201];&quot;&quot;&quot;, :meaning =&gt; &quot;&quot;&quot;; [.G201];&quot;&quot;&quot;, :type1 =&gt; &quot;&quot;&quot;; [.H201]; &quot;&quot;&quot;, :type2 =&gt; &quot;&quot;&quot;; [.I201]; &quot;&quot;&quot;)&quot;)" office:value-type="string" office:string-value="Word.find_or_create_by_expression(:order =&gt; &quot;200&quot;, :expression =&gt; &quot;男の人&quot;, :reading =&gt; &quot;男[おとこ]の 人[ひと]&quot;, :meaning =&gt; &quot;Man&quot;, :type1 =&gt; &quot;Noun&quot;, :type2 =&gt; &quot;&quot;)">
            <text:p>Word.find_or_create_by_expression(:order =&gt; "200", :expression =&gt; "男の人", :reading =&gt; "男[おとこ]の 人[ひと]", :meaning =&gt; "Man", :type1 =&gt; "Noun", :type2 =&gt; "")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359">
            <text:p>359</text:p>
          </table:table-cell>
          <table:table-cell office:value-type="string">
            <text:p>女</text:p>
          </table:table-cell>
          <table:table-cell office:value-type="string">
            <text:p>女[おんな]</text:p>
          </table:table-cell>
          <table:table-cell table:number-columns-repeated="2"/>
          <table:table-cell office:value-type="string">
            <text:p>Femal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8]; &quot;&quot;&quot;, :expression =&gt; &quot;&quot;&quot;; [.C202]; &quot;&quot;&quot;, :reading =&gt; &quot;&quot;&quot;;[.D202];&quot;&quot;&quot;, :meaning =&gt; &quot;&quot;&quot;; [.G202];&quot;&quot;&quot;, :type1 =&gt; &quot;&quot;&quot;; [.H202]; &quot;&quot;&quot;, :type2 =&gt; &quot;&quot;&quot;; [.I202]; &quot;&quot;&quot;)&quot;)" office:value-type="string" office:string-value="Word.find_or_create_by_expression(:order =&gt; &quot;201&quot;, :expression =&gt; &quot;女&quot;, :reading =&gt; &quot;女[おんな]&quot;, :meaning =&gt; &quot;Female&quot;, :type1 =&gt; &quot;Noun&quot;, :type2 =&gt; &quot;&quot;)">
            <text:p>Word.find_or_create_by_expression(:order =&gt; "201", :expression =&gt; "女", :reading =&gt; "女[おんな]", :meaning =&gt; "Female", :type1 =&gt; "Noun", :type2 =&gt; "")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359">
            <text:p>359</text:p>
          </table:table-cell>
          <table:table-cell office:value-type="string">
            <text:p>女の子</text:p>
          </table:table-cell>
          <table:table-cell office:value-type="string">
            <text:p>女の子[おんなのこ]</text:p>
          </table:table-cell>
          <table:table-cell table:number-columns-repeated="2"/>
          <table:table-cell office:value-type="string">
            <text:p>Gir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49]; &quot;&quot;&quot;, :expression =&gt; &quot;&quot;&quot;; [.C203]; &quot;&quot;&quot;, :reading =&gt; &quot;&quot;&quot;;[.D203];&quot;&quot;&quot;, :meaning =&gt; &quot;&quot;&quot;; [.G203];&quot;&quot;&quot;, :type1 =&gt; &quot;&quot;&quot;; [.H203]; &quot;&quot;&quot;, :type2 =&gt; &quot;&quot;&quot;; [.I203]; &quot;&quot;&quot;)&quot;)" office:value-type="string" office:string-value="Word.find_or_create_by_expression(:order =&gt; &quot;202&quot;, :expression =&gt; &quot;女の子&quot;, :reading =&gt; &quot;女の子[おんなのこ]&quot;, :meaning =&gt; &quot;Girl&quot;, :type1 =&gt; &quot;Noun&quot;, :type2 =&gt; &quot;&quot;)">
            <text:p>Word.find_or_create_by_expression(:order =&gt; "202", :expression =&gt; "女の子", :reading =&gt; "女の子[おんなのこ]", :meaning =&gt; "Girl", :type1 =&gt; "Noun", :type2 =&gt; "")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359">
            <text:p>359</text:p>
          </table:table-cell>
          <table:table-cell office:value-type="string">
            <text:p>女の人</text:p>
          </table:table-cell>
          <table:table-cell office:value-type="string">
            <text:p>女[おんな]の 人[ひと]</text:p>
          </table:table-cell>
          <table:table-cell table:number-columns-repeated="2"/>
          <table:table-cell office:value-type="string">
            <text:p>Woma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0]; &quot;&quot;&quot;, :expression =&gt; &quot;&quot;&quot;; [.C204]; &quot;&quot;&quot;, :reading =&gt; &quot;&quot;&quot;;[.D204];&quot;&quot;&quot;, :meaning =&gt; &quot;&quot;&quot;; [.G204];&quot;&quot;&quot;, :type1 =&gt; &quot;&quot;&quot;; [.H204]; &quot;&quot;&quot;, :type2 =&gt; &quot;&quot;&quot;; [.I204]; &quot;&quot;&quot;)&quot;)" office:value-type="string" office:string-value="Word.find_or_create_by_expression(:order =&gt; &quot;203&quot;, :expression =&gt; &quot;女の人&quot;, :reading =&gt; &quot;女[おんな]の 人[ひと]&quot;, :meaning =&gt; &quot;Woman&quot;, :type1 =&gt; &quot;Noun&quot;, :type2 =&gt; &quot;&quot;)">
            <text:p>Word.find_or_create_by_expression(:order =&gt; "203", :expression =&gt; "女の人", :reading =&gt; "女[おんな]の 人[ひと]", :meaning =&gt; "Woman", :type1 =&gt; "Noun", :type2 =&gt; "")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float" office:value="359">
            <text:p>359</text:p>
          </table:table-cell>
          <table:table-cell office:value-type="string">
            <text:p>方</text:p>
          </table:table-cell>
          <table:table-cell office:value-type="string">
            <text:p>方[かた]</text:p>
          </table:table-cell>
          <table:table-cell table:number-columns-repeated="2"/>
          <table:table-cell office:value-type="string">
            <text:p>Person (polite)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1]; &quot;&quot;&quot;, :expression =&gt; &quot;&quot;&quot;; [.C205]; &quot;&quot;&quot;, :reading =&gt; &quot;&quot;&quot;;[.D205];&quot;&quot;&quot;, :meaning =&gt; &quot;&quot;&quot;; [.G205];&quot;&quot;&quot;, :type1 =&gt; &quot;&quot;&quot;; [.H205]; &quot;&quot;&quot;, :type2 =&gt; &quot;&quot;&quot;; [.I205]; &quot;&quot;&quot;)&quot;)" office:value-type="string" office:string-value="Word.find_or_create_by_expression(:order =&gt; &quot;204&quot;, :expression =&gt; &quot;方&quot;, :reading =&gt; &quot;方[かた]&quot;, :meaning =&gt; &quot;Person (polite)&quot;, :type1 =&gt; &quot;Noun&quot;, :type2 =&gt; &quot;&quot;)">
            <text:p>Word.find_or_create_by_expression(:order =&gt; "204", :expression =&gt; "方", :reading =&gt; "方[かた]", :meaning =&gt; "Person (polite)", :type1 =&gt; "Noun", :type2 =&gt; "")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359">
            <text:p>359</text:p>
          </table:table-cell>
          <table:table-cell office:value-type="string">
            <text:p>子</text:p>
          </table:table-cell>
          <table:table-cell office:value-type="string">
            <text:p>子[こ]</text:p>
          </table:table-cell>
          <table:table-cell table:number-columns-repeated="2"/>
          <table:table-cell office:value-type="string">
            <text:p>Child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2]; &quot;&quot;&quot;, :expression =&gt; &quot;&quot;&quot;; [.C206]; &quot;&quot;&quot;, :reading =&gt; &quot;&quot;&quot;;[.D206];&quot;&quot;&quot;, :meaning =&gt; &quot;&quot;&quot;; [.G206];&quot;&quot;&quot;, :type1 =&gt; &quot;&quot;&quot;; [.H206]; &quot;&quot;&quot;, :type2 =&gt; &quot;&quot;&quot;; [.I206]; &quot;&quot;&quot;)&quot;)" office:value-type="string" office:string-value="Word.find_or_create_by_expression(:order =&gt; &quot;205&quot;, :expression =&gt; &quot;子&quot;, :reading =&gt; &quot;子[こ]&quot;, :meaning =&gt; &quot;Child&quot;, :type1 =&gt; &quot;Noun&quot;, :type2 =&gt; &quot;&quot;)">
            <text:p>Word.find_or_create_by_expression(:order =&gt; "205", :expression =&gt; "子", :reading =&gt; "子[こ]", :meaning =&gt; "Child", :type1 =&gt; "Noun", :type2 =&gt; "")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float" office:value="359">
            <text:p>359</text:p>
          </table:table-cell>
          <table:table-cell office:value-type="string">
            <text:p>人</text:p>
          </table:table-cell>
          <table:table-cell office:value-type="string">
            <text:p>人[ひと]</text:p>
          </table:table-cell>
          <table:table-cell table:number-columns-repeated="2"/>
          <table:table-cell office:value-type="string">
            <text:p>Pers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3]; &quot;&quot;&quot;, :expression =&gt; &quot;&quot;&quot;; [.C207]; &quot;&quot;&quot;, :reading =&gt; &quot;&quot;&quot;;[.D207];&quot;&quot;&quot;, :meaning =&gt; &quot;&quot;&quot;; [.G207];&quot;&quot;&quot;, :type1 =&gt; &quot;&quot;&quot;; [.H207]; &quot;&quot;&quot;, :type2 =&gt; &quot;&quot;&quot;; [.I207]; &quot;&quot;&quot;)&quot;)" office:value-type="string" office:string-value="Word.find_or_create_by_expression(:order =&gt; &quot;206&quot;, :expression =&gt; &quot;人&quot;, :reading =&gt; &quot;人[ひと]&quot;, :meaning =&gt; &quot;Person&quot;, :type1 =&gt; &quot;Noun&quot;, :type2 =&gt; &quot;&quot;)">
            <text:p>Word.find_or_create_by_expression(:order =&gt; "206", :expression =&gt; "人", :reading =&gt; "人[ひと]", :meaning =&gt; "Person", :type1 =&gt; "Noun", :type2 =&gt; "")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みな</text:p>
          </table:table-cell>
          <table:table-cell table:number-columns-repeated="2"/>
          <table:table-cell office:value-type="string">
            <text:p>All, everyon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4]; &quot;&quot;&quot;, :expression =&gt; &quot;&quot;&quot;; [.C208]; &quot;&quot;&quot;, :reading =&gt; &quot;&quot;&quot;;[.D208];&quot;&quot;&quot;, :meaning =&gt; &quot;&quot;&quot;; [.G208];&quot;&quot;&quot;, :type1 =&gt; &quot;&quot;&quot;; [.H208]; &quot;&quot;&quot;, :type2 =&gt; &quot;&quot;&quot;; [.I208]; &quot;&quot;&quot;)&quot;)" office:value-type="string" office:string-value="Word.find_or_create_by_expression(:order =&gt; &quot;207&quot;, :expression =&gt; &quot;みな&quot;, :reading =&gt; &quot;みな&quot;, :meaning =&gt; &quot;All, everyone&quot;, :type1 =&gt; &quot;Noun&quot;, :type2 =&gt; &quot;&quot;)">
            <text:p>Word.find_or_create_by_expression(:order =&gt; "207", :expression =&gt; "みな", :reading =&gt; "みな", :meaning =&gt; "All, everyone", :type1 =&gt; "Noun", :type2 =&gt; "")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みんな</text:p>
          </table:table-cell>
          <table:table-cell table:number-columns-repeated="2"/>
          <table:table-cell office:value-type="string">
            <text:p>All, everyone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5]; &quot;&quot;&quot;, :expression =&gt; &quot;&quot;&quot;; [.C209]; &quot;&quot;&quot;, :reading =&gt; &quot;&quot;&quot;;[.D209];&quot;&quot;&quot;, :meaning =&gt; &quot;&quot;&quot;; [.G209];&quot;&quot;&quot;, :type1 =&gt; &quot;&quot;&quot;; [.H209]; &quot;&quot;&quot;, :type2 =&gt; &quot;&quot;&quot;; [.I209]; &quot;&quot;&quot;)&quot;)" office:value-type="string" office:string-value="Word.find_or_create_by_expression(:order =&gt; &quot;208&quot;, :expression =&gt; &quot;みんな&quot;, :reading =&gt; &quot;みんな&quot;, :meaning =&gt; &quot;All, everyone&quot;, :type1 =&gt; &quot;Noun&quot;, :type2 =&gt; &quot;&quot;)">
            <text:p>Word.find_or_create_by_expression(:order =&gt; "208", :expression =&gt; "みんな", :reading =&gt; "みんな", :meaning =&gt; "All, everyone", :type1 =&gt; "Noun", :type2 =&gt; "")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float" office:value="359">
            <text:p>359</text:p>
          </table:table-cell>
          <table:table-cell office:value-type="string">
            <text:p>問題</text:p>
          </table:table-cell>
          <table:table-cell office:value-type="string">
            <text:p>問題[もんだい]</text:p>
          </table:table-cell>
          <table:table-cell table:number-columns-repeated="2"/>
          <table:table-cell office:value-type="string">
            <text:p>Problem, question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56]; &quot;&quot;&quot;, :expression =&gt; &quot;&quot;&quot;; [.C210]; &quot;&quot;&quot;, :reading =&gt; &quot;&quot;&quot;;[.D210];&quot;&quot;&quot;, :meaning =&gt; &quot;&quot;&quot;; [.G210];&quot;&quot;&quot;, :type1 =&gt; &quot;&quot;&quot;; [.H210]; &quot;&quot;&quot;, :type2 =&gt; &quot;&quot;&quot;; [.I210]; &quot;&quot;&quot;)&quot;)" office:value-type="string" office:string-value="Word.find_or_create_by_expression(:order =&gt; &quot;209&quot;, :expression =&gt; &quot;問題&quot;, :reading =&gt; &quot;問題[もんだい]&quot;, :meaning =&gt; &quot;Problem, question&quot;, :type1 =&gt; &quot;Noun&quot;, :type2 =&gt; &quot;&quot;)">
            <text:p>Word.find_or_create_by_expression(:order =&gt; "209", :expression =&gt; "問題", :reading =&gt; "問題[もんだい]", :meaning =&gt; "Problem, question", :type1 =&gt; "Noun", :type2 =&gt; "")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359">
            <text:p>359</text:p>
          </table:table-cell>
          <table:table-cell office:value-type="string">
            <text:p>一緒に</text:p>
          </table:table-cell>
          <table:table-cell office:value-type="string">
            <text:p>一緒[いっしょ]に</text:p>
          </table:table-cell>
          <table:table-cell table:number-columns-repeated="2"/>
          <table:table-cell office:value-type="string">
            <text:p>Together</text:p>
          </table:table-cell>
          <table:table-cell office:value-type="string">
            <text:p>Adverb</text:p>
          </table:table-cell>
          <table:table-cell/>
          <table:table-cell/>
          <table:table-cell table:formula="of:=CONCATENATE(&quot;Word.find_or_create_by_expression(:order =&gt; &quot;&quot;&quot;; [.A357]; &quot;&quot;&quot;, :expression =&gt; &quot;&quot;&quot;; [.C211]; &quot;&quot;&quot;, :reading =&gt; &quot;&quot;&quot;;[.D211];&quot;&quot;&quot;, :meaning =&gt; &quot;&quot;&quot;; [.G211];&quot;&quot;&quot;, :type1 =&gt; &quot;&quot;&quot;; [.H211]; &quot;&quot;&quot;, :type2 =&gt; &quot;&quot;&quot;; [.I211]; &quot;&quot;&quot;)&quot;)" office:value-type="string" office:string-value="Word.find_or_create_by_expression(:order =&gt; &quot;210&quot;, :expression =&gt; &quot;一緒に&quot;, :reading =&gt; &quot;一緒[いっしょ]に&quot;, :meaning =&gt; &quot;Together&quot;, :type1 =&gt; &quot;Adverb&quot;, :type2 =&gt; &quot;&quot;)">
            <text:p>Word.find_or_create_by_expression(:order =&gt; "210", :expression =&gt; "一緒に", :reading =&gt; "一緒[いっしょ]に", :meaning =&gt; "Together", :type1 =&gt; "Adverb", :type2 =&gt; "")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float" office:value="359">
            <text:p>359</text:p>
          </table:table-cell>
          <table:table-cell office:value-type="string">
            <text:p>特に</text:p>
          </table:table-cell>
          <table:table-cell office:value-type="string">
            <text:p>特[とく]に</text:p>
          </table:table-cell>
          <table:table-cell table:number-columns-repeated="2"/>
          <table:table-cell office:value-type="string">
            <text:p>Especially</text:p>
          </table:table-cell>
          <table:table-cell office:value-type="string">
            <text:p>Adverb</text:p>
          </table:table-cell>
          <table:table-cell/>
          <table:table-cell/>
          <table:table-cell table:formula="of:=CONCATENATE(&quot;Word.find_or_create_by_expression(:order =&gt; &quot;&quot;&quot;; [.A358]; &quot;&quot;&quot;, :expression =&gt; &quot;&quot;&quot;; [.C212]; &quot;&quot;&quot;, :reading =&gt; &quot;&quot;&quot;;[.D212];&quot;&quot;&quot;, :meaning =&gt; &quot;&quot;&quot;; [.G212];&quot;&quot;&quot;, :type1 =&gt; &quot;&quot;&quot;; [.H212]; &quot;&quot;&quot;, :type2 =&gt; &quot;&quot;&quot;; [.I212]; &quot;&quot;&quot;)&quot;)" office:value-type="string" office:string-value="Word.find_or_create_by_expression(:order =&gt; &quot;211&quot;, :expression =&gt; &quot;特に&quot;, :reading =&gt; &quot;特[とく]に&quot;, :meaning =&gt; &quot;Especially&quot;, :type1 =&gt; &quot;Adverb&quot;, :type2 =&gt; &quot;&quot;)">
            <text:p>Word.find_or_create_by_expression(:order =&gt; "211", :expression =&gt; "特に", :reading =&gt; "特[とく]に", :meaning =&gt; "Especially", :type1 =&gt; "Adverb", :type2 =&gt; "")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359">
            <text:p>359</text:p>
          </table:table-cell>
          <table:table-cell office:value-type="string">
            <text:p>全く</text:p>
          </table:table-cell>
          <table:table-cell office:value-type="string">
            <text:p>全[まった]く</text:p>
          </table:table-cell>
          <table:table-cell table:number-columns-repeated="2"/>
          <table:table-cell office:value-type="string">
            <text:p>Totally</text:p>
          </table:table-cell>
          <table:table-cell office:value-type="string">
            <text:p>Adverb</text:p>
          </table:table-cell>
          <table:table-cell/>
          <table:table-cell/>
          <table:table-cell table:formula="of:=CONCATENATE(&quot;Word.find_or_create_by_expression(:order =&gt; &quot;&quot;&quot;; [.A359]; &quot;&quot;&quot;, :expression =&gt; &quot;&quot;&quot;; [.C213]; &quot;&quot;&quot;, :reading =&gt; &quot;&quot;&quot;;[.D213];&quot;&quot;&quot;, :meaning =&gt; &quot;&quot;&quot;; [.G213];&quot;&quot;&quot;, :type1 =&gt; &quot;&quot;&quot;; [.H213]; &quot;&quot;&quot;, :type2 =&gt; &quot;&quot;&quot;; [.I213]; &quot;&quot;&quot;)&quot;)" office:value-type="string" office:string-value="Word.find_or_create_by_expression(:order =&gt; &quot;212&quot;, :expression =&gt; &quot;全く&quot;, :reading =&gt; &quot;全[まった]く&quot;, :meaning =&gt; &quot;Totally&quot;, :type1 =&gt; &quot;Adverb&quot;, :type2 =&gt; &quot;&quot;)">
            <text:p>Word.find_or_create_by_expression(:order =&gt; "212", :expression =&gt; "全く", :reading =&gt; "全[まった]く", :meaning =&gt; "Totally", :type1 =&gt; "Adverb", :type2 =&gt; "")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なる</text:p>
          </table:table-cell>
          <table:table-cell table:number-columns-repeated="2"/>
          <table:table-cell office:value-type="string">
            <text:p>To become, turn into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360]; &quot;&quot;&quot;, :expression =&gt; &quot;&quot;&quot;; [.C214]; &quot;&quot;&quot;, :reading =&gt; &quot;&quot;&quot;;[.D214];&quot;&quot;&quot;, :meaning =&gt; &quot;&quot;&quot;; [.G214];&quot;&quot;&quot;, :type1 =&gt; &quot;&quot;&quot;; [.H214]; &quot;&quot;&quot;, :type2 =&gt; &quot;&quot;&quot;; [.I214]; &quot;&quot;&quot;)&quot;)" office:value-type="string" office:string-value="Word.find_or_create_by_expression(:order =&gt; &quot;213&quot;, :expression =&gt; &quot;なる&quot;, :reading =&gt; &quot;なる&quot;, :meaning =&gt; &quot;To become, turn into&quot;, :type1 =&gt; &quot;Verb&quot;, :type2 =&gt; &quot;u&quot;)">
            <text:p>Word.find_or_create_by_expression(:order =&gt; "213", :expression =&gt; "なる", :reading =&gt; "なる", :meaning =&gt; "To become, turn into", :type1 =&gt; "Verb", :type2 =&gt; "u")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わかる</text:p>
          </table:table-cell>
          <table:table-cell table:number-columns-repeated="2"/>
          <table:table-cell office:value-type="string">
            <text:p>To understand</text:p>
          </table:table-cell>
          <table:table-cell office:value-type="string">
            <text:p>Verb</text:p>
          </table:table-cell>
          <table:table-cell office:value-type="string">
            <text:p>u</text:p>
          </table:table-cell>
          <table:table-cell/>
          <table:table-cell table:formula="of:=CONCATENATE(&quot;Word.find_or_create_by_expression(:order =&gt; &quot;&quot;&quot;; [.A361]; &quot;&quot;&quot;, :expression =&gt; &quot;&quot;&quot;; [.C215]; &quot;&quot;&quot;, :reading =&gt; &quot;&quot;&quot;;[.D215];&quot;&quot;&quot;, :meaning =&gt; &quot;&quot;&quot;; [.G215];&quot;&quot;&quot;, :type1 =&gt; &quot;&quot;&quot;; [.H215]; &quot;&quot;&quot;, :type2 =&gt; &quot;&quot;&quot;; [.I215]; &quot;&quot;&quot;)&quot;)" office:value-type="string" office:string-value="Word.find_or_create_by_expression(:order =&gt; &quot;214&quot;, :expression =&gt; &quot;わかる&quot;, :reading =&gt; &quot;わかる&quot;, :meaning =&gt; &quot;To understand&quot;, :type1 =&gt; &quot;Verb&quot;, :type2 =&gt; &quot;u&quot;)">
            <text:p>Word.find_or_create_by_expression(:order =&gt; "214", :expression =&gt; "わかる", :reading =&gt; "わかる", :meaning =&gt; "To understand", :type1 =&gt; "Verb", :type2 =&gt; "u")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いつか</text:p>
          </table:table-cell>
          <table:table-cell table:number-columns-repeated="2"/>
          <table:table-cell office:value-type="string">
            <text:p>Sometim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2]; &quot;&quot;&quot;, :expression =&gt; &quot;&quot;&quot;; [.C216]; &quot;&quot;&quot;, :reading =&gt; &quot;&quot;&quot;;[.D216];&quot;&quot;&quot;, :meaning =&gt; &quot;&quot;&quot;; [.G216];&quot;&quot;&quot;, :type1 =&gt; &quot;&quot;&quot;; [.H216]; &quot;&quot;&quot;, :type2 =&gt; &quot;&quot;&quot;; [.I216]; &quot;&quot;&quot;)&quot;)" office:value-type="string" office:string-value="Word.find_or_create_by_expression(:order =&gt; &quot;215&quot;, :expression =&gt; &quot;いつか&quot;, :reading =&gt; &quot;いつか&quot;, :meaning =&gt; &quot;Sometime&quot;, :type1 =&gt; &quot;Grammar&quot;, :type2 =&gt; &quot;&quot;)">
            <text:p>Word.find_or_create_by_expression(:order =&gt; "215", :expression =&gt; "いつか", :reading =&gt; "いつか", :meaning =&gt; "Sometime", :type1 =&gt; "Grammar", :type2 =&gt; "")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いくつか</text:p>
          </table:table-cell>
          <table:table-cell table:number-columns-repeated="2"/>
          <table:table-cell office:value-type="string">
            <text:p>Some, several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3]; &quot;&quot;&quot;, :expression =&gt; &quot;&quot;&quot;; [.C217]; &quot;&quot;&quot;, :reading =&gt; &quot;&quot;&quot;;[.D217];&quot;&quot;&quot;, :meaning =&gt; &quot;&quot;&quot;; [.G217];&quot;&quot;&quot;, :type1 =&gt; &quot;&quot;&quot;; [.H217]; &quot;&quot;&quot;, :type2 =&gt; &quot;&quot;&quot;; [.I217]; &quot;&quot;&quot;)&quot;)" office:value-type="string" office:string-value="Word.find_or_create_by_expression(:order =&gt; &quot;216&quot;, :expression =&gt; &quot;いくつか&quot;, :reading =&gt; &quot;いくつか&quot;, :meaning =&gt; &quot;Some, several&quot;, :type1 =&gt; &quot;Grammar&quot;, :type2 =&gt; &quot;&quot;)">
            <text:p>Word.find_or_create_by_expression(:order =&gt; "216", :expression =&gt; "いくつか", :reading =&gt; "いくつか", :meaning =&gt; "Some, several", :type1 =&gt; "Grammar", :type2 =&gt; "")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いつでも</text:p>
          </table:table-cell>
          <table:table-cell table:number-columns-repeated="2"/>
          <table:table-cell office:value-type="string">
            <text:p>Anytim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4]; &quot;&quot;&quot;, :expression =&gt; &quot;&quot;&quot;; [.C218]; &quot;&quot;&quot;, :reading =&gt; &quot;&quot;&quot;;[.D218];&quot;&quot;&quot;, :meaning =&gt; &quot;&quot;&quot;; [.G218];&quot;&quot;&quot;, :type1 =&gt; &quot;&quot;&quot;; [.H218]; &quot;&quot;&quot;, :type2 =&gt; &quot;&quot;&quot;; [.I218]; &quot;&quot;&quot;)&quot;)" office:value-type="string" office:string-value="Word.find_or_create_by_expression(:order =&gt; &quot;217&quot;, :expression =&gt; &quot;いつでも&quot;, :reading =&gt; &quot;いつでも&quot;, :meaning =&gt; &quot;Anytime&quot;, :type1 =&gt; &quot;Grammar&quot;, :type2 =&gt; &quot;&quot;)">
            <text:p>Word.find_or_create_by_expression(:order =&gt; "217", :expression =&gt; "いつでも", :reading =&gt; "いつでも", :meaning =&gt; "Anytime", :type1 =&gt; "Grammar", :type2 =&gt; "")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いつも</text:p>
          </table:table-cell>
          <table:table-cell table:number-columns-repeated="2"/>
          <table:table-cell office:value-type="string">
            <text:p>Always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5]; &quot;&quot;&quot;, :expression =&gt; &quot;&quot;&quot;; [.C219]; &quot;&quot;&quot;, :reading =&gt; &quot;&quot;&quot;;[.D219];&quot;&quot;&quot;, :meaning =&gt; &quot;&quot;&quot;; [.G219];&quot;&quot;&quot;, :type1 =&gt; &quot;&quot;&quot;; [.H219]; &quot;&quot;&quot;, :type2 =&gt; &quot;&quot;&quot;; [.I219]; &quot;&quot;&quot;)&quot;)" office:value-type="string" office:string-value="Word.find_or_create_by_expression(:order =&gt; &quot;218&quot;, :expression =&gt; &quot;いつも&quot;, :reading =&gt; &quot;いつも&quot;, :meaning =&gt; &quot;Always&quot;, :type1 =&gt; &quot;Grammar&quot;, :type2 =&gt; &quot;&quot;)">
            <text:p>Word.find_or_create_by_expression(:order =&gt; "218", :expression =&gt; "いつも", :reading =&gt; "いつも", :meaning =&gt; "Always", :type1 =&gt; "Grammar", :type2 =&gt; "")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359">
            <text:p>359</text:p>
          </table:table-cell>
          <table:table-cell office:value-type="string">
            <text:p>全て</text:p>
          </table:table-cell>
          <table:table-cell office:value-type="string">
            <text:p>全[すべ]て</text:p>
          </table:table-cell>
          <table:table-cell table:number-columns-repeated="2"/>
          <table:table-cell office:value-type="string">
            <text:p>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66]; &quot;&quot;&quot;, :expression =&gt; &quot;&quot;&quot;; [.C220]; &quot;&quot;&quot;, :reading =&gt; &quot;&quot;&quot;;[.D220];&quot;&quot;&quot;, :meaning =&gt; &quot;&quot;&quot;; [.G220];&quot;&quot;&quot;, :type1 =&gt; &quot;&quot;&quot;; [.H220]; &quot;&quot;&quot;, :type2 =&gt; &quot;&quot;&quot;; [.I220]; &quot;&quot;&quot;)&quot;)" office:value-type="string" office:string-value="Word.find_or_create_by_expression(:order =&gt; &quot;219&quot;, :expression =&gt; &quot;全て&quot;, :reading =&gt; &quot;全[すべ]て&quot;, :meaning =&gt; &quot;All&quot;, :type1 =&gt; &quot;Noun&quot;, :type2 =&gt; &quot;&quot;)">
            <text:p>Word.find_or_create_by_expression(:order =&gt; "219", :expression =&gt; "全て", :reading =&gt; "全[すべ]て", :meaning =&gt; "All", :type1 =&gt; "Noun", :type2 =&gt; "")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359">
            <text:p>359</text:p>
          </table:table-cell>
          <table:table-cell office:value-type="string">
            <text:p>全部</text:p>
          </table:table-cell>
          <table:table-cell office:value-type="string">
            <text:p>全部[ぜんぶ]</text:p>
          </table:table-cell>
          <table:table-cell table:number-columns-repeated="2"/>
          <table:table-cell office:value-type="string">
            <text:p>All</text:p>
          </table:table-cell>
          <table:table-cell office:value-type="string">
            <text:p>Noun</text:p>
          </table:table-cell>
          <table:table-cell/>
          <table:table-cell/>
          <table:table-cell table:formula="of:=CONCATENATE(&quot;Word.find_or_create_by_expression(:order =&gt; &quot;&quot;&quot;; [.A367]; &quot;&quot;&quot;, :expression =&gt; &quot;&quot;&quot;; [.C221]; &quot;&quot;&quot;, :reading =&gt; &quot;&quot;&quot;;[.D221];&quot;&quot;&quot;, :meaning =&gt; &quot;&quot;&quot;; [.G221];&quot;&quot;&quot;, :type1 =&gt; &quot;&quot;&quot;; [.H221]; &quot;&quot;&quot;, :type2 =&gt; &quot;&quot;&quot;; [.I221]; &quot;&quot;&quot;)&quot;)" office:value-type="string" office:string-value="Word.find_or_create_by_expression(:order =&gt; &quot;220&quot;, :expression =&gt; &quot;全部&quot;, :reading =&gt; &quot;全部[ぜんぶ]&quot;, :meaning =&gt; &quot;All&quot;, :type1 =&gt; &quot;Noun&quot;, :type2 =&gt; &quot;&quot;)">
            <text:p>Word.find_or_create_by_expression(:order =&gt; "220", :expression =&gt; "全部", :reading =&gt; "全部[ぜんぶ]", :meaning =&gt; "All", :type1 =&gt; "Noun", :type2 =&gt; "")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だれか</text:p>
          </table:table-cell>
          <table:table-cell table:number-columns-repeated="2"/>
          <table:table-cell office:value-type="string">
            <text:p>Someon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8]; &quot;&quot;&quot;, :expression =&gt; &quot;&quot;&quot;; [.C222]; &quot;&quot;&quot;, :reading =&gt; &quot;&quot;&quot;;[.D222];&quot;&quot;&quot;, :meaning =&gt; &quot;&quot;&quot;; [.G222];&quot;&quot;&quot;, :type1 =&gt; &quot;&quot;&quot;; [.H222]; &quot;&quot;&quot;, :type2 =&gt; &quot;&quot;&quot;; [.I222]; &quot;&quot;&quot;)&quot;)" office:value-type="string" office:string-value="Word.find_or_create_by_expression(:order =&gt; &quot;221&quot;, :expression =&gt; &quot;だれか&quot;, :reading =&gt; &quot;だれか&quot;, :meaning =&gt; &quot;Someone&quot;, :type1 =&gt; &quot;Grammar&quot;, :type2 =&gt; &quot;&quot;)">
            <text:p>Word.find_or_create_by_expression(:order =&gt; "221", :expression =&gt; "だれか", :reading =&gt; "だれか", :meaning =&gt; "Someone", :type1 =&gt; "Grammar", :type2 =&gt; "")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だれでも</text:p>
          </table:table-cell>
          <table:table-cell table:number-columns-repeated="2"/>
          <table:table-cell office:value-type="string">
            <text:p>Anyon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69]; &quot;&quot;&quot;, :expression =&gt; &quot;&quot;&quot;; [.C223]; &quot;&quot;&quot;, :reading =&gt; &quot;&quot;&quot;;[.D223];&quot;&quot;&quot;, :meaning =&gt; &quot;&quot;&quot;; [.G223];&quot;&quot;&quot;, :type1 =&gt; &quot;&quot;&quot;; [.H223]; &quot;&quot;&quot;, :type2 =&gt; &quot;&quot;&quot;; [.I223]; &quot;&quot;&quot;)&quot;)" office:value-type="string" office:string-value="Word.find_or_create_by_expression(:order =&gt; &quot;222&quot;, :expression =&gt; &quot;だれでも&quot;, :reading =&gt; &quot;だれでも&quot;, :meaning =&gt; &quot;Anyone&quot;, :type1 =&gt; &quot;Grammar&quot;, :type2 =&gt; &quot;&quot;)">
            <text:p>Word.find_or_create_by_expression(:order =&gt; "222", :expression =&gt; "だれでも", :reading =&gt; "だれでも", :meaning =&gt; "Anyone", :type1 =&gt; "Grammar", :type2 =&gt; "")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だれも</text:p>
          </table:table-cell>
          <table:table-cell table:number-columns-repeated="2"/>
          <table:table-cell office:value-type="string">
            <text:p>Everyon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0]; &quot;&quot;&quot;, :expression =&gt; &quot;&quot;&quot;; [.C224]; &quot;&quot;&quot;, :reading =&gt; &quot;&quot;&quot;;[.D224];&quot;&quot;&quot;, :meaning =&gt; &quot;&quot;&quot;; [.G224];&quot;&quot;&quot;, :type1 =&gt; &quot;&quot;&quot;; [.H224]; &quot;&quot;&quot;, :type2 =&gt; &quot;&quot;&quot;; [.I224]; &quot;&quot;&quot;)&quot;)" office:value-type="string" office:string-value="Word.find_or_create_by_expression(:order =&gt; &quot;223&quot;, :expression =&gt; &quot;だれも&quot;, :reading =&gt; &quot;だれも&quot;, :meaning =&gt; &quot;Everyone&quot;, :type1 =&gt; &quot;Grammar&quot;, :type2 =&gt; &quot;&quot;)">
            <text:p>Word.find_or_create_by_expression(:order =&gt; "223", :expression =&gt; "だれも", :reading =&gt; "だれも", :meaning =&gt; "Everyone", :type1 =&gt; "Grammar", :type2 =&gt; "")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うか</text:p>
          </table:table-cell>
          <table:table-cell table:number-columns-repeated="2"/>
          <table:table-cell office:value-type="string">
            <text:p>Somehow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1]; &quot;&quot;&quot;, :expression =&gt; &quot;&quot;&quot;; [.C225]; &quot;&quot;&quot;, :reading =&gt; &quot;&quot;&quot;;[.D225];&quot;&quot;&quot;, :meaning =&gt; &quot;&quot;&quot;; [.G225];&quot;&quot;&quot;, :type1 =&gt; &quot;&quot;&quot;; [.H225]; &quot;&quot;&quot;, :type2 =&gt; &quot;&quot;&quot;; [.I225]; &quot;&quot;&quot;)&quot;)" office:value-type="string" office:string-value="Word.find_or_create_by_expression(:order =&gt; &quot;224&quot;, :expression =&gt; &quot;どうか&quot;, :reading =&gt; &quot;どうか&quot;, :meaning =&gt; &quot;Somehow&quot;, :type1 =&gt; &quot;Grammar&quot;, :type2 =&gt; &quot;&quot;)">
            <text:p>Word.find_or_create_by_expression(:order =&gt; "224", :expression =&gt; "どうか", :reading =&gt; "どうか", :meaning =&gt; "Somehow", :type1 =&gt; "Grammar", :type2 =&gt; "")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こか</text:p>
          </table:table-cell>
          <table:table-cell table:number-columns-repeated="2"/>
          <table:table-cell office:value-type="string">
            <text:p>Somewher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2]; &quot;&quot;&quot;, :expression =&gt; &quot;&quot;&quot;; [.C226]; &quot;&quot;&quot;, :reading =&gt; &quot;&quot;&quot;;[.D226];&quot;&quot;&quot;, :meaning =&gt; &quot;&quot;&quot;; [.G226];&quot;&quot;&quot;, :type1 =&gt; &quot;&quot;&quot;; [.H226]; &quot;&quot;&quot;, :type2 =&gt; &quot;&quot;&quot;; [.I226]; &quot;&quot;&quot;)&quot;)" office:value-type="string" office:string-value="Word.find_or_create_by_expression(:order =&gt; &quot;225&quot;, :expression =&gt; &quot;どこか&quot;, :reading =&gt; &quot;どこか&quot;, :meaning =&gt; &quot;Somewhere&quot;, :type1 =&gt; &quot;Grammar&quot;, :type2 =&gt; &quot;&quot;)">
            <text:p>Word.find_or_create_by_expression(:order =&gt; "225", :expression =&gt; "どこか", :reading =&gt; "どこか", :meaning =&gt; "Somewhere", :type1 =&gt; "Grammar", :type2 =&gt; "")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こでも</text:p>
          </table:table-cell>
          <table:table-cell table:number-columns-repeated="2"/>
          <table:table-cell office:value-type="string">
            <text:p>Anywher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3]; &quot;&quot;&quot;, :expression =&gt; &quot;&quot;&quot;; [.C227]; &quot;&quot;&quot;, :reading =&gt; &quot;&quot;&quot;;[.D227];&quot;&quot;&quot;, :meaning =&gt; &quot;&quot;&quot;; [.G227];&quot;&quot;&quot;, :type1 =&gt; &quot;&quot;&quot;; [.H227]; &quot;&quot;&quot;, :type2 =&gt; &quot;&quot;&quot;; [.I227]; &quot;&quot;&quot;)&quot;)" office:value-type="string" office:string-value="Word.find_or_create_by_expression(:order =&gt; &quot;226&quot;, :expression =&gt; &quot;どこでも&quot;, :reading =&gt; &quot;どこでも&quot;, :meaning =&gt; &quot;Anywhere&quot;, :type1 =&gt; &quot;Grammar&quot;, :type2 =&gt; &quot;&quot;)">
            <text:p>Word.find_or_create_by_expression(:order =&gt; "226", :expression =&gt; "どこでも", :reading =&gt; "どこでも", :meaning =&gt; "Anywhere", :type1 =&gt; "Grammar", :type2 =&gt; "")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こも</text:p>
          </table:table-cell>
          <table:table-cell table:number-columns-repeated="2"/>
          <table:table-cell office:value-type="string">
            <text:p>Everywhere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4]; &quot;&quot;&quot;, :expression =&gt; &quot;&quot;&quot;; [.C228]; &quot;&quot;&quot;, :reading =&gt; &quot;&quot;&quot;;[.D228];&quot;&quot;&quot;, :meaning =&gt; &quot;&quot;&quot;; [.G228];&quot;&quot;&quot;, :type1 =&gt; &quot;&quot;&quot;; [.H228]; &quot;&quot;&quot;, :type2 =&gt; &quot;&quot;&quot;; [.I228]; &quot;&quot;&quot;)&quot;)" office:value-type="string" office:string-value="Word.find_or_create_by_expression(:order =&gt; &quot;227&quot;, :expression =&gt; &quot;どこも&quot;, :reading =&gt; &quot;どこも&quot;, :meaning =&gt; &quot;Everywhere&quot;, :type1 =&gt; &quot;Grammar&quot;, :type2 =&gt; &quot;&quot;)">
            <text:p>Word.find_or_create_by_expression(:order =&gt; "227", :expression =&gt; "どこも", :reading =&gt; "どこも", :meaning =&gt; "Everywhere", :type1 =&gt; "Grammar", :type2 =&gt; "")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ちらか</text:p>
          </table:table-cell>
          <table:table-cell table:number-columns-repeated="2"/>
          <table:table-cell office:value-type="string">
            <text:p>Either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5]; &quot;&quot;&quot;, :expression =&gt; &quot;&quot;&quot;; [.C229]; &quot;&quot;&quot;, :reading =&gt; &quot;&quot;&quot;;[.D229];&quot;&quot;&quot;, :meaning =&gt; &quot;&quot;&quot;; [.G229];&quot;&quot;&quot;, :type1 =&gt; &quot;&quot;&quot;; [.H229]; &quot;&quot;&quot;, :type2 =&gt; &quot;&quot;&quot;; [.I229]; &quot;&quot;&quot;)&quot;)" office:value-type="string" office:string-value="Word.find_or_create_by_expression(:order =&gt; &quot;228&quot;, :expression =&gt; &quot;どちらか&quot;, :reading =&gt; &quot;どちらか&quot;, :meaning =&gt; &quot;Either&quot;, :type1 =&gt; &quot;Grammar&quot;, :type2 =&gt; &quot;&quot;)">
            <text:p>Word.find_or_create_by_expression(:order =&gt; "228", :expression =&gt; "どちらか", :reading =&gt; "どちらか", :meaning =&gt; "Either", :type1 =&gt; "Grammar", :type2 =&gt; "")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ちらでも</text:p>
          </table:table-cell>
          <table:table-cell table:number-columns-repeated="2"/>
          <table:table-cell office:value-type="string">
            <text:p>Whichever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6]; &quot;&quot;&quot;, :expression =&gt; &quot;&quot;&quot;; [.C230]; &quot;&quot;&quot;, :reading =&gt; &quot;&quot;&quot;;[.D230];&quot;&quot;&quot;, :meaning =&gt; &quot;&quot;&quot;; [.G230];&quot;&quot;&quot;, :type1 =&gt; &quot;&quot;&quot;; [.H230]; &quot;&quot;&quot;, :type2 =&gt; &quot;&quot;&quot;; [.I230]; &quot;&quot;&quot;)&quot;)" office:value-type="string" office:string-value="Word.find_or_create_by_expression(:order =&gt; &quot;229&quot;, :expression =&gt; &quot;どちらでも&quot;, :reading =&gt; &quot;どちらでも&quot;, :meaning =&gt; &quot;Whichever&quot;, :type1 =&gt; &quot;Grammar&quot;, :type2 =&gt; &quot;&quot;)">
            <text:p>Word.find_or_create_by_expression(:order =&gt; "229", :expression =&gt; "どちらでも", :reading =&gt; "どちらでも", :meaning =&gt; "Whichever", :type1 =&gt; "Grammar", :type2 =&gt; "")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ちらも</text:p>
          </table:table-cell>
          <table:table-cell table:number-columns-repeated="2"/>
          <table:table-cell office:value-type="string">
            <text:p>Both/neither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7]; &quot;&quot;&quot;, :expression =&gt; &quot;&quot;&quot;; [.C231]; &quot;&quot;&quot;, :reading =&gt; &quot;&quot;&quot;;[.D231];&quot;&quot;&quot;, :meaning =&gt; &quot;&quot;&quot;; [.G231];&quot;&quot;&quot;, :type1 =&gt; &quot;&quot;&quot;; [.H231]; &quot;&quot;&quot;, :type2 =&gt; &quot;&quot;&quot;; [.I231]; &quot;&quot;&quot;)&quot;)" office:value-type="string" office:string-value="Word.find_or_create_by_expression(:order =&gt; &quot;230&quot;, :expression =&gt; &quot;どちらも&quot;, :reading =&gt; &quot;どちらも&quot;, :meaning =&gt; &quot;Both/neither&quot;, :type1 =&gt; &quot;Grammar&quot;, :type2 =&gt; &quot;&quot;)">
            <text:p>Word.find_or_create_by_expression(:order =&gt; "230", :expression =&gt; "どちらも", :reading =&gt; "どちらも", :meaning =&gt; "Both/neither", :type1 =&gt; "Grammar", :type2 =&gt; "")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なたか</text:p>
          </table:table-cell>
          <table:table-cell table:number-columns-repeated="2"/>
          <table:table-cell office:value-type="string">
            <text:p>Someone (polite)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8]; &quot;&quot;&quot;, :expression =&gt; &quot;&quot;&quot;; [.C232]; &quot;&quot;&quot;, :reading =&gt; &quot;&quot;&quot;;[.D232];&quot;&quot;&quot;, :meaning =&gt; &quot;&quot;&quot;; [.G232];&quot;&quot;&quot;, :type1 =&gt; &quot;&quot;&quot;; [.H232]; &quot;&quot;&quot;, :type2 =&gt; &quot;&quot;&quot;; [.I232]; &quot;&quot;&quot;)&quot;)" office:value-type="string" office:string-value="Word.find_or_create_by_expression(:order =&gt; &quot;231&quot;, :expression =&gt; &quot;どなたか&quot;, :reading =&gt; &quot;どなたか&quot;, :meaning =&gt; &quot;Someone (polite)&quot;, :type1 =&gt; &quot;Grammar&quot;, :type2 =&gt; &quot;&quot;)">
            <text:p>Word.find_or_create_by_expression(:order =&gt; "231", :expression =&gt; "どなたか", :reading =&gt; "どなたか", :meaning =&gt; "Someone (polite)", :type1 =&gt; "Grammar", :type2 =&gt; "")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なたでも</text:p>
          </table:table-cell>
          <table:table-cell table:number-columns-repeated="2"/>
          <table:table-cell office:value-type="string">
            <text:p>Anyone (polite)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79]; &quot;&quot;&quot;, :expression =&gt; &quot;&quot;&quot;; [.C233]; &quot;&quot;&quot;, :reading =&gt; &quot;&quot;&quot;;[.D233];&quot;&quot;&quot;, :meaning =&gt; &quot;&quot;&quot;; [.G233];&quot;&quot;&quot;, :type1 =&gt; &quot;&quot;&quot;; [.H233]; &quot;&quot;&quot;, :type2 =&gt; &quot;&quot;&quot;; [.I233]; &quot;&quot;&quot;)&quot;)" office:value-type="string" office:string-value="Word.find_or_create_by_expression(:order =&gt; &quot;232&quot;, :expression =&gt; &quot;どなたでも&quot;, :reading =&gt; &quot;どなたでも&quot;, :meaning =&gt; &quot;Anyone (polite)&quot;, :type1 =&gt; &quot;Grammar&quot;, :type2 =&gt; &quot;&quot;)">
            <text:p>Word.find_or_create_by_expression(:order =&gt; "232", :expression =&gt; "どなたでも", :reading =&gt; "どなたでも", :meaning =&gt; "Anyone (polite)", :type1 =&gt; "Grammar", :type2 =&gt; "")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なたも</text:p>
          </table:table-cell>
          <table:table-cell table:number-columns-repeated="2"/>
          <table:table-cell office:value-type="string">
            <text:p>Everyone (polite)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0]; &quot;&quot;&quot;, :expression =&gt; &quot;&quot;&quot;; [.C234]; &quot;&quot;&quot;, :reading =&gt; &quot;&quot;&quot;;[.D234];&quot;&quot;&quot;, :meaning =&gt; &quot;&quot;&quot;; [.G234];&quot;&quot;&quot;, :type1 =&gt; &quot;&quot;&quot;; [.H234]; &quot;&quot;&quot;, :type2 =&gt; &quot;&quot;&quot;; [.I234]; &quot;&quot;&quot;)&quot;)" office:value-type="string" office:string-value="Word.find_or_create_by_expression(:order =&gt; &quot;233&quot;, :expression =&gt; &quot;どなたも&quot;, :reading =&gt; &quot;どなたも&quot;, :meaning =&gt; &quot;Everyone (polite)&quot;, :type1 =&gt; &quot;Grammar&quot;, :type2 =&gt; &quot;&quot;)">
            <text:p>Word.find_or_create_by_expression(:order =&gt; "233", :expression =&gt; "どなたも", :reading =&gt; "どなたも", :meaning =&gt; "Everyone (polite)", :type1 =&gt; "Grammar", :type2 =&gt; "")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れか</text:p>
          </table:table-cell>
          <table:table-cell table:number-columns-repeated="2"/>
          <table:table-cell office:value-type="string">
            <text:p>One of them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1]; &quot;&quot;&quot;, :expression =&gt; &quot;&quot;&quot;; [.C235]; &quot;&quot;&quot;, :reading =&gt; &quot;&quot;&quot;;[.D235];&quot;&quot;&quot;, :meaning =&gt; &quot;&quot;&quot;; [.G235];&quot;&quot;&quot;, :type1 =&gt; &quot;&quot;&quot;; [.H235]; &quot;&quot;&quot;, :type2 =&gt; &quot;&quot;&quot;; [.I235]; &quot;&quot;&quot;)&quot;)" office:value-type="string" office:string-value="Word.find_or_create_by_expression(:order =&gt; &quot;234&quot;, :expression =&gt; &quot;どれか&quot;, :reading =&gt; &quot;どれか&quot;, :meaning =&gt; &quot;One of them&quot;, :type1 =&gt; &quot;Grammar&quot;, :type2 =&gt; &quot;&quot;)">
            <text:p>Word.find_or_create_by_expression(:order =&gt; "234", :expression =&gt; "どれか", :reading =&gt; "どれか", :meaning =&gt; "One of them", :type1 =&gt; "Grammar", :type2 =&gt; "")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れでも</text:p>
          </table:table-cell>
          <table:table-cell table:number-columns-repeated="2"/>
          <table:table-cell office:value-type="string">
            <text:p>Any of them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2]; &quot;&quot;&quot;, :expression =&gt; &quot;&quot;&quot;; [.C236]; &quot;&quot;&quot;, :reading =&gt; &quot;&quot;&quot;;[.D236];&quot;&quot;&quot;, :meaning =&gt; &quot;&quot;&quot;; [.G236];&quot;&quot;&quot;, :type1 =&gt; &quot;&quot;&quot;; [.H236]; &quot;&quot;&quot;, :type2 =&gt; &quot;&quot;&quot;; [.I236]; &quot;&quot;&quot;)&quot;)" office:value-type="string" office:string-value="Word.find_or_create_by_expression(:order =&gt; &quot;235&quot;, :expression =&gt; &quot;どれでも&quot;, :reading =&gt; &quot;どれでも&quot;, :meaning =&gt; &quot;Any of them&quot;, :type1 =&gt; &quot;Grammar&quot;, :type2 =&gt; &quot;&quot;)">
            <text:p>Word.find_or_create_by_expression(:order =&gt; "235", :expression =&gt; "どれでも", :reading =&gt; "どれでも", :meaning =&gt; "Any of them", :type1 =&gt; "Grammar", :type2 =&gt; "")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どれも</text:p>
          </table:table-cell>
          <table:table-cell table:number-columns-repeated="2"/>
          <table:table-cell office:value-type="string">
            <text:p>All of them/none of them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3]; &quot;&quot;&quot;, :expression =&gt; &quot;&quot;&quot;; [.C237]; &quot;&quot;&quot;, :reading =&gt; &quot;&quot;&quot;;[.D237];&quot;&quot;&quot;, :meaning =&gt; &quot;&quot;&quot;; [.G237];&quot;&quot;&quot;, :type1 =&gt; &quot;&quot;&quot;; [.H237]; &quot;&quot;&quot;, :type2 =&gt; &quot;&quot;&quot;; [.I237]; &quot;&quot;&quot;)&quot;)" office:value-type="string" office:string-value="Word.find_or_create_by_expression(:order =&gt; &quot;236&quot;, :expression =&gt; &quot;どれも&quot;, :reading =&gt; &quot;どれも&quot;, :meaning =&gt; &quot;All of them/none of them&quot;, :type1 =&gt; &quot;Grammar&quot;, :type2 =&gt; &quot;&quot;)">
            <text:p>Word.find_or_create_by_expression(:order =&gt; "236", :expression =&gt; "どれも", :reading =&gt; "どれも", :meaning =&gt; "All of them/none of them", :type1 =&gt; "Grammar", :type2 =&gt; "")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なぜか</text:p>
          </table:table-cell>
          <table:table-cell table:number-columns-repeated="2"/>
          <table:table-cell office:value-type="string">
            <text:p>Somehow, for some reason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4]; &quot;&quot;&quot;, :expression =&gt; &quot;&quot;&quot;; [.C238]; &quot;&quot;&quot;, :reading =&gt; &quot;&quot;&quot;;[.D238];&quot;&quot;&quot;, :meaning =&gt; &quot;&quot;&quot;; [.G238];&quot;&quot;&quot;, :type1 =&gt; &quot;&quot;&quot;; [.H238]; &quot;&quot;&quot;, :type2 =&gt; &quot;&quot;&quot;; [.I238]; &quot;&quot;&quot;)&quot;)" office:value-type="string" office:string-value="Word.find_or_create_by_expression(:order =&gt; &quot;237&quot;, :expression =&gt; &quot;なぜか&quot;, :reading =&gt; &quot;なぜか&quot;, :meaning =&gt; &quot;Somehow, for some reason&quot;, :type1 =&gt; &quot;Grammar&quot;, :type2 =&gt; &quot;&quot;)">
            <text:p>Word.find_or_create_by_expression(:order =&gt; "237", :expression =&gt; "なぜか", :reading =&gt; "なぜか", :meaning =&gt; "Somehow, for some reason", :type1 =&gt; "Grammar", :type2 =&gt; "")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float" office:value="359">
            <text:p>359</text:p>
          </table:table-cell>
          <table:table-cell office:value-type="string">
            <text:p>何か</text:p>
          </table:table-cell>
          <table:table-cell office:value-type="string">
            <text:p>何[なに]か</text:p>
          </table:table-cell>
          <table:table-cell table:number-columns-repeated="2"/>
          <table:table-cell office:value-type="string">
            <text:p>Something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5]; &quot;&quot;&quot;, :expression =&gt; &quot;&quot;&quot;; [.C239]; &quot;&quot;&quot;, :reading =&gt; &quot;&quot;&quot;;[.D239];&quot;&quot;&quot;, :meaning =&gt; &quot;&quot;&quot;; [.G239];&quot;&quot;&quot;, :type1 =&gt; &quot;&quot;&quot;; [.H239]; &quot;&quot;&quot;, :type2 =&gt; &quot;&quot;&quot;; [.I239]; &quot;&quot;&quot;)&quot;)" office:value-type="string" office:string-value="Word.find_or_create_by_expression(:order =&gt; &quot;238&quot;, :expression =&gt; &quot;何か&quot;, :reading =&gt; &quot;何[なに]か&quot;, :meaning =&gt; &quot;Something&quot;, :type1 =&gt; &quot;Grammar&quot;, :type2 =&gt; &quot;&quot;)">
            <text:p>Word.find_or_create_by_expression(:order =&gt; "238", :expression =&gt; "何か", :reading =&gt; "何[なに]か", :meaning =&gt; "Something", :type1 =&gt; "Grammar", :type2 =&gt; "")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float" office:value="359">
            <text:p>359</text:p>
          </table:table-cell>
          <table:table-cell office:value-type="string">
            <text:p>何も</text:p>
          </table:table-cell>
          <table:table-cell office:value-type="string">
            <text:p>何[なに]も</text:p>
          </table:table-cell>
          <table:table-cell table:number-columns-repeated="2"/>
          <table:table-cell office:value-type="string">
            <text:p>Everything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6]; &quot;&quot;&quot;, :expression =&gt; &quot;&quot;&quot;; [.C240]; &quot;&quot;&quot;, :reading =&gt; &quot;&quot;&quot;;[.D240];&quot;&quot;&quot;, :meaning =&gt; &quot;&quot;&quot;; [.G240];&quot;&quot;&quot;, :type1 =&gt; &quot;&quot;&quot;; [.H240]; &quot;&quot;&quot;, :type2 =&gt; &quot;&quot;&quot;; [.I240]; &quot;&quot;&quot;)&quot;)" office:value-type="string" office:string-value="Word.find_or_create_by_expression(:order =&gt; &quot;239&quot;, :expression =&gt; &quot;何も&quot;, :reading =&gt; &quot;何[なに]も&quot;, :meaning =&gt; &quot;Everything&quot;, :type1 =&gt; &quot;Grammar&quot;, :type2 =&gt; &quot;&quot;)">
            <text:p>Word.find_or_create_by_expression(:order =&gt; "239", :expression =&gt; "何も", :reading =&gt; "何[なに]も", :meaning =&gt; "Everything", :type1 =&gt; "Grammar", :type2 =&gt; "")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359">
            <text:p>359</text:p>
          </table:table-cell>
          <table:table-cell office:value-type="string">
            <text:p>何でも</text:p>
          </table:table-cell>
          <table:table-cell office:value-type="string">
            <text:p>何[なに]でも</text:p>
          </table:table-cell>
          <table:table-cell table:number-columns-repeated="2"/>
          <table:table-cell office:value-type="string">
            <text:p>Anything</text:p>
          </table:table-cell>
          <table:table-cell office:value-type="string">
            <text:p>Grammar</text:p>
          </table:table-cell>
          <table:table-cell/>
          <table:table-cell/>
          <table:table-cell table:formula="of:=CONCATENATE(&quot;Word.find_or_create_by_expression(:order =&gt; &quot;&quot;&quot;; [.A387]; &quot;&quot;&quot;, :expression =&gt; &quot;&quot;&quot;; [.C241]; &quot;&quot;&quot;, :reading =&gt; &quot;&quot;&quot;;[.D241];&quot;&quot;&quot;, :meaning =&gt; &quot;&quot;&quot;; [.G241];&quot;&quot;&quot;, :type1 =&gt; &quot;&quot;&quot;; [.H241]; &quot;&quot;&quot;, :type2 =&gt; &quot;&quot;&quot;; [.I241]; &quot;&quot;&quot;)&quot;)" office:value-type="string" office:string-value="Word.find_or_create_by_expression(:order =&gt; &quot;240&quot;, :expression =&gt; &quot;何でも&quot;, :reading =&gt; &quot;何[なに]でも&quot;, :meaning =&gt; &quot;Anything&quot;, :type1 =&gt; &quot;Grammar&quot;, :type2 =&gt; &quot;&quot;)">
            <text:p>Word.find_or_create_by_expression(:order =&gt; "240", :expression =&gt; "何でも", :reading =&gt; "何[なに]でも", :meaning =&gt; "Anything", :type1 =&gt; "Grammar", :type2 =&gt; "")</text:p>
          </table:table-cell>
        </table:table-row>
        <table:table-row table:style-name="ro1" table:number-rows-repeated="73">
          <table:table-cell table:number-columns-repeated="11"/>
        </table:table-row>
        <table:table-row table:style-name="ro1">
          <table:table-cell table:formula="of:=[.A168]+1" office:value-type="float" office:value="168">
            <text:p>168</text:p>
          </table:table-cell>
          <table:table-cell table:number-columns-repeated="10"/>
        </table:table-row>
        <table:table-row table:style-name="ro1">
          <table:table-cell table:formula="of:=[.A315]+1" office:value-type="float" office:value="169">
            <text:p>169</text:p>
          </table:table-cell>
          <table:table-cell table:number-columns-repeated="10"/>
        </table:table-row>
        <table:table-row table:style-name="ro1">
          <table:table-cell table:formula="of:=[.A316]+1" office:value-type="float" office:value="170">
            <text:p>170</text:p>
          </table:table-cell>
          <table:table-cell table:number-columns-repeated="10"/>
        </table:table-row>
        <table:table-row table:style-name="ro1">
          <table:table-cell table:formula="of:=[.A317]+1" office:value-type="float" office:value="171">
            <text:p>171</text:p>
          </table:table-cell>
          <table:table-cell table:number-columns-repeated="10"/>
        </table:table-row>
        <table:table-row table:style-name="ro1">
          <table:table-cell table:formula="of:=[.A318]+1" office:value-type="float" office:value="172">
            <text:p>172</text:p>
          </table:table-cell>
          <table:table-cell table:number-columns-repeated="10"/>
        </table:table-row>
        <table:table-row table:style-name="ro1">
          <table:table-cell table:formula="of:=[.A319]+1" office:value-type="float" office:value="173">
            <text:p>173</text:p>
          </table:table-cell>
          <table:table-cell table:number-columns-repeated="10"/>
        </table:table-row>
        <table:table-row table:style-name="ro1">
          <table:table-cell table:formula="of:=[.A320]+1" office:value-type="float" office:value="174">
            <text:p>174</text:p>
          </table:table-cell>
          <table:table-cell table:number-columns-repeated="10"/>
        </table:table-row>
        <table:table-row table:style-name="ro1">
          <table:table-cell table:formula="of:=[.A321]+1" office:value-type="float" office:value="175">
            <text:p>175</text:p>
          </table:table-cell>
          <table:table-cell table:number-columns-repeated="10"/>
        </table:table-row>
        <table:table-row table:style-name="ro1">
          <table:table-cell table:formula="of:=[.A322]+1" office:value-type="float" office:value="176">
            <text:p>176</text:p>
          </table:table-cell>
          <table:table-cell table:number-columns-repeated="10"/>
        </table:table-row>
        <table:table-row table:style-name="ro1">
          <table:table-cell table:formula="of:=[.A323]+1" office:value-type="float" office:value="177">
            <text:p>177</text:p>
          </table:table-cell>
          <table:table-cell table:number-columns-repeated="10"/>
        </table:table-row>
        <table:table-row table:style-name="ro1">
          <table:table-cell table:formula="of:=[.A324]+1" office:value-type="float" office:value="178">
            <text:p>178</text:p>
          </table:table-cell>
          <table:table-cell table:number-columns-repeated="10"/>
        </table:table-row>
        <table:table-row table:style-name="ro1">
          <table:table-cell table:formula="of:=[.A325]+1" office:value-type="float" office:value="179">
            <text:p>179</text:p>
          </table:table-cell>
          <table:table-cell table:number-columns-repeated="10"/>
        </table:table-row>
        <table:table-row table:style-name="ro1">
          <table:table-cell table:formula="of:=[.A326]+1" office:value-type="float" office:value="180">
            <text:p>180</text:p>
          </table:table-cell>
          <table:table-cell table:number-columns-repeated="10"/>
        </table:table-row>
        <table:table-row table:style-name="ro1">
          <table:table-cell table:formula="of:=[.A327]+1" office:value-type="float" office:value="181">
            <text:p>181</text:p>
          </table:table-cell>
          <table:table-cell table:number-columns-repeated="10"/>
        </table:table-row>
        <table:table-row table:style-name="ro1">
          <table:table-cell table:formula="of:=[.A328]+1" office:value-type="float" office:value="182">
            <text:p>182</text:p>
          </table:table-cell>
          <table:table-cell table:number-columns-repeated="10"/>
        </table:table-row>
        <table:table-row table:style-name="ro1">
          <table:table-cell table:formula="of:=[.A329]+1" office:value-type="float" office:value="183">
            <text:p>183</text:p>
          </table:table-cell>
          <table:table-cell table:number-columns-repeated="10"/>
        </table:table-row>
        <table:table-row table:style-name="ro1">
          <table:table-cell table:formula="of:=[.A330]+1" office:value-type="float" office:value="184">
            <text:p>184</text:p>
          </table:table-cell>
          <table:table-cell table:number-columns-repeated="10"/>
        </table:table-row>
        <table:table-row table:style-name="ro1">
          <table:table-cell table:formula="of:=[.A331]+1" office:value-type="float" office:value="185">
            <text:p>185</text:p>
          </table:table-cell>
          <table:table-cell table:number-columns-repeated="10"/>
        </table:table-row>
        <table:table-row table:style-name="ro1">
          <table:table-cell table:formula="of:=[.A332]+1" office:value-type="float" office:value="186">
            <text:p>186</text:p>
          </table:table-cell>
          <table:table-cell table:number-columns-repeated="10"/>
        </table:table-row>
        <table:table-row table:style-name="ro1">
          <table:table-cell table:formula="of:=[.A333]+1" office:value-type="float" office:value="187">
            <text:p>187</text:p>
          </table:table-cell>
          <table:table-cell table:number-columns-repeated="10"/>
        </table:table-row>
        <table:table-row table:style-name="ro1">
          <table:table-cell table:formula="of:=[.A334]+1" office:value-type="float" office:value="188">
            <text:p>188</text:p>
          </table:table-cell>
          <table:table-cell table:number-columns-repeated="10"/>
        </table:table-row>
        <table:table-row table:style-name="ro1">
          <table:table-cell table:formula="of:=[.A335]+1" office:value-type="float" office:value="189">
            <text:p>189</text:p>
          </table:table-cell>
          <table:table-cell table:number-columns-repeated="10"/>
        </table:table-row>
        <table:table-row table:style-name="ro1">
          <table:table-cell table:formula="of:=[.A336]+1" office:value-type="float" office:value="190">
            <text:p>190</text:p>
          </table:table-cell>
          <table:table-cell table:number-columns-repeated="10"/>
        </table:table-row>
        <table:table-row table:style-name="ro1">
          <table:table-cell table:formula="of:=[.A337]+1" office:value-type="float" office:value="191">
            <text:p>191</text:p>
          </table:table-cell>
          <table:table-cell table:number-columns-repeated="10"/>
        </table:table-row>
        <table:table-row table:style-name="ro1">
          <table:table-cell table:formula="of:=[.A338]+1" office:value-type="float" office:value="192">
            <text:p>192</text:p>
          </table:table-cell>
          <table:table-cell table:number-columns-repeated="10"/>
        </table:table-row>
        <table:table-row table:style-name="ro1">
          <table:table-cell table:formula="of:=[.A339]+1" office:value-type="float" office:value="193">
            <text:p>193</text:p>
          </table:table-cell>
          <table:table-cell table:number-columns-repeated="10"/>
        </table:table-row>
        <table:table-row table:style-name="ro1">
          <table:table-cell table:formula="of:=[.A340]+1" office:value-type="float" office:value="194">
            <text:p>194</text:p>
          </table:table-cell>
          <table:table-cell table:number-columns-repeated="10"/>
        </table:table-row>
        <table:table-row table:style-name="ro1">
          <table:table-cell table:formula="of:=[.A341]+1" office:value-type="float" office:value="195">
            <text:p>195</text:p>
          </table:table-cell>
          <table:table-cell table:number-columns-repeated="10"/>
        </table:table-row>
        <table:table-row table:style-name="ro1">
          <table:table-cell table:formula="of:=[.A342]+1" office:value-type="float" office:value="196">
            <text:p>196</text:p>
          </table:table-cell>
          <table:table-cell table:number-columns-repeated="10"/>
        </table:table-row>
        <table:table-row table:style-name="ro1">
          <table:table-cell table:formula="of:=[.A343]+1" office:value-type="float" office:value="197">
            <text:p>197</text:p>
          </table:table-cell>
          <table:table-cell table:number-columns-repeated="10"/>
        </table:table-row>
        <table:table-row table:style-name="ro1">
          <table:table-cell table:formula="of:=[.A344]+1" office:value-type="float" office:value="198">
            <text:p>198</text:p>
          </table:table-cell>
          <table:table-cell table:number-columns-repeated="10"/>
        </table:table-row>
        <table:table-row table:style-name="ro1">
          <table:table-cell table:formula="of:=[.A345]+1"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formula="of:=[.A346]+1" office:value-type="float" office:value="200">
            <text:p>200</text:p>
          </table:table-cell>
          <table:table-cell table:number-columns-repeated="10"/>
        </table:table-row>
        <table:table-row table:style-name="ro1">
          <table:table-cell table:formula="of:=[.A347]+1" office:value-type="float" office:value="201">
            <text:p>201</text:p>
          </table:table-cell>
          <table:table-cell table:number-columns-repeated="10"/>
        </table:table-row>
        <table:table-row table:style-name="ro1">
          <table:table-cell table:formula="of:=[.A348]+1" office:value-type="float" office:value="202">
            <text:p>202</text:p>
          </table:table-cell>
          <table:table-cell table:number-columns-repeated="10"/>
        </table:table-row>
        <table:table-row table:style-name="ro1">
          <table:table-cell table:formula="of:=[.A349]+1" office:value-type="float" office:value="203">
            <text:p>203</text:p>
          </table:table-cell>
          <table:table-cell table:number-columns-repeated="10"/>
        </table:table-row>
        <table:table-row table:style-name="ro1">
          <table:table-cell table:formula="of:=[.A350]+1" office:value-type="float" office:value="204">
            <text:p>204</text:p>
          </table:table-cell>
          <table:table-cell table:number-columns-repeated="10"/>
        </table:table-row>
        <table:table-row table:style-name="ro1">
          <table:table-cell table:formula="of:=[.A351]+1" office:value-type="float" office:value="205">
            <text:p>205</text:p>
          </table:table-cell>
          <table:table-cell table:number-columns-repeated="10"/>
        </table:table-row>
        <table:table-row table:style-name="ro1">
          <table:table-cell table:formula="of:=[.A352]+1" office:value-type="float" office:value="206">
            <text:p>206</text:p>
          </table:table-cell>
          <table:table-cell table:number-columns-repeated="10"/>
        </table:table-row>
        <table:table-row table:style-name="ro1">
          <table:table-cell table:formula="of:=[.A353]+1" office:value-type="float" office:value="207">
            <text:p>207</text:p>
          </table:table-cell>
          <table:table-cell table:number-columns-repeated="10"/>
        </table:table-row>
        <table:table-row table:style-name="ro1">
          <table:table-cell table:formula="of:=[.A354]+1" office:value-type="float" office:value="208">
            <text:p>208</text:p>
          </table:table-cell>
          <table:table-cell table:number-columns-repeated="10"/>
        </table:table-row>
        <table:table-row table:style-name="ro1">
          <table:table-cell table:formula="of:=[.A355]+1" office:value-type="float" office:value="209">
            <text:p>209</text:p>
          </table:table-cell>
          <table:table-cell table:number-columns-repeated="10"/>
        </table:table-row>
        <table:table-row table:style-name="ro1">
          <table:table-cell table:formula="of:=[.A356]+1" office:value-type="float" office:value="210">
            <text:p>210</text:p>
          </table:table-cell>
          <table:table-cell table:number-columns-repeated="10"/>
        </table:table-row>
        <table:table-row table:style-name="ro1">
          <table:table-cell table:formula="of:=[.A357]+1" office:value-type="float" office:value="211">
            <text:p>211</text:p>
          </table:table-cell>
          <table:table-cell table:number-columns-repeated="10"/>
        </table:table-row>
        <table:table-row table:style-name="ro1">
          <table:table-cell table:formula="of:=[.A358]+1" office:value-type="float" office:value="212">
            <text:p>212</text:p>
          </table:table-cell>
          <table:table-cell table:number-columns-repeated="10"/>
        </table:table-row>
        <table:table-row table:style-name="ro1">
          <table:table-cell table:formula="of:=[.A359]+1" office:value-type="float" office:value="213">
            <text:p>213</text:p>
          </table:table-cell>
          <table:table-cell table:number-columns-repeated="10"/>
        </table:table-row>
        <table:table-row table:style-name="ro1">
          <table:table-cell table:formula="of:=[.A360]+1" office:value-type="float" office:value="214">
            <text:p>214</text:p>
          </table:table-cell>
          <table:table-cell table:number-columns-repeated="10"/>
        </table:table-row>
        <table:table-row table:style-name="ro1">
          <table:table-cell table:formula="of:=[.A361]+1" office:value-type="float" office:value="215">
            <text:p>215</text:p>
          </table:table-cell>
          <table:table-cell table:number-columns-repeated="10"/>
        </table:table-row>
        <table:table-row table:style-name="ro1">
          <table:table-cell table:formula="of:=[.A362]+1" office:value-type="float" office:value="216">
            <text:p>216</text:p>
          </table:table-cell>
          <table:table-cell table:number-columns-repeated="10"/>
        </table:table-row>
        <table:table-row table:style-name="ro1">
          <table:table-cell table:formula="of:=[.A363]+1" office:value-type="float" office:value="217">
            <text:p>217</text:p>
          </table:table-cell>
          <table:table-cell table:number-columns-repeated="10"/>
        </table:table-row>
        <table:table-row table:style-name="ro1">
          <table:table-cell table:formula="of:=[.A364]+1" office:value-type="float" office:value="218">
            <text:p>218</text:p>
          </table:table-cell>
          <table:table-cell table:number-columns-repeated="10"/>
        </table:table-row>
        <table:table-row table:style-name="ro1">
          <table:table-cell table:formula="of:=[.A365]+1" office:value-type="float" office:value="219">
            <text:p>219</text:p>
          </table:table-cell>
          <table:table-cell table:number-columns-repeated="10"/>
        </table:table-row>
        <table:table-row table:style-name="ro1">
          <table:table-cell table:formula="of:=[.A366]+1" office:value-type="float" office:value="220">
            <text:p>220</text:p>
          </table:table-cell>
          <table:table-cell table:number-columns-repeated="10"/>
        </table:table-row>
        <table:table-row table:style-name="ro1">
          <table:table-cell table:formula="of:=[.A367]+1" office:value-type="float" office:value="221">
            <text:p>221</text:p>
          </table:table-cell>
          <table:table-cell table:number-columns-repeated="10"/>
        </table:table-row>
        <table:table-row table:style-name="ro1">
          <table:table-cell table:formula="of:=[.A368]+1" office:value-type="float" office:value="222">
            <text:p>222</text:p>
          </table:table-cell>
          <table:table-cell table:number-columns-repeated="10"/>
        </table:table-row>
        <table:table-row table:style-name="ro1">
          <table:table-cell table:formula="of:=[.A369]+1" office:value-type="float" office:value="223">
            <text:p>223</text:p>
          </table:table-cell>
          <table:table-cell table:number-columns-repeated="10"/>
        </table:table-row>
        <table:table-row table:style-name="ro1">
          <table:table-cell table:formula="of:=[.A370]+1" office:value-type="float" office:value="224">
            <text:p>224</text:p>
          </table:table-cell>
          <table:table-cell table:number-columns-repeated="10"/>
        </table:table-row>
        <table:table-row table:style-name="ro1">
          <table:table-cell table:formula="of:=[.A371]+1" office:value-type="float" office:value="225">
            <text:p>225</text:p>
          </table:table-cell>
          <table:table-cell table:number-columns-repeated="10"/>
        </table:table-row>
        <table:table-row table:style-name="ro1">
          <table:table-cell table:formula="of:=[.A372]+1" office:value-type="float" office:value="226">
            <text:p>226</text:p>
          </table:table-cell>
          <table:table-cell table:number-columns-repeated="10"/>
        </table:table-row>
        <table:table-row table:style-name="ro1">
          <table:table-cell table:formula="of:=[.A373]+1" office:value-type="float" office:value="227">
            <text:p>227</text:p>
          </table:table-cell>
          <table:table-cell table:number-columns-repeated="10"/>
        </table:table-row>
        <table:table-row table:style-name="ro1">
          <table:table-cell table:formula="of:=[.A374]+1" office:value-type="float" office:value="228">
            <text:p>228</text:p>
          </table:table-cell>
          <table:table-cell table:number-columns-repeated="10"/>
        </table:table-row>
        <table:table-row table:style-name="ro1">
          <table:table-cell table:formula="of:=[.A375]+1" office:value-type="float" office:value="229">
            <text:p>229</text:p>
          </table:table-cell>
          <table:table-cell table:number-columns-repeated="10"/>
        </table:table-row>
        <table:table-row table:style-name="ro1">
          <table:table-cell table:formula="of:=[.A376]+1" office:value-type="float" office:value="230">
            <text:p>230</text:p>
          </table:table-cell>
          <table:table-cell table:number-columns-repeated="10"/>
        </table:table-row>
        <table:table-row table:style-name="ro1">
          <table:table-cell table:formula="of:=[.A377]+1" office:value-type="float" office:value="231">
            <text:p>231</text:p>
          </table:table-cell>
          <table:table-cell table:number-columns-repeated="10"/>
        </table:table-row>
        <table:table-row table:style-name="ro1">
          <table:table-cell table:formula="of:=[.A378]+1" office:value-type="float" office:value="232">
            <text:p>232</text:p>
          </table:table-cell>
          <table:table-cell table:number-columns-repeated="10"/>
        </table:table-row>
        <table:table-row table:style-name="ro1">
          <table:table-cell table:formula="of:=[.A379]+1" office:value-type="float" office:value="233">
            <text:p>233</text:p>
          </table:table-cell>
          <table:table-cell table:number-columns-repeated="10"/>
        </table:table-row>
        <table:table-row table:style-name="ro1">
          <table:table-cell table:formula="of:=[.A380]+1" office:value-type="float" office:value="234">
            <text:p>234</text:p>
          </table:table-cell>
          <table:table-cell table:number-columns-repeated="10"/>
        </table:table-row>
        <table:table-row table:style-name="ro1">
          <table:table-cell table:formula="of:=[.A381]+1" office:value-type="float" office:value="235">
            <text:p>235</text:p>
          </table:table-cell>
          <table:table-cell table:number-columns-repeated="10"/>
        </table:table-row>
        <table:table-row table:style-name="ro1">
          <table:table-cell table:formula="of:=[.A382]+1" office:value-type="float" office:value="236">
            <text:p>236</text:p>
          </table:table-cell>
          <table:table-cell table:number-columns-repeated="10"/>
        </table:table-row>
        <table:table-row table:style-name="ro1">
          <table:table-cell table:formula="of:=[.A383]+1" office:value-type="float" office:value="237">
            <text:p>237</text:p>
          </table:table-cell>
          <table:table-cell table:number-columns-repeated="10"/>
        </table:table-row>
        <table:table-row table:style-name="ro1">
          <table:table-cell table:formula="of:=[.A384]+1" office:value-type="float" office:value="238">
            <text:p>238</text:p>
          </table:table-cell>
          <table:table-cell table:number-columns-repeated="10"/>
        </table:table-row>
        <table:table-row table:style-name="ro1">
          <table:table-cell table:formula="of:=[.A385]+1" office:value-type="float" office:value="239">
            <text:p>239</text:p>
          </table:table-cell>
          <table:table-cell table:number-columns-repeated="10"/>
        </table:table-row>
        <table:table-row table:style-name="ro1">
          <table:table-cell table:formula="of:=[.A386]+1" office:value-type="float" office:value="240">
            <text:p>24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29/07/2012</text:date>, <text:time>14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9T14:59:11</dc:date>
    <meta:generator>OpenOffice.org/3.4$Unix OpenOffice.org_project/340m1$Build-9590</meta:generator>
    <meta:editing-duration>PT1H1M53S</meta:editing-duration>
    <meta:editing-cycles>1</meta:editing-cycles>
    <meta:document-statistic meta:table-count="1" meta:cell-count="2048" meta:object-count="0"/>
  </office:meta>
</office:document-meta>
</file>